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96" manifest:media-type=""/>
  <manifest:file-entry manifest:full-path="ObjectReplacements/Object 95" manifest:media-type="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2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9" manifest:media-type=""/>
  <manifest:file-entry manifest:full-path="ObjectReplacements/Object 48" manifest:media-type=""/>
  <manifest:file-entry manifest:full-path="ObjectReplacements/Object 47" manifest:media-type=""/>
  <manifest:file-entry manifest:full-path="ObjectReplacements/Object 22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34" manifest:media-type="application/x-openoffice-gdimetafile;windows_formatname=&quot;GDIMetaFile&quot;"/>
  <manifest:file-entry manifest:full-path="ObjectReplacements/Object 100" manifest:media-type=""/>
  <manifest:file-entry manifest:full-path="ObjectReplacements/Object 3" manifest:media-type="application/x-openoffice-gdimetafile;windows_formatname=&quot;GDIMetaFile&quot;"/>
  <manifest:file-entry manifest:full-path="ObjectReplacements/Object 72" manifest:media-type=""/>
  <manifest:file-entry manifest:full-path="ObjectReplacements/Object 25" manifest:media-type=""/>
  <manifest:file-entry manifest:full-path="ObjectReplacements/Object 97" manifest:media-type="application/x-openoffice-gdimetafile;windows_formatname=&quot;GDIMetaFile&quot;"/>
  <manifest:file-entry manifest:full-path="ObjectReplacements/Object 44" manifest:media-type=""/>
  <manifest:file-entry manifest:full-path="ObjectReplacements/Object 32" manifest:media-type=""/>
  <manifest:file-entry manifest:full-path="ObjectReplacements/Object 45" manifest:media-type=""/>
  <manifest:file-entry manifest:full-path="ObjectReplacements/Object 98" manifest:media-type="application/x-openoffice-gdimetafile;windows_formatname=&quot;GDIMetaFile&quot;"/>
  <manifest:file-entry manifest:full-path="ObjectReplacements/Object 31" manifest:media-type=""/>
  <manifest:file-entry manifest:full-path="ObjectReplacements/Object 40" manifest:media-type=""/>
  <manifest:file-entry manifest:full-path="ObjectReplacements/Object 99" manifest:media-type="application/x-openoffice-gdimetafile;windows_formatname=&quot;GDIMetaFile&quot;"/>
  <manifest:file-entry manifest:full-path="ObjectReplacements/Object 46" manifest:media-type=""/>
  <manifest:file-entry manifest:full-path="ObjectReplacements/Object 30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94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20" manifest:media-type=""/>
  <manifest:file-entry manifest:full-path="ObjectReplacements/Object 4" manifest:media-type="application/x-openoffice-gdimetafile;windows_formatname=&quot;GDIMetaFile&quot;"/>
  <manifest:file-entry manifest:full-path="ObjectReplacements/Object 73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"/>
  <manifest:file-entry manifest:full-path="ObjectReplacements/Object 26" manifest:media-type=""/>
  <manifest:file-entry manifest:full-path="ObjectReplacements/Object 70" manifest:media-type=""/>
  <manifest:file-entry manifest:full-path="ObjectReplacements/Object 1" manifest:media-type="application/x-openoffice-gdimetafile;windows_formatname=&quot;GDIMetaFile&quot;"/>
  <manifest:file-entry manifest:full-path="ObjectReplacements/Object 27" manifest:media-type=""/>
  <manifest:file-entry manifest:full-path="ObjectReplacements/Object 71" manifest:media-type=""/>
  <manifest:file-entry manifest:full-path="ObjectReplacements/Object 2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6" manifest:media-type="application/x-openoffice-gdimetafile;windows_formatname=&quot;GDIMetaFile&quot;"/>
  <manifest:file-entry manifest:full-path="ObjectReplacements/Object 75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6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20000019000069D5000022A0B545CE0C3958F04C.wmf" manifest:media-type="image/x-wmf"/>
  <manifest:file-entry manifest:full-path="Pictures/2000000C000027B000002E4D7BF8CC0A307A4451.wmf" manifest:media-type="image/x-wmf"/>
  <manifest:file-entry manifest:full-path="Pictures/200000110000319C00003839F53A0AEDE02CC9CF.wmf" manifest:media-type="image/x-wmf"/>
  <manifest:file-entry manifest:full-path="Pictures/200000110000383900003ED744FEB189EEDC79B7.wmf" manifest:media-type="image/x-wmf"/>
  <manifest:file-entry manifest:full-path="Pictures/20000011000038390000383993B0E18A95F29868.wmf" manifest:media-type="image/x-wmf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194in" fo:margin-left="0in" table:align="left" style:writing-mode="lr-tb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5.0778in"/>
    </style:style>
    <style:style style:name="Table1.1" style:family="table-row">
      <style:table-row-properties style:min-row-height="0.497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-left="0.075in" fo:padding-right="0.075in" fo:padding-top="0in" fo:padding-bottom="0in" fo:border-left="0.75pt solid #000000" fo:border-right="1.5pt solid #000000" fo:border-top="1.5pt solid #000000" fo:border-bottom="none" style:writing-mode="lr-tb">
        <style:background-image/>
      </style:table-cell-properties>
    </style:style>
    <style:style style:name="Table1.2" style:family="table-row">
      <style:table-row-properties style:min-row-height="0.2535in" fo:keep-together="auto"/>
    </style:style>
    <style:style style:name="Table1.A2" style:family="table-cell">
      <style:table-cell-properties style:vertical-align="top" fo:background-color="transparent" style:border-line-width-bottom="0.0104in 0.0104in 0.0104in" fo:padding-left="0.075in" fo:padding-right="0.075in" fo:padding-top="0in" fo:padding-bottom="0in" fo:border-left="1.5pt solid #000000" fo:border-right="none" fo:border-top="0.75pt solid #000000" fo:border-bottom="2.25pt double #000000" style:writing-mode="lr-tb">
        <style:background-image/>
      </style:table-cell-properties>
    </style:style>
    <style:style style:name="Table1.B2" style:family="table-cell">
      <style:table-cell-properties style:vertical-align="top" fo:background-color="transparent" style:border-line-width-bottom="0.0104in 0.0104in 0.0104in" fo:padding-left="0.075in" fo:padding-right="0.075in" fo:padding-top="0in" fo:padding-bottom="0in" fo:border-left="0.75pt solid #000000" fo:border-right="1.5pt solid #000000" fo:border-top="0.75pt solid #000000" fo:border-bottom="2.25pt double #000000" style:writing-mode="lr-tb">
        <style:background-image/>
      </style:table-cell-properties>
    </style:style>
    <style:style style:name="Table1.3" style:family="table-row">
      <style:table-row-properties style:min-row-height="0.9938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1.4" style:family="table-row">
      <style:table-row-properties style:min-row-height="0.7993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5" style:family="table-row">
      <style:table-row-properties style:min-row-height="1.1875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6" style:family="table-row">
      <style:table-row-properties style:min-row-height="1.0056in"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8" style:family="table">
      <style:table-properties style:width="6.4965in" fo:margin-left="0in" table:align="left" style:writing-mode="lr-tb"/>
    </style:style>
    <style:style style:name="Table8.A" style:family="table-column">
      <style:table-column-properties style:column-width="0.7201in"/>
    </style:style>
    <style:style style:name="Table8.B" style:family="table-column">
      <style:table-column-properties style:column-width="3.5889in"/>
    </style:style>
    <style:style style:name="Table8.C" style:family="table-column">
      <style:table-column-properties style:column-width="2.1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transparent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8.C1" style:family="table-cell">
      <style:table-cell-properties style:vertical-align="top" fo:background-color="transparent" fo:padding-left="0.075in" fo:padding-right="0.075in" fo:padding-top="0in" fo:padding-bottom="0in" fo:border-left="1.5pt solid #000000" fo:border-right="1.5pt solid #000000" fo:border-top="1.5pt solid #000000" fo:border-bottom="none" style:writing-mode="lr-tb">
        <style:background-image/>
      </style:table-cell-properties>
    </style:style>
    <style:style style:name="Table8.A2" style:family="table-cell">
      <style:table-cell-properties style:vertical-align="top" fo:background-color="transparent" style:border-line-width-bottom="0.0104in 0.0104in 0.0104in" fo:padding-left="0.075in" fo:padding-right="0.075in" fo:padding-top="0in" fo:padding-bottom="0in" fo:border-left="1.5pt solid #000000" fo:border-right="none" fo:border-top="0.75pt solid #000000" fo:border-bottom="2.25pt double #000000" style:writing-mode="lr-tb">
        <style:background-image/>
      </style:table-cell-properties>
    </style:style>
    <style:style style:name="Table8.C2" style:family="table-cell">
      <style:table-cell-properties style:vertical-align="top" fo:background-color="transparent" style:border-line-width-bottom="0.0104in 0.0104in 0.0104in" fo:padding-left="0.075in" fo:padding-right="0.075in" fo:padding-top="0in" fo:padding-bottom="0in" fo:border-left="1.5pt solid #000000" fo:border-right="1.5pt solid #000000" fo:border-top="0.75pt solid #000000" fo:border-bottom="2.25pt double #000000" style:writing-mode="lr-tb">
        <style:background-image/>
      </style:table-cell-properties>
    </style:style>
    <style:style style:name="Table8.A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8.C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75pt solid #000000" style:writing-mode="lr-tb"/>
    </style:style>
    <style:style style:name="Table8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8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B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C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8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B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8.C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8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8.B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8.C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1.5pt solid #000000" style:writing-mode="lr-tb"/>
    </style:style>
    <style:style style:name="Table8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8.B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8.C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1.5pt solid #000000" style:writing-mode="lr-tb"/>
    </style:style>
    <style:style style:name="Table17" style:family="table">
      <style:table-properties style:width="6.5792in" fo:margin-left="-0.0785in" table:align="left" style:writing-mode="lr-tb"/>
    </style:style>
    <style:style style:name="Table17.A" style:family="table-column">
      <style:table-column-properties style:column-width="0.3708in"/>
    </style:style>
    <style:style style:name="Table17.B" style:family="table-column">
      <style:table-column-properties style:column-width="1.8701in"/>
    </style:style>
    <style:style style:name="Table17.C" style:family="table-column">
      <style:table-column-properties style:column-width="1.1813in"/>
    </style:style>
    <style:style style:name="Table17.D" style:family="table-column">
      <style:table-column-properties style:column-width="0.7875in"/>
    </style:style>
    <style:style style:name="Table17.E" style:family="table-column">
      <style:table-column-properties style:column-width="1.2799in"/>
    </style:style>
    <style:style style:name="Table17.F" style:family="table-column">
      <style:table-column-properties style:column-width="1.089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7.F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.4" style:family="table-row">
      <style:table-row-properties fo:keep-together="always"/>
    </style:style>
    <style:style style:name="Table10" style:family="table">
      <style:table-properties style:width="6.4965in" table:align="margins" style:shadow="none" style:writing-mode="lr-tb"/>
    </style:style>
    <style:style style:name="Table10.A" style:family="table-column">
      <style:table-column-properties style:column-width="0.3688in" style:rel-column-width="531*"/>
    </style:style>
    <style:style style:name="Table10.B" style:family="table-column">
      <style:table-column-properties style:column-width="0.3694in" style:rel-column-width="532*"/>
    </style:style>
    <style:style style:name="Table10.C" style:family="table-column">
      <style:table-column-properties style:column-width="1.6146in" style:rel-column-width="2325*"/>
    </style:style>
    <style:style style:name="Table10.D" style:family="table-column">
      <style:table-column-properties style:column-width="0.3785in" style:rel-column-width="545*"/>
    </style:style>
    <style:style style:name="Table10.E" style:family="table-column">
      <style:table-column-properties style:column-width="0.4042in" style:rel-column-width="582*"/>
    </style:style>
    <style:style style:name="Table10.F" style:family="table-column">
      <style:table-column-properties style:column-width="0.3111in" style:rel-column-width="448*"/>
    </style:style>
    <style:style style:name="Table10.G" style:family="table-column">
      <style:table-column-properties style:column-width="0.2944in" style:rel-column-width="424*"/>
    </style:style>
    <style:style style:name="Table10.H" style:family="table-column">
      <style:table-column-properties style:column-width="0.2938in" style:rel-column-width="42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P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P10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D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P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5.2313in" table:align="left" style:writing-mode="lr-tb"/>
    </style:style>
    <style:style style:name="Table9.A" style:family="table-column">
      <style:table-column-properties style:column-width="1.3924in"/>
    </style:style>
    <style:style style:name="Table9.B" style:family="table-column">
      <style:table-column-properties style:column-width="1.4979in"/>
    </style:style>
    <style:style style:name="Table9.C" style:family="table-column">
      <style:table-column-properties style:column-width="1.5417in"/>
    </style:style>
    <style:style style:name="Table9.D" style:family="table-column">
      <style:table-column-properties style:column-width="0.799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Symbol" style:font-name-complex="Symbol"/>
    </style:style>
    <style:style style:name="P3" style:family="paragraph" style:parent-style-name="Standard">
      <style:text-properties officeooo:paragraph-rsid="003c6d1c" style:font-name-asian="Symbol" style:font-name-complex="Symbol"/>
    </style:style>
    <style:style style:name="P4" style:family="paragraph" style:parent-style-name="Standard">
      <style:paragraph-properties fo:text-align="end" style:justify-single-word="false"/>
      <style:text-properties fo:font-weight="bold" officeooo:paragraph-rsid="0035d26f" style:font-weight-asian="bold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e91b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23e316" style:font-size-asian="12pt" style:font-size-complex="12pt"/>
    </style:style>
    <style:style style:name="P9" style:family="paragraph" style:parent-style-name="Standard" style:list-style-name="WW8Num4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paragraph-rsid="00218daa" style:font-size-asian="12pt" style:font-size-complex="12pt"/>
    </style:style>
    <style:style style:name="P11" style:family="paragraph" style:parent-style-name="Standard">
      <style:text-properties fo:font-size="12pt" officeooo:paragraph-rsid="0023e316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356e96" officeooo:paragraph-rsid="00356e96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356e96" officeooo:paragraph-rsid="003a483b" style:font-size-asian="12pt" style:font-size-complex="12pt"/>
    </style:style>
    <style:style style:name="P14" style:family="paragraph" style:parent-style-name="Standard">
      <style:text-properties fo:font-size="12pt" officeooo:paragraph-rsid="0035d26f" style:font-name-asian="Symbol" style:font-size-asian="12pt" style:font-name-complex="Symbol" style:font-size-complex="12pt"/>
    </style:style>
    <style:style style:name="P15" style:family="paragraph" style:parent-style-name="Standard">
      <style:text-properties fo:font-size="12pt" officeooo:paragraph-rsid="003a483b" style:font-name-asian="Symbol" style:font-size-asian="12pt" style:font-name-complex="Symbol" style:font-size-complex="12pt"/>
    </style:style>
    <style:style style:name="P16" style:family="paragraph" style:parent-style-name="Standard">
      <style:text-properties fo:font-size="12pt" fo:background-color="transparent" style:font-size-asian="12pt" style:font-size-complex="12pt"/>
    </style:style>
    <style:style style:name="P17" style:family="paragraph" style:parent-style-name="Standard">
      <style:text-properties fo:font-size="12pt" officeooo:paragraph-rsid="00356e96" fo:background-color="transparent" style:font-name-asian="Symbol" style:font-size-asian="12pt" style:font-size-complex="12pt"/>
    </style:style>
    <style:style style:name="P18" style:family="paragraph" style:parent-style-name="Standard">
      <style:text-properties style:font-name="Times New Roman1"/>
    </style:style>
    <style:style style:name="P19" style:family="paragraph" style:parent-style-name="Standard">
      <style:paragraph-properties fo:text-align="end" style:justify-single-word="false"/>
      <style:text-properties style:font-name="Times New Roman1"/>
    </style:style>
    <style:style style:name="P20" style:family="paragraph" style:parent-style-name="Standard">
      <style:paragraph-properties fo:text-align="end" style:justify-single-word="false"/>
      <style:text-properties style:font-name="Times New Roman1" fo:font-weight="bold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Times New Roman1" fo:font-weight="bold" officeooo:paragraph-rsid="003dfd20" style:font-weight-asian="bold" style:font-weight-complex="bold"/>
    </style:style>
    <style:style style:name="P22" style:family="paragraph" style:parent-style-name="Standard">
      <style:text-properties style:font-name="Times New Roman1" officeooo:paragraph-rsid="003bfaad"/>
    </style:style>
    <style:style style:name="P23" style:family="paragraph" style:parent-style-name="Standard">
      <style:paragraph-properties fo:text-align="center" style:justify-single-word="false"/>
      <style:text-properties style:font-name="Times New Roman1"/>
    </style:style>
    <style:style style:name="P24" style:family="paragraph" style:parent-style-name="Standard">
      <style:paragraph-properties fo:text-align="center" style:justify-single-word="false"/>
      <style:text-properties style:font-name="Times New Roman1" officeooo:paragraph-rsid="003c6d1c"/>
    </style:style>
    <style:style style:name="P25" style:family="paragraph" style:parent-style-name="Standard">
      <style:text-properties style:font-name="Times New Roman1" officeooo:rsid="003c6d1c" officeooo:paragraph-rsid="003c6d1c"/>
    </style:style>
    <style:style style:name="P26" style:family="paragraph" style:parent-style-name="Standard" style:list-style-name="WW8Num9">
      <style:paragraph-properties fo:margin-left="0.4571in" fo:margin-right="0in" fo:line-height="150%" fo:text-indent="-0.248in" style:auto-text-indent="false"/>
      <style:text-properties style:font-name-asian="Symbol" style:font-name-complex="Symbol"/>
    </style:style>
    <style:style style:name="P27" style:family="paragraph" style:parent-style-name="Standard">
      <style:paragraph-properties fo:margin-left="0.2091in" fo:margin-right="0in" fo:line-height="150%" fo:text-indent="0in" style:auto-text-indent="false"/>
      <style:text-properties style:font-name-asian="Symbol" style:font-name-complex="Symbol"/>
    </style:style>
    <style:style style:name="P28" style:family="paragraph" style:parent-style-name="Standard">
      <style:paragraph-properties fo:margin-left="0in" fo:margin-right="0.1217in" fo:text-align="justify" style:justify-single-word="false" fo:text-indent="0in" style:auto-text-indent="false"/>
      <style:text-properties officeooo:rsid="00356e96" officeooo:paragraph-rsid="00356e96" style:font-name-asian="Symbol" style:font-name-complex="Symbol" style:font-size-complex="12pt"/>
    </style:style>
    <style:style style:name="P29" style:family="paragraph" style:parent-style-name="Standard">
      <style:paragraph-properties fo:margin-left="0in" fo:margin-right="0.1217in" fo:text-align="end" style:justify-single-word="false" fo:text-indent="0in" style:auto-text-indent="false"/>
      <style:text-properties officeooo:rsid="00356e96" officeooo:paragraph-rsid="00356e96" style:font-name-asian="Symbol" style:font-name-complex="Symbol" style:font-size-complex="12pt"/>
    </style:style>
    <style:style style:name="P30" style:family="paragraph" style:parent-style-name="Standard">
      <style:paragraph-properties fo:margin-left="0in" fo:margin-right="0.1217in" fo:line-height="150%" fo:text-align="end" style:justify-single-word="false" fo:text-indent="0in" style:auto-text-indent="false"/>
      <style:text-properties officeooo:paragraph-rsid="003dfd20" style:font-name-asian="Symbol"/>
    </style:style>
    <style:style style:name="P31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officeooo:paragraph-rsid="003dfd20" style:font-name-asian="Symbol"/>
    </style:style>
    <style:style style:name="P32" style:family="paragraph" style:parent-style-name="Standard">
      <style:paragraph-properties fo:margin-left="0in" fo:margin-right="0.1217in" fo:line-height="150%" fo:text-indent="0in" style:auto-text-indent="false"/>
      <style:text-properties officeooo:paragraph-rsid="003dfd20" style:font-name-asian="Symbol"/>
    </style:style>
    <style:style style:name="P33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officeooo:paragraph-rsid="003852ad" style:font-name-asian="Symbol" style:text-rotation-angle="90" style:text-rotation-scale="line-height"/>
    </style:style>
    <style:style style:name="P34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officeooo:rsid="003852ad" officeooo:paragraph-rsid="003852ad" style:font-name-asian="Symbol" style:text-rotation-angle="90" style:text-rotation-scale="line-height"/>
    </style:style>
    <style:style style:name="P35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officeooo:rsid="003a483b" officeooo:paragraph-rsid="003a483b" style:font-name-asian="Symbol" style:text-rotation-angle="90" style:text-rotation-scale="line-height"/>
    </style:style>
    <style:style style:name="P36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officeooo:rsid="003ba2e9" officeooo:paragraph-rsid="003ba2e9" style:font-name-asian="Symbol" style:text-rotation-angle="90" style:text-rotation-scale="line-height"/>
    </style:style>
    <style:style style:name="P37" style:family="paragraph" style:parent-style-name="Standard">
      <style:paragraph-properties fo:margin-left="0in" fo:margin-right="0.1217in" fo:line-height="150%" fo:text-indent="0in" style:auto-text-indent="false"/>
      <style:text-properties officeooo:rsid="003dfd20" officeooo:paragraph-rsid="003dfd20" style:font-name-asian="Symbol"/>
    </style:style>
    <style:style style:name="P38" style:family="paragraph" style:parent-style-name="Standard">
      <style:paragraph-properties fo:margin-left="0in" fo:margin-right="0.1217in" fo:line-height="150%" fo:text-align="end" style:justify-single-word="false" fo:text-indent="0in" style:auto-text-indent="false"/>
      <style:text-properties officeooo:rsid="003dfd20" officeooo:paragraph-rsid="003dfd20" style:font-name-asian="Symbol"/>
    </style:style>
    <style:style style:name="P39" style:family="paragraph" style:parent-style-name="Standard">
      <style:paragraph-properties fo:margin-left="0in" fo:margin-right="0.1217in" fo:line-height="150%" fo:text-indent="0in" style:auto-text-indent="false"/>
      <style:text-properties fo:font-weight="bold" officeooo:paragraph-rsid="003dfd20" style:font-name-asian="Symbol" style:font-weight-asian="bold"/>
    </style:style>
    <style:style style:name="P40" style:family="paragraph" style:parent-style-name="Standard">
      <style:paragraph-properties fo:margin-left="0in" fo:margin-right="0.1217in" fo:text-align="end" style:justify-single-word="false" fo:text-indent="0in" style:auto-text-indent="false"/>
      <style:text-properties fo:font-weight="bold" officeooo:paragraph-rsid="003dfd20" style:font-name-asian="Symbol" style:font-weight-asian="bold" style:font-weight-complex="bold"/>
    </style:style>
    <style:style style:name="P41" style:family="paragraph" style:parent-style-name="Standard">
      <style:paragraph-properties fo:margin-left="0in" fo:margin-right="0.1217in" fo:line-height="150%" fo:text-indent="0in" style:auto-text-indent="false"/>
      <style:text-properties fo:font-weight="bold" officeooo:rsid="003dfd20" officeooo:paragraph-rsid="003dfd20" style:font-name-asian="Symbol" style:font-weight-asian="bold"/>
    </style:style>
    <style:style style:name="P42" style:family="paragraph" style:parent-style-name="Standard">
      <style:paragraph-properties fo:margin-left="0in" fo:margin-right="0.1217in" fo:line-height="150%" fo:text-indent="0in" style:auto-text-indent="false"/>
      <style:text-properties fo:language="en" fo:country="US" officeooo:paragraph-rsid="003dfd20" style:font-name-asian="Symbol"/>
    </style:style>
    <style:style style:name="P43" style:family="paragraph" style:parent-style-name="Standard">
      <style:paragraph-properties fo:margin-left="0in" fo:margin-right="0.1217in" fo:line-height="150%" fo:text-align="center" style:justify-single-word="false" fo:text-indent="0in" style:auto-text-indent="false"/>
      <style:text-properties style:font-name="Times New Roman1" officeooo:paragraph-rsid="003dfd20" style:font-name-asian="Symbol"/>
    </style:style>
    <style:style style:name="P44" style:family="paragraph" style:parent-style-name="Standard">
      <style:paragraph-properties fo:margin-left="0in" fo:margin-right="0.1217in" fo:line-height="150%" fo:text-align="end" style:justify-single-word="false" fo:text-indent="0.4917in" style:auto-text-indent="false"/>
      <style:text-properties officeooo:paragraph-rsid="0035d26f" style:font-name-asian="Symbol"/>
    </style:style>
    <style:style style:name="P45" style:family="paragraph" style:parent-style-name="Standard">
      <style:paragraph-properties fo:margin-left="0in" fo:margin-right="0.1217in" fo:line-height="150%" fo:text-indent="0.4917in" style:auto-text-indent="false"/>
      <style:text-properties officeooo:paragraph-rsid="003dfd20" style:font-name-asian="Symbol"/>
    </style:style>
    <style:style style:name="P46" style:family="paragraph" style:parent-style-name="Standard">
      <style:paragraph-properties fo:margin-left="0in" fo:margin-right="0.1217in" fo:line-height="150%" fo:text-align="justify" style:justify-single-word="false" fo:text-indent="0.4917in" style:auto-text-indent="false"/>
      <style:text-properties officeooo:paragraph-rsid="0035d26f" style:font-name-asian="Symbol"/>
    </style:style>
    <style:style style:name="P47" style:family="paragraph" style:parent-style-name="Standard">
      <style:paragraph-properties fo:margin-left="0in" fo:margin-right="0.1217in" fo:line-height="150%" fo:text-align="center" style:justify-single-word="false" fo:text-indent="0.4917in" style:auto-text-indent="false"/>
      <style:text-properties officeooo:paragraph-rsid="003dfd20"/>
    </style:style>
    <style:style style:name="P48" style:family="paragraph" style:parent-style-name="Standard">
      <style:paragraph-properties fo:margin-left="0in" fo:margin-right="0.1217in" fo:line-height="150%" fo:text-align="justify" style:justify-single-word="false" fo:text-indent="0.4925in" style:auto-text-indent="false"/>
      <style:text-properties officeooo:paragraph-rsid="003ba2e9" style:font-name-asian="Symbol"/>
    </style:style>
    <style:style style:name="P49" style:family="paragraph" style:parent-style-name="Standard">
      <style:paragraph-properties fo:margin-left="0in" fo:margin-right="0.1217in" fo:line-height="150%" fo:text-align="justify" style:justify-single-word="false" fo:text-indent="0.4925in" style:auto-text-indent="false"/>
      <style:text-properties fo:font-size="12pt" officeooo:paragraph-rsid="003ba2e9" fo:background-color="transparent" style:font-name-asian="Symbol" style:font-size-asian="12pt" style:font-size-complex="12pt"/>
    </style:style>
    <style:style style:name="P50" style:family="paragraph" style:parent-style-name="Standard">
      <style:paragraph-properties fo:margin-left="4.4252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51" style:family="paragraph" style:parent-style-name="Standard">
      <style:paragraph-properties fo:margin-left="4.4252in" fo:margin-right="0in" fo:text-align="start" style:justify-single-word="false" fo:text-indent="0in" style:auto-text-indent="false"/>
      <style:text-properties fo:font-style="normal" officeooo:paragraph-rsid="003c6d1c" style:font-style-asian="normal"/>
    </style:style>
    <style:style style:name="P52" style:family="paragraph" style:parent-style-name="Standard">
      <style:paragraph-properties fo:margin-left="4.4252in" fo:margin-right="0in" fo:text-align="start" style:justify-single-word="false" fo:text-indent="0in" style:auto-text-indent="false"/>
      <style:text-properties officeooo:paragraph-rsid="003c6d1c"/>
    </style:style>
    <style:style style:name="P53" style:family="paragraph" style:parent-style-name="Heading_20_1">
      <style:text-properties style:font-name-asian="Symbol" style:font-name-complex="Symbol"/>
    </style:style>
    <style:style style:name="P54" style:family="paragraph" style:parent-style-name="Heading_20_1" style:list-style-name="">
      <style:paragraph-properties fo:margin-left="0.2992in" fo:margin-right="0in" fo:text-indent="-0.2992in" style:auto-text-indent="false"/>
      <style:text-properties officeooo:rsid="003dfd20" officeooo:paragraph-rsid="003dfd20" style:font-name-asian="Symbol" style:font-name-complex="Symbol"/>
    </style:style>
    <style:style style:name="P55" style:family="paragraph" style:parent-style-name="Heading_20_2" style:list-style-name="">
      <style:paragraph-properties fo:margin-left="0.1252in" fo:margin-right="0in" fo:text-align="center" style:justify-single-word="false" fo:text-indent="0in" style:auto-text-indent="false"/>
      <style:text-properties fo:font-size="10pt" fo:font-style="italic" style:font-size-asian="10pt" style:font-style-asian="italic"/>
    </style:style>
    <style:style style:name="P56" style:family="paragraph" style:parent-style-name="Heading_20_2" style:list-style-name="">
      <style:paragraph-properties fo:margin-left="0.1252in" fo:margin-right="0in" fo:line-height="150%" fo:text-align="center" style:justify-single-word="false" fo:text-indent="0in" style:auto-text-indent="false"/>
      <style:text-properties fo:font-size="10pt" fo:font-style="italic" style:font-size-asian="10pt" style:font-style-asian="italic"/>
    </style:style>
    <style:style style:name="P57" style:family="paragraph" style:parent-style-name="Heading_20_2" style:list-style-name="">
      <style:paragraph-properties fo:margin-left="0.1252in" fo:margin-right="0in" fo:text-align="center" style:justify-single-word="false" fo:text-indent="0in" style:auto-text-indent="false"/>
      <style:text-properties fo:font-size="22pt" fo:font-style="italic" style:font-size-asian="22pt" style:font-style-asian="italic"/>
    </style:style>
    <style:style style:name="P58" style:family="paragraph" style:parent-style-name="Heading_20_2" style:list-style-name="">
      <style:paragraph-properties fo:margin-left="0.1252in" fo:margin-right="0in" fo:line-height="150%" fo:text-align="center" style:justify-single-word="false" fo:text-indent="0in" style:auto-text-indent="false"/>
      <style:text-properties fo:font-size="22pt" fo:font-style="italic" style:font-size-asian="22pt" style:font-style-asian="italic"/>
    </style:style>
    <style:style style:name="P59" style:family="paragraph" style:parent-style-name="Heading_20_2" style:list-style-name="" style:master-page-name="Standard">
      <style:paragraph-properties fo:margin-left="0.1252in" fo:margin-right="0in" fo:text-align="center" style:justify-single-word="false" fo:text-indent="0in" style:auto-text-indent="false" style:page-number="auto"/>
      <style:text-properties fo:font-size="10pt" fo:font-style="italic" style:font-size-asian="10pt" style:font-style-asian="italic"/>
    </style:style>
    <style:style style:name="P60" style:family="paragraph" style:parent-style-name="Heading_20_2" style:list-style-name="">
      <style:paragraph-properties fo:margin-left="0in" fo:margin-right="0.2465in" fo:text-indent="0in" style:auto-text-indent="false" fo:break-before="page"/>
      <style:text-properties fo:font-size="12pt" style:font-size-asian="12pt" style:font-size-complex="12pt"/>
    </style:style>
    <style:style style:name="P61" style:family="paragraph" style:parent-style-name="Table_20_Contents">
      <style:text-properties officeooo:rsid="003852ad" officeooo:paragraph-rsid="003852ad"/>
    </style:style>
    <style:style style:name="P62" style:family="paragraph" style:parent-style-name="Table_20_Contents">
      <style:text-properties officeooo:rsid="003852ad" officeooo:paragraph-rsid="003ba2e9"/>
    </style:style>
    <style:style style:name="P63" style:family="paragraph" style:parent-style-name="Table_20_Contents">
      <style:text-properties officeooo:rsid="003a483b" officeooo:paragraph-rsid="003a483b"/>
    </style:style>
    <style:style style:name="P64" style:family="paragraph" style:parent-style-name="Table_20_Contents">
      <style:text-properties officeooo:rsid="003ba2e9" officeooo:paragraph-rsid="003ba2e9"/>
    </style:style>
    <style:style style:name="P65" style:family="paragraph" style:parent-style-name="Table_20_Contents">
      <style:text-properties officeooo:rsid="003bfaad" officeooo:paragraph-rsid="003bfaad"/>
    </style:style>
    <style:style style:name="P66" style:family="paragraph" style:parent-style-name="Text_20_body">
      <style:text-properties fo:font-size="12pt" style:font-size-asian="12pt" style:font-size-complex="12pt"/>
    </style:style>
    <style:style style:name="P67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officeooo:paragraph-rsid="001e91ba" style:font-size-asian="12pt" style:font-size-complex="12pt"/>
    </style:style>
    <style:style style:name="P69" style:family="paragraph" style:parent-style-name="Text_20_body">
      <style:paragraph-properties fo:text-align="end" style:justify-single-word="false"/>
      <style:text-properties fo:font-size="12pt" officeooo:paragraph-rsid="00218daa" style:font-size-asian="12pt" style:font-size-complex="12pt"/>
    </style:style>
    <style:style style:name="P70" style:family="paragraph" style:parent-style-name="Text_20_body">
      <style:paragraph-properties fo:text-align="end" style:justify-single-word="false"/>
      <style:text-properties fo:font-size="12pt" fo:font-weight="bold" officeooo:paragraph-rsid="00218daa" style:font-size-asian="12pt" style:font-weight-asian="bold" style:font-size-complex="12pt"/>
    </style:style>
    <style:style style:name="P71" style:family="paragraph" style:parent-style-name="Text_20_body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72" style:family="paragraph" style:parent-style-name="Text_20_body">
      <style:paragraph-properties fo:text-align="center" style:justify-single-word="false"/>
      <style:text-properties fo:font-size="12pt" officeooo:paragraph-rsid="002a2ff1" fo:background-color="transparent" style:font-size-asian="12pt" style:font-size-complex="12pt"/>
    </style:style>
    <style:style style:name="P7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7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officeooo:paragraph-rsid="00356e96" style:font-size-asian="12pt" style:font-size-complex="12pt"/>
    </style:style>
    <style:style style:name="P7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officeooo:rsid="00356e96" officeooo:paragraph-rsid="00356e96" style:font-size-asian="12pt" style:font-size-complex="12pt"/>
    </style:style>
    <style:style style:name="P7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text-shadow="none" fo:font-weight="bold" fo:background-color="transparent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text-shadow="none" fo:font-weight="bold" officeooo:paragraph-rsid="00356e96" fo:background-color="transparent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0in" fo:margin-right="0in" fo:text-align="center" style:justify-single-word="false" fo:text-indent="0in" style:auto-text-indent="false" style:snap-to-layout-grid="false"/>
      <style:text-properties fo:font-size="12pt" fo:text-shadow="none" fo:font-weight="bold" officeooo:rsid="00356e96" officeooo:paragraph-rsid="00356e96" fo:background-color="transparent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text-shadow="none" fo:font-weight="bold" officeooo:rsid="00356e96" officeooo:paragraph-rsid="00356e96" fo:background-color="transparent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left="0in" fo:margin-right="0in" fo:text-align="center" style:justify-single-word="false" fo:text-indent="0.0854in" style:auto-text-indent="false"/>
      <style:text-properties fo:font-size="12pt" fo:text-shadow="none" fo:font-weight="bold" fo:background-color="transparent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margin-left="0in" fo:margin-right="0in" fo:text-align="center" style:justify-single-word="false" fo:text-indent="0.0854in" style:auto-text-indent="false"/>
      <style:text-properties fo:font-size="12pt" fo:text-shadow="none" fo:font-weight="bold" officeooo:rsid="00356e96" officeooo:paragraph-rsid="00356e96" fo:background-color="transparent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margin-left="0in" fo:margin-right="0in" fo:text-align="center" style:justify-single-word="false" fo:text-indent="0.0236in" style:auto-text-indent="false"/>
      <style:text-properties fo:font-size="12pt" style:font-size-asian="12pt" style:font-size-complex="12pt"/>
    </style:style>
    <style:style style:name="P83" style:family="paragraph" style:parent-style-name="Text_20_body">
      <style:paragraph-properties fo:margin-left="0in" fo:margin-right="0in" fo:text-align="center" style:justify-single-word="false" fo:text-indent="0.0236in" style:auto-text-indent="false"/>
      <style:text-properties fo:font-size="12pt" officeooo:paragraph-rsid="00356e96" style:font-size-asian="12pt" style:font-size-complex="12pt"/>
    </style:style>
    <style:style style:name="P84" style:family="paragraph" style:parent-style-name="Text_20_body">
      <style:paragraph-properties fo:margin-left="0in" fo:margin-right="0in" fo:text-align="center" style:justify-single-word="false" fo:text-indent="0.0236in" style:auto-text-indent="false"/>
      <style:text-properties fo:font-size="12pt" officeooo:rsid="00356e96" officeooo:paragraph-rsid="00356e96" style:font-size-asian="12pt" style:font-size-complex="12pt"/>
    </style:style>
    <style:style style:name="P85" style:family="paragraph" style:parent-style-name="Text_20_body">
      <style:paragraph-properties fo:margin-left="0in" fo:margin-right="0in" fo:text-align="center" style:justify-single-word="false" fo:text-indent="0.0236in" style:auto-text-indent="false"/>
      <style:text-properties fo:font-size="12pt" fo:text-shadow="none" fo:font-weight="bold" fo:background-color="transparent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in" fo:margin-right="0in" fo:text-align="center" style:justify-single-word="false" fo:text-indent="0.0236in" style:auto-text-indent="false"/>
      <style:text-properties fo:font-size="12pt" fo:text-shadow="none" fo:font-weight="bold" officeooo:rsid="00356e96" officeooo:paragraph-rsid="00356e96" fo:background-color="transparent" style:font-size-asian="12pt" style:font-weight-asian="bold" style:font-size-complex="12pt" style:font-weight-complex="bold"/>
    </style:style>
    <style:style style:name="P87" style:family="paragraph" style:parent-style-name="Li_5f_Основной_20_Знак_20_Знак">
      <style:paragraph-properties fo:margin-left="0in" fo:margin-right="0.1217in" fo:text-indent="0.4917in" style:auto-text-indent="false"/>
      <style:text-properties officeooo:paragraph-rsid="003dfd20" style:font-name-asian="Symbol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fo:background-color="#c0c0c0"/>
    </style:style>
    <style:style style:name="T3" style:family="text">
      <style:text-properties fo:font-style="italic" officeooo:rsid="00221850" style:font-style-asian="italic"/>
    </style:style>
    <style:style style:name="T4" style:family="text">
      <style:text-properties fo:font-style="italic" style:font-name-asian="Symbol" style:font-style-asian="italic" style:font-name-complex="Symbol" style:font-size-complex="12pt"/>
    </style:style>
    <style:style style:name="T5" style:family="text">
      <style:text-properties fo:font-style="italic" style:font-name-asian="Symbol" style:font-style-asian="italic" style:font-size-complex="12pt"/>
    </style:style>
    <style:style style:name="T6" style:family="text">
      <style:text-properties fo:font-style="italic" fo:background-color="transparent" loext:char-shading-value="0" style:font-style-asian="italic"/>
    </style:style>
    <style:style style:name="T7" style:family="text">
      <style:text-properties fo:font-size="22pt" fo:font-style="italic" style:font-size-asian="22pt" style:font-style-asian="italic"/>
    </style:style>
    <style:style style:name="T8" style:family="text">
      <style:text-properties fo:font-size="10pt" fo:font-style="italic" style:font-size-asian="10pt" style:font-style-asian="italic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3c6d1c" style:font-size-asian="10pt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fo:font-weight="bold" style:font-size-asian="10pt" style:font-weight-asian="bold" style:font-weight-complex="bold"/>
    </style:style>
    <style:style style:name="T13" style:family="text">
      <style:text-properties fo:font-size="10pt" fo:font-weight="bold" officeooo:rsid="003c6d1c" style:font-size-asian="10pt" style:font-weight-asian="bold" style:font-style-complex="normal" style:font-weight-complex="bold"/>
    </style:style>
    <style:style style:name="T14" style:family="text">
      <style:text-properties fo:font-size="10pt" fo:language="en" fo:country="US" fo:font-weight="bold" style:font-size-asian="10pt" style:font-weight-asian="bold"/>
    </style:style>
    <style:style style:name="T15" style:family="text">
      <style:text-properties fo:font-size="10pt" fo:language="en" fo:country="US" style:font-size-asian="10pt"/>
    </style:style>
    <style:style style:name="T16" style:family="text">
      <style:text-properties fo:font-size="10pt" fo:font-style="normal" fo:font-weight="bold" officeooo:rsid="003c6d1c" style:font-size-asian="10pt" style:font-style-asian="normal" style:font-weight-asian="bold" style:font-style-complex="normal" style:font-weight-complex="bold"/>
    </style:style>
    <style:style style:name="T17" style:family="text">
      <style:text-properties fo:font-size="10pt" fo:font-style="normal" officeooo:rsid="003c6d1c" style:font-size-asian="10pt" style:font-style-asian="normal" style:font-style-complex="normal"/>
    </style:style>
    <style:style style:name="T18" style:family="text">
      <style:text-properties fo:font-size="10pt" fo:font-style="normal" fo:font-weight="normal" officeooo:rsid="003c6d1c" style:font-size-asian="10pt" style:font-style-asian="normal" style:font-weight-asian="normal" style:font-style-complex="normal"/>
    </style:style>
    <style:style style:name="T19" style:family="text">
      <style:text-properties fo:font-weight="normal" officeooo:rsid="003bfaad" style:font-weight-asian="normal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officeooo:rsid="001e91ba" style:font-style-asian="italic"/>
    </style:style>
    <style:style style:name="T23" style:family="text">
      <style:text-properties fo:language="en" fo:country="US" fo:font-style="italic" style:font-name-asian="Symbol" style:font-style-asian="italic" style:font-name-complex="Symbol" style:font-size-complex="12pt"/>
    </style:style>
    <style:style style:name="T24" style:family="text">
      <style:text-properties fo:language="en" fo:country="US" fo:font-style="italic" style:font-name-asian="Symbol" style:font-style-asian="italic" style:font-size-complex="12pt"/>
    </style:style>
    <style:style style:name="T25" style:family="text">
      <style:text-properties fo:language="en" fo:country="US" style:font-name-asian="Symbol" style:font-name-complex="Symbol" style:font-size-complex="12pt"/>
    </style:style>
    <style:style style:name="T26" style:family="text">
      <style:text-properties fo:language="en" fo:country="US" style:font-name-asian="Symbol" style:font-size-complex="12pt"/>
    </style:style>
    <style:style style:name="T27" style:family="text">
      <style:text-properties fo:language="en" fo:country="US" style:font-size-complex="12pt"/>
    </style:style>
    <style:style style:name="T28" style:family="text">
      <style:text-properties fo:language="en" fo:country="US" fo:font-weight="bold" style:font-weight-asian="bold"/>
    </style:style>
    <style:style style:name="T29" style:family="text">
      <style:text-properties fo:language="en" fo:country="US" style:font-name-complex="Symbol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bfaad" style:font-weight-asian="bold" style:font-weight-complex="bold"/>
    </style:style>
    <style:style style:name="T33" style:family="text">
      <style:text-properties fo:font-weight="bold" officeooo:rsid="001e91ba" style:font-weight-asian="bold"/>
    </style:style>
    <style:style style:name="T34" style:family="text">
      <style:text-properties fo:font-weight="bold" officeooo:rsid="003852ad" style:font-weight-asian="bold"/>
    </style:style>
    <style:style style:name="T35" style:family="text">
      <style:text-properties fo:font-weight="bold" officeooo:rsid="003ba2e9" style:font-weight-asian="bold"/>
    </style:style>
    <style:style style:name="T36" style:family="text">
      <style:text-properties style:text-position="-50% 100%"/>
    </style:style>
    <style:style style:name="T37" style:family="text">
      <style:text-properties style:text-position="-50% 100%" fo:font-style="italic" style:font-style-asian="italic"/>
    </style:style>
    <style:style style:name="T38" style:family="text">
      <style:text-properties style:text-position="sub 58%" fo:font-style="italic" style:font-style-asian="italic"/>
    </style:style>
    <style:style style:name="T39" style:family="text">
      <style:text-properties style:text-position="sub 58%" fo:language="en" fo:country="US" fo:font-style="italic" style:font-style-asian="italic"/>
    </style:style>
    <style:style style:name="T40" style:family="text">
      <style:text-properties style:text-position="sub 58%" fo:language="fr" fo:country="FR" fo:font-style="italic" style:font-style-asian="italic"/>
    </style:style>
    <style:style style:name="T41" style:family="text">
      <style:text-properties style:text-position="sub 58%" style:font-size-complex="12pt"/>
    </style:style>
    <style:style style:name="T42" style:family="text">
      <style:text-properties style:text-position="super 58%" fo:font-size="10pt" fo:font-style="italic" style:font-size-asian="10pt" style:font-style-asian="italic"/>
    </style:style>
    <style:style style:name="T43" style:family="text">
      <style:text-properties style:text-position="super 58%" fo:font-style="italic" style:font-style-asian="italic"/>
    </style:style>
    <style:style style:name="T44" style:family="text">
      <style:text-properties style:text-position="super 58%" fo:language="en" fo:country="US" fo:font-style="italic" style:font-style-asian="italic"/>
    </style:style>
    <style:style style:name="T45" style:family="text">
      <style:text-properties style:text-position="super 58%" fo:background-color="transparent" loext:char-shading-value="0"/>
    </style:style>
    <style:style style:name="T46" style:family="text">
      <style:text-properties style:text-position="super 58%" fo:language="fr" fo:country="FR" fo:font-style="italic" style:font-style-asian="italic"/>
    </style:style>
    <style:style style:name="T47" style:family="text">
      <style:text-properties fo:background-color="#c0c0c0"/>
    </style:style>
    <style:style style:name="T48" style:family="text">
      <style:text-properties fo:language="fr" fo:country="FR" fo:font-style="italic" style:font-style-asian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0000"/>
    </style:style>
    <style:style style:name="T51" style:family="text">
      <style:text-properties fo:color="#ff0000" fo:font-size="10pt" style:font-size-asian="10pt"/>
    </style:style>
    <style:style style:name="T52" style:family="text">
      <style:text-properties fo:background-color="#ffff00"/>
    </style:style>
    <style:style style:name="T53" style:family="text">
      <style:text-properties style:font-name-asian="Symbol"/>
    </style:style>
    <style:style style:name="T54" style:family="text">
      <style:text-properties style:font-name-asian="Symbol" style:font-name-complex="Symbol" style:font-size-complex="12pt"/>
    </style:style>
    <style:style style:name="T55" style:family="text">
      <style:text-properties officeooo:rsid="0035d26f" style:font-name-asian="Symbol" style:font-name-complex="Symbol" style:font-size-complex="12pt"/>
    </style:style>
    <style:style style:name="T56" style:family="text">
      <style:text-properties officeooo:rsid="003bfaad" style:font-name-asian="Symbol" style:font-name-complex="Symbol" style:font-size-complex="12pt"/>
    </style:style>
    <style:style style:name="T57" style:family="text">
      <style:text-properties officeooo:rsid="003c6d1c" style:font-name-asian="Symbol" style:font-name-complex="Symbol" style:font-size-complex="12pt"/>
    </style:style>
    <style:style style:name="T58" style:family="text">
      <style:text-properties style:font-name-asian="Symbol" style:font-name-complex="Symbol"/>
    </style:style>
    <style:style style:name="T59" style:family="text">
      <style:text-properties style:font-name-asian="Symbol" style:font-size-complex="12pt"/>
    </style:style>
    <style:style style:name="T60" style:family="text">
      <style:text-properties officeooo:rsid="003bfaad" style:font-name-asian="Symbol" style:font-size-complex="12pt"/>
    </style:style>
    <style:style style:name="T61" style:family="text">
      <style:text-properties style:font-name-asian="Symbol" style:text-rotation-angle="90" style:text-rotation-scale="line-height"/>
    </style:style>
    <style:style style:name="T62" style:family="text">
      <style:text-properties style:font-name-complex="Symbol"/>
    </style:style>
    <style:style style:name="T63" style:family="text">
      <style:text-properties officeooo:rsid="003c6d1c" style:font-name-complex="Symbol"/>
    </style:style>
    <style:style style:name="T64" style:family="text">
      <style:text-properties officeooo:rsid="003dfd20" style:font-name-complex="Symbol"/>
    </style:style>
    <style:style style:name="T65" style:family="text">
      <style:text-properties style:font-name-complex="Times New Roman"/>
    </style:style>
    <style:style style:name="T66" style:family="text">
      <style:text-properties style:font-size-complex="12pt"/>
    </style:style>
    <style:style style:name="T67" style:family="text">
      <style:text-properties officeooo:rsid="003bfaad" style:font-size-complex="12pt"/>
    </style:style>
    <style:style style:name="T68" style:family="text">
      <style:text-properties fo:font-size="12pt" style:font-size-asian="12pt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style:font-size-asian="12pt" style:font-name-complex="Times New Roman" style:font-size-complex="12pt"/>
    </style:style>
    <style:style style:name="T71" style:family="text">
      <style:text-properties fo:font-size="12pt" style:font-size-asian="12pt" style:font-name-complex="Symbol" style:font-size-complex="12pt"/>
    </style:style>
    <style:style style:name="T72" style:family="text">
      <style:text-properties fo:font-size="12pt" fo:font-weight="bold" style:font-size-asian="12pt" style:font-weight-asian="bold"/>
    </style:style>
    <style:style style:name="T73" style:family="text">
      <style:text-properties fo:font-size="12pt" fo:font-weight="bold" style:font-name-asian="Symbol" style:font-size-asian="12pt" style:font-weight-asian="bold" style:font-style-complex="italic" style:font-weight-complex="bold"/>
    </style:style>
    <style:style style:name="T74" style:family="text">
      <style:text-properties fo:font-size="12pt" fo:font-weight="bold" style:font-name-asian="Times New Roman" style:font-size-asian="12pt" style:font-weight-asian="bold" style:font-style-complex="italic" style:font-weight-complex="bold"/>
    </style:style>
    <style:style style:name="T75" style:family="text">
      <style:text-properties fo:font-size="12pt" style:font-name-asian="Symbol" style:font-size-asian="12pt"/>
    </style:style>
    <style:style style:name="T76" style:family="text">
      <style:text-properties fo:font-size="12pt" style:font-name-asian="Symbol" style:font-size-asian="12pt" style:font-name-complex="Symbol" style:font-size-complex="12pt"/>
    </style:style>
    <style:style style:name="T77" style:family="text">
      <style:text-properties fo:font-size="12pt" officeooo:rsid="0035d26f" style:font-name-asian="Symbol" style:font-size-asian="12pt" style:font-name-complex="Symbol" style:font-size-complex="12pt"/>
    </style:style>
    <style:style style:name="T78" style:family="text">
      <style:text-properties fo:font-size="12pt" fo:language="en" fo:country="US" style:font-size-asian="12pt" style:language-asian="en" style:country-asian="US"/>
    </style:style>
    <style:style style:name="T79" style:family="text">
      <style:text-properties fo:font-size="12pt" fo:language="en" fo:country="US" style:font-name-asian="Symbol" style:font-size-asian="12pt" style:language-asian="en" style:country-asian="US"/>
    </style:style>
    <style:style style:name="T80" style:family="text">
      <style:text-properties fo:font-size="12pt" style:font-name-asian="Times New Roman" style:font-size-asian="12pt"/>
    </style:style>
    <style:style style:name="T81" style:family="text">
      <style:text-properties officeooo:rsid="001fe151"/>
    </style:style>
    <style:style style:name="T82" style:family="text">
      <style:text-properties fo:background-color="transparent" loext:char-shading-value="0"/>
    </style:style>
    <style:style style:name="T83" style:family="text">
      <style:text-properties style:text-underline-style="none"/>
    </style:style>
    <style:style style:name="T84" style:family="text">
      <style:text-properties officeooo:rsid="00221850"/>
    </style:style>
    <style:style style:name="T85" style:family="text">
      <style:text-properties officeooo:rsid="0022489c"/>
    </style:style>
    <style:style style:name="T86" style:family="text">
      <style:text-properties officeooo:rsid="00235133"/>
    </style:style>
    <style:style style:name="T87" style:family="text">
      <style:text-properties officeooo:rsid="0023e316"/>
    </style:style>
    <style:style style:name="T88" style:family="text">
      <style:text-properties officeooo:rsid="0025cc85"/>
    </style:style>
    <style:style style:name="T89" style:family="text">
      <style:text-properties officeooo:rsid="00283548"/>
    </style:style>
    <style:style style:name="T90" style:family="text">
      <style:text-properties officeooo:rsid="002a1171"/>
    </style:style>
    <style:style style:name="T91" style:family="text">
      <style:text-properties officeooo:rsid="002a2ff1"/>
    </style:style>
    <style:style style:name="T92" style:family="text">
      <style:text-properties style:font-name="Times New Roman1"/>
    </style:style>
    <style:style style:name="T93" style:family="text">
      <style:text-properties style:font-name="Times New Roman1" officeooo:rsid="003c6d1c"/>
    </style:style>
    <style:style style:name="T94" style:family="text">
      <style:text-properties officeooo:rsid="00356e96"/>
    </style:style>
    <style:style style:name="T95" style:family="text">
      <style:text-properties style:font-name="Times New Roman" fo:font-size="12pt" style:font-size-asian="12pt" style:font-name-complex="Times New Roman"/>
    </style:style>
    <style:style style:name="T96" style:family="text">
      <style:text-properties style:font-name="Times New Roman" fo:font-size="12pt" style:font-size-asian="12pt" style:font-name-complex="Times New Roman" style:font-size-complex="12pt"/>
    </style:style>
    <style:style style:name="T97" style:family="text">
      <style:text-properties style:font-name="Times New Roman" fo:font-size="12pt" fo:background-color="transparent" loext:char-shading-value="0" style:font-name-asian="Symbol" style:font-size-asian="12pt" style:font-name-complex="Times New Roman" style:font-size-complex="12pt"/>
    </style:style>
    <style:style style:name="T98" style:family="text">
      <style:text-properties style:font-name="Times New Roman" fo:font-size="12pt" officeooo:rsid="0035d26f" fo:background-color="transparent" loext:char-shading-value="0" style:font-name-asian="Symbol" style:font-size-asian="12pt" style:font-name-complex="Symbol" style:font-size-complex="12pt"/>
    </style:style>
    <style:style style:name="T99" style:family="text">
      <style:text-properties style:font-name="Times New Roman" fo:font-size="12pt" fo:background-color="transparent" loext:char-shading-value="0" style:font-size-asian="12pt" style:font-name-complex="Times New Roman" style:font-size-complex="12pt"/>
    </style:style>
    <style:style style:name="T100" style:family="text">
      <style:text-properties style:font-name="Times New Roman" fo:font-size="12pt" officeooo:rsid="0035d26f" fo:background-color="transparent" loext:char-shading-value="0" style:font-size-asian="12pt" style:font-name-complex="Times New Roman" style:font-size-complex="12pt"/>
    </style:style>
    <style:style style:name="T101" style:family="text">
      <style:text-properties style:font-name="Times New Roman" style:font-name-complex="Times New Roman"/>
    </style:style>
    <style:style style:name="T102" style:family="text">
      <style:text-properties officeooo:rsid="00369c14"/>
    </style:style>
    <style:style style:name="T103" style:family="text">
      <style:text-properties officeooo:rsid="003852ad"/>
    </style:style>
    <style:style style:name="T104" style:family="text">
      <style:text-properties officeooo:rsid="003a483b"/>
    </style:style>
    <style:style style:name="T105" style:family="text">
      <style:text-properties officeooo:rsid="003ba2e9"/>
    </style:style>
    <style:style style:name="T106" style:family="text">
      <style:text-properties officeooo:rsid="003bfaad"/>
    </style:style>
    <style:style style:name="T107" style:family="text">
      <style:text-properties officeooo:rsid="003c6d1c"/>
    </style:style>
    <style:style style:name="T108" style:family="text">
      <style:text-properties officeooo:rsid="003dfd20"/>
    </style:style>
    <style:style style:name="T109" style:family="text">
      <style:text-properties fo:language="en" fo:country="US" style:font-name-asian="Symbol" style:language-asian="en" style:country-asian="US"/>
    </style:style>
    <style:style style:name="T110" style:family="text">
      <style:text-properties fo:language="en" fo:country="US" style:font-name-asian="Times New Roman" style:language-asian="en" style:country-asian="US"/>
    </style:style>
    <style:style style:name="fr1" style:family="graphic" style:parent-style-name="Frame">
      <style:graphic-properties fo:margin-left="0in" fo:margin-right="0.1252in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draw:ole-draw-aspect="1"/>
    </style:style>
    <style:style style:name="fr4" style:family="graphic" style:parent-style-name="OLE">
      <style:graphic-properties fo:margin-left="0in" fo:margin-right="0in" style:vertical-pos="from-top" fo:padding="0.0008in" fo:border="none" draw:ole-draw-aspect="1"/>
    </style:style>
    <style:style style:name="fr5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6" style:family="graphic" style:parent-style-name="OLE">
      <style:graphic-properties style:vertical-pos="middle" style:vertical-rel="text" draw:ole-draw-aspect="1"/>
    </style:style>
    <style:style style:name="fr7" style:family="graphic" style:parent-style-name="OLE">
      <style:graphic-properties style:vertical-pos="top" style:vertical-rel="baseline" draw:ole-draw-aspect="1"/>
    </style:style>
    <style:style style:name="fr8" style:family="graphic" style:parent-style-name="OLE">
      <style:graphic-properties fo:margin-left="0in" fo:margin-right="0in" style:vertical-pos="top" style:vertical-rel="baseline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2"/>
      <text:h text:style-name="P55" text:outline-level="2"/>
      <text:h text:style-name="P55" text:outline-level="2"/>
      <text:h text:style-name="P55" text:outline-level="2"/>
      <text:h text:style-name="P55" text:outline-level="2"/>
      <text:h text:style-name="P55" text:outline-level="2"/>
      <text:h text:style-name="P57" text:outline-level="2"/>
      <text:h text:style-name="P58" text:outline-level="2">Экономическая часть</text:h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p text:style-name="P50"><text:span text:style-name="T12">Выполнил:</text:span><text:span text:style-name="T9"> </text:span><text:span text:style-name="T10">Выборнов А.И.</text:span></text:p>
      <text:p text:style-name="P52"><text:span text:style-name="T16">Группа:</text:span><text:span text:style-name="T17"> </text:span><text:span text:style-name="T18">ИУ9-121</text:span></text:p>
      <text:p text:style-name="P51"><text:span text:style-name="T13">Проверила:</text:span></text:p>
      <text:h text:style-name="P60" text:outline-level="2"><text:span text:style-name="T1">Организация и планирование процесса разработки программного продукта</text:span></text:h>
      <text:p text:style-name="P5">Разработка программного обеспечения - достаточно трудоемкий и длительный процесс, требующий выполнения большого числа разнообразных операций. </text:p>
      <text:p text:style-name="P5">Организация и планирование процесса разработки программного продукта или программного комплекса при традиционном методе планирования предусматривает выполнение следующих работ:</text:p>
      <text:list xml:id="list6508311479130941412" text:style-name="WW8Num4">
        <text:list-item>
          <text:p text:style-name="P9">формирование состава выполняемых работ и группировка их по стадиям разработки;</text:p>
        </text:list-item>
        <text:list-item>
          <text:p text:style-name="P9">расчет трудоемкости выполнения работ;</text:p>
        </text:list-item>
        <text:list-item>
          <text:p text:style-name="P9">установление профессионального состава и расчет количества исполнителей;</text:p>
        </text:list-item>
        <text:list-item>
          <text:p text:style-name="P9">определение продолжительности выполнения отдельных этапов разработки;</text:p>
        </text:list-item>
        <text:list-item>
          <text:p text:style-name="P9">построение календарного графика выполнения разработки;</text:p>
        </text:list-item>
        <text:list-item>
          <text:p text:style-name="P9">контроль выполнения календарного графика.</text:p>
        </text:list-item>
      </text:list>
      <text:p text:style-name="P5"><text:span text:style-name="T1">Далее приведен перечень и состав работ при разработке программного средства для </text:span><text:span text:style-name="T22">автоматического установления связей между сообщениями твиттера и новостными статьями</text:span><text:span text:style-name="T1">. Отметим, что процесс разработки программного продукта характеризуется совместной работой разработчиков постановки задач и разработчиков программного обеспечения.</text:span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oft-page-break/>Таблица 1.</text:p>
      <text:p text:style-name="P69"><draw:frame draw:style-name="fr1" draw:name="Frame1" text:anchor-type="paragraph" svg:x="-0.0854in" svg:y="0.2402in" svg:width="6.4193in" draw:z-index="0"><draw:text-box fo:min-height="0.0228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6">Стадия разработки программного продукта</text:p></table:table-cell><table:table-cell table:style-name="Table1.B1" office:value-type="string"><text:p text:style-name="P80">Состав выполняемых работ</text:p></table:table-cell></table:table-row><table:table-row table:style-name="Table1.2"><table:table-cell table:style-name="Table1.A2" office:value-type="string"><text:p text:style-name="P85">1</text:p></table:table-cell><table:table-cell table:style-name="Table1.B2" office:value-type="string"><text:p text:style-name="P80">2</text:p></table:table-cell></table:table-row><table:table-row table:style-name="Table1.3"><table:table-cell table:style-name="Table1.A3" office:value-type="string"><text:p text:style-name="P82">Техническое задание</text:p></table:table-cell><table:table-cell table:style-name="Table1.B3" office:value-type="string"><text:p text:style-name="Standard">Постановка задач, выбор критериев эффективности. Разработка технико-экономического обоснования разработки. Определение состава пакета прикладных программ, состава и структуры информационной базы. Выбор языков программирования. Предварительный выбор методов выполнения работы. Разработка календарного плана выполнения работ.</text:p></table:table-cell></table:table-row><table:table-row table:style-name="Table1.4"><table:table-cell table:style-name="Table1.A4" office:value-type="string"><text:p text:style-name="P82">Эскизный проект</text:p></table:table-cell><table:table-cell table:style-name="Table1.B4" office:value-type="string"><text:p text:style-name="Standard">Предварительная разработка структуры входных и выходных данных. Разработка общего описания алгоритмов реализации решения задач. Разработка пояснительной записки. Консультации разработчиков постановки задач. Согласование и утверждение эскизного проекта.</text:p></table:table-cell></table:table-row><table:table-row table:style-name="Table1.5"><table:table-cell table:style-name="Table1.A5" office:value-type="string"><text:p text:style-name="P82">Технический проект</text:p></table:table-cell><table:table-cell table:style-name="Table1.B5" office:value-type="string"><text:p text:style-name="Standard">Разработка алгоритмов решения задач. Разработка пояснительной записки. Согласование и утверждение технического проекта. Разработка структуры программы. Разработка программной документации и передача ее для включения в технический проект. Уточнение структуры, анализ и определение формы представления входных и выходных данных. Выбор конфигурации технических средств.</text:p></table:table-cell></table:table-row><table:table-row table:style-name="Table1.6"><table:table-cell table:style-name="Table1.A6" office:value-type="string"><text:p text:style-name="P73">Рабочий проект</text:p></table:table-cell><table:table-cell table:style-name="Table1.B6" office:value-type="string"><text:p text:style-name="Standard">Комплексная отладка задач и сдача в опытную эксплуатацию. Разработка проектной документации. Программирование и отладка программ. Описание контрольного примера. Разработка программной документации. Разработка, согласование программы и методики испытаний. Предварительное проведение всех видов испытаний.</text:p></table:table-cell></table:table-row><table:table-row table:style-name="Table1.6"><table:table-cell table:style-name="Table1.A7" office:value-type="string"><text:p text:style-name="P73">Внедрение</text:p></table:table-cell><table:table-cell table:style-name="Table1.B7" office:value-type="string"><text:p text:style-name="Standard">Подготовка и передача программной документации для сопровождения с оформлением соответствующего Акта. Передача программной продукции в фонд алгоритмов и программ. Проверка алгоритмов и программ решения задач, корректировка документации после опытной эксплуатации программного продукта.</text:p></table:table-cell></table:table-row></table:table></draw:text-box></draw:frame><text:span text:style-name="T30">Укрупненный состав работ по стадиям разработки программного продукта</text:span></text:p>
      <text:p text:style-name="P66">Трудоемкость разработки программной продукции зависит от ряда факторов, основными из которых являются следующие: степень новизны разрабатываемого программного комплекса, сложность алгоритма его функционирования, объем используемой информации, вид ее представления и способ обработки, а также уровень <text:soft-page-break/>используемого алгоритмического языка программирования. Чем выше уровень языка, тем трудоемкость меньше.</text:p>
      <text:p text:style-name="P66">По <text:span text:style-name="T30">степени новизны</text:span> разрабатываемый проект относится к <text:span text:style-name="T30">группе новизны </text:span><text:span text:style-name="T28">A</text:span> – разработка программных комплексов, требующих использования принципиально новых методов их создания, проведения НИР и т.п.</text:p>
      <text:p text:style-name="P66">По <text:span text:style-name="T30">степени сложности алгоритма функционирования</text:span> проект относится к 2<text:span text:style-name="T30"> группе сложности</text:span> - программная продукция, реализующая учетно-статистические алгоритмы.</text:p>
      <text:p text:style-name="P66"><text:span text:style-name="T30">По виду представления исходной информации</text:span> <text:span text:style-name="T30">и способа ее контроля</text:span> программный продукт относится к <text:span text:style-name="T30">группе 1</text:span><text:span text:style-name="T33">2</text:span> - исходная информация представлена в форме документов, имеющих различный формат и структуру и <text:span text:style-name="T30">группе 22</text:span> - требуется печать документов одинаковой формы и содержания, вывод массивов данных на машинные носители.</text:p>
      <text:h text:style-name="Heading_20_1" text:outline-level="1">Трудоемкость разработки программной продукции<text:span text:style-name="T1"> </text:span></text:h>
      <text:p text:style-name="Standard"><text:span text:style-name="T1"><draw:frame draw:style-name="fr3" draw:name="Object1" text:anchor-type="as-char" svg:y="-0.1484in" svg:width="0.3307in" svg:height="0.2217in" draw:z-index="29"><draw:object xlink:href="./Object 1" xlink:type="simple" xlink:show="embed" xlink:actuate="onLoad"/><draw:image xlink:href="./ObjectReplacements/Object 1" xlink:type="simple" xlink:show="embed" xlink:actuate="onLoad"/></draw:frame></text:span><text:span text:style-name="T69"> может быть определена как сумма величин трудоемкости выполнения отдельных стадий разработки программного продукта из выражения:</text:span></text:p>
      <text:p text:style-name="P68"><draw:frame draw:style-name="fr3" draw:name="Object2" text:anchor-type="as-char" svg:y="-0.1484in" svg:width="0.3307in" svg:height="0.2217in" draw:z-index="30"><draw:object xlink:href="./Object 2" xlink:type="simple" xlink:show="embed" xlink:actuate="onLoad"/><draw:image xlink:href="./ObjectReplacements/Object 2" xlink:type="simple" xlink:show="embed" xlink:actuate="onLoad"/></draw:frame> = <draw:frame draw:style-name="fr3" draw:name="Object3" text:anchor-type="as-char" svg:y="-0.1484in" svg:width="0.3161in" svg:height="0.2217in" draw:z-index="31"><draw:object xlink:href="./Object 3" xlink:type="simple" xlink:show="embed" xlink:actuate="onLoad"/><draw:image xlink:href="./ObjectReplacements/Object 3" xlink:type="simple" xlink:show="embed" xlink:actuate="onLoad"/></draw:frame> + <draw:frame draw:style-name="fr3" draw:name="Object4" text:anchor-type="as-char" svg:y="-0.1484in" svg:width="0.3311in" svg:height="0.2217in" draw:z-index="32"><draw:object xlink:href="./Object 4" xlink:type="simple" xlink:show="embed" xlink:actuate="onLoad"/><draw:image xlink:href="./ObjectReplacements/Object 4" xlink:type="simple" xlink:show="embed" xlink:actuate="onLoad"/></draw:frame> + <draw:frame draw:style-name="fr3" draw:name="Object5" text:anchor-type="as-char" svg:y="-0.1484in" svg:width="0.3189in" svg:height="0.2217in" draw:z-index="33"><draw:object xlink:href="./Object 5" xlink:type="simple" xlink:show="embed" xlink:actuate="onLoad"/><draw:image xlink:href="./ObjectReplacements/Object 5" xlink:type="simple" xlink:show="embed" xlink:actuate="onLoad"/></draw:frame> + <draw:frame draw:style-name="fr3" draw:name="Object6" text:anchor-type="as-char" svg:y="-0.1484in" svg:width="0.3307in" svg:height="0.2217in" draw:z-index="34"><draw:object xlink:href="./Object 6" xlink:type="simple" xlink:show="embed" xlink:actuate="onLoad"/><draw:image xlink:href="./ObjectReplacements/Object 6" xlink:type="simple" xlink:show="embed" xlink:actuate="onLoad"/></draw:frame> + <draw:frame draw:style-name="fr3" draw:name="Object7" text:anchor-type="as-char" svg:y="-0.1484in" svg:width="0.2701in" svg:height="0.2217in" draw:z-index="35"><draw:object xlink:href="./Object 7" xlink:type="simple" xlink:show="embed" xlink:actuate="onLoad"/><draw:image xlink:href="./ObjectReplacements/Object 7" xlink:type="simple" xlink:show="embed" xlink:actuate="onLoad"/></draw:frame>, где</text:p>
      <text:p text:style-name="P6"><text:span text:style-name="T36"><draw:frame draw:style-name="fr3" draw:name="Object85" text:anchor-type="as-char" svg:y="-0.1484in" svg:width="0.3161in" svg:height="0.2217in" draw:z-index="78"><draw:object xlink:href="./Object 85" xlink:type="simple" xlink:show="embed" xlink:actuate="onLoad"/><draw:image xlink:href="./ObjectReplacements/Object 85" xlink:type="simple" xlink:show="embed" xlink:actuate="onLoad"/><svg:desc>formula</svg:desc></draw:frame></text:span> - трудоемкость разработки технического задания на создание программного продукта;</text:p>
      <text:p text:style-name="P5"><draw:frame draw:style-name="fr3" draw:name="Object8" text:anchor-type="as-char" svg:y="-0.1484in" svg:width="0.3311in" svg:height="0.2217in" draw:z-index="36"><draw:object xlink:href="./Object 8" xlink:type="simple" xlink:show="embed" xlink:actuate="onLoad"/><draw:image xlink:href="./ObjectReplacements/Object 8" xlink:type="simple" xlink:show="embed" xlink:actuate="onLoad"/></draw:frame> - трудоемкость разработки эскизного проекта программного продукта;</text:p>
      <text:p text:style-name="P5"><draw:frame draw:style-name="fr3" draw:name="Object9" text:anchor-type="as-char" svg:y="-0.1484in" svg:width="0.3189in" svg:height="0.2217in" draw:z-index="37"><draw:object xlink:href="./Object 9" xlink:type="simple" xlink:show="embed" xlink:actuate="onLoad"/><draw:image xlink:href="./ObjectReplacements/Object 9" xlink:type="simple" xlink:show="embed" xlink:actuate="onLoad"/></draw:frame> - трудоемкость разработки технического проекта программного продукта;</text:p>
      <text:p text:style-name="P5"><draw:frame draw:style-name="fr3" draw:name="Object10" text:anchor-type="as-char" svg:y="-0.1484in" svg:width="0.3307in" svg:height="0.2217in" draw:z-index="38"><draw:object xlink:href="./Object 10" xlink:type="simple" xlink:show="embed" xlink:actuate="onLoad"/><draw:image xlink:href="./ObjectReplacements/Object 10" xlink:type="simple" xlink:show="embed" xlink:actuate="onLoad"/></draw:frame> - трудоемкость разработки рабочего проекта программного продукта;</text:p>
      <text:p text:style-name="P5"><draw:frame draw:style-name="fr3" draw:name="Object11" text:anchor-type="as-char" svg:y="-0.1484in" svg:width="0.2701in" svg:height="0.2217in" draw:z-index="39"><draw:object xlink:href="./Object 11" xlink:type="simple" xlink:show="embed" xlink:actuate="onLoad"/><draw:image xlink:href="./ObjectReplacements/Object 11" xlink:type="simple" xlink:show="embed" xlink:actuate="onLoad"/></draw:frame> - трудоемкость внедрения разработанного программного продукта.</text:p>
      <text:h text:style-name="Heading_20_2" text:outline-level="2">Трудоемкость разработки технического задания</text:h>
      <text:p text:style-name="P67"><text:span text:style-name="T37"><draw:frame draw:style-name="fr3" draw:name="Object86" text:anchor-type="as-char" svg:y="-0.1484in" svg:width="0.3161in" svg:height="0.2217in" draw:z-index="7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7"> </text:span><text:span text:style-name="T1">= </text:span><text:span text:style-name="T21">T</text:span><text:span text:style-name="T39">RZ</text:span><text:span text:style-name="T44">Z</text:span><text:span text:style-name="T1"> + </text:span><text:span text:style-name="T21">T</text:span><text:span text:style-name="T39">RP</text:span><text:span text:style-name="T44">Z</text:span></text:p>
      <text:p text:style-name="P5"><text:span text:style-name="T21">T</text:span><text:span text:style-name="T39">RZ</text:span><text:span text:style-name="T44">Z</text:span> – затраты времени разработчика постановки задачи на разработку ТЗ, [чел.-дни];</text:p>
      <text:p text:style-name="P5"><text:span text:style-name="T21">T</text:span><text:span text:style-name="T39">RP</text:span><text:span text:style-name="T44">Z</text:span> – затраты времени разработчика программного обеспечения на разработку ТЗ, [чел.-дни].</text:p>
      <text:p text:style-name="P5">Их значения рассчитываются по формулам:</text:p>
      <text:p text:style-name="P67"><text:span text:style-name="T21">T</text:span><text:span text:style-name="T39">RZ</text:span><text:span text:style-name="T44">Z</text:span><text:span text:style-name="T1">= </text:span><text:span text:style-name="T21">t</text:span><text:span text:style-name="T39">Z</text:span><text:span text:style-name="T43"> </text:span><text:span text:style-name="T1">∙ </text:span><text:span text:style-name="T21">K</text:span><text:span text:style-name="T39">RZ</text:span><text:span text:style-name="T44">Z</text:span></text:p>
      <text:p text:style-name="P67"><text:span text:style-name="T21">T</text:span><text:span text:style-name="T39">RP</text:span><text:span text:style-name="T44">Z</text:span><text:span text:style-name="T1">= </text:span><text:span text:style-name="T21">t</text:span><text:span text:style-name="T39">Z</text:span><text:span text:style-name="T43"> </text:span><text:span text:style-name="T1">∙ </text:span><text:span text:style-name="T21">K</text:span><text:span text:style-name="T39">RP</text:span><text:span text:style-name="T44">Z</text:span></text:p>
      <text:p text:style-name="P5"><text:span text:style-name="T21">t</text:span><text:span text:style-name="T39">Z</text:span><text:span text:style-name="T38"> </text:span>- норма времени на разработку ТЗ на программный продукт (зависит от функционального назначения и степени новизны разрабатываемого программного продукта). В нашем случае по таблице <text:span text:style-name="T81">получаем </text:span>значение (группа новизны – А, функциональное назначение – технико-экономическое планирование):</text:p>
      <text:p text:style-name="P67"><text:span text:style-name="T21">t</text:span><text:span text:style-name="T39">Z</text:span><text:span text:style-name="T1">= </text:span>79 [чел.-дни] </text:p>
      <text:p text:style-name="P5"><text:soft-page-break/><text:span text:style-name="T21">K</text:span><text:span text:style-name="T39">RZ</text:span><text:span text:style-name="T44">Z</text:span><text:span text:style-name="T1"> </text:span>– коэффициент, учитывающий удельный вес трудоемкости работ, выполняемых разработчиком постановки задачи на стадии ТЗ. Принимаем:</text:p>
      <text:p text:style-name="P67"><text:span text:style-name="T21">K</text:span><text:span text:style-name="T39">RZ</text:span><text:span text:style-name="T44">Z</text:span><text:span text:style-name="T1"> </text:span>= 0,65 (совместная разработка с разработчиком ПО).</text:p>
      <text:p text:style-name="P5"><text:span text:style-name="T21">K</text:span><text:span text:style-name="T39">RP</text:span><text:span text:style-name="T44">Z</text:span> -<text:span text:style-name="T1"> </text:span>коэффициент, учитывающий удельный вес трудоемкости работ, выполняемых разработчиком программного обеспечения на стадии ТЗ. Принимаем:</text:p>
      <text:p text:style-name="P67"><text:span text:style-name="T21">K</text:span><text:span text:style-name="T39">RP</text:span><text:span text:style-name="T44">Z</text:span><text:span text:style-name="T1"> </text:span>= 0,35 (совместная разработка с разработчиком постановки задач).</text:p>
      <text:p text:style-name="P66">Тогда:</text:p>
      <text:p text:style-name="P67"><text:span text:style-name="T2"><draw:frame draw:style-name="fr4" draw:name="Object12" text:anchor-type="as-char" svg:y="-0.1484in" svg:width="0.3161in" svg:height="0.2217in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=</text:span><text:span text:style-name="T82"> 79 </text:span><text:span text:style-name="T45">.</text:span><text:span text:style-name="T82"> (0,35 + 0,65) = 79 [чел.-дни]</text:span></text:p>
      <text:h text:style-name="Heading_20_2" text:outline-level="2">Трудоемкость разработки эскизного проекта</text:h>
      <text:p text:style-name="Standard"><draw:frame draw:style-name="fr3" draw:name="Object13" text:anchor-type="as-char" svg:y="-0.1484in" svg:width="0.3311in" svg:height="0.2217in" draw:z-index="40"><draw:object xlink:href="./Object 13" xlink:type="simple" xlink:show="embed" xlink:actuate="onLoad"/><draw:image xlink:href="./ObjectReplacements/Object 13" xlink:type="simple" xlink:show="embed" xlink:actuate="onLoad"/></draw:frame><text:span text:style-name="T69"> рассчитывается по формуле:</text:span></text:p>
      <text:p text:style-name="P67"><draw:frame draw:style-name="fr3" draw:name="Object14" text:anchor-type="as-char" svg:y="-0.1484in" svg:width="0.3311in" svg:height="0.2217in" draw:z-index="41"><draw:object xlink:href="./Object 14" xlink:type="simple" xlink:show="embed" xlink:actuate="onLoad"/><draw:image xlink:href="./ObjectReplacements/Object 14" xlink:type="simple" xlink:show="embed" xlink:actuate="onLoad"/></draw:frame> = <text:span text:style-name="T21">T</text:span><text:span text:style-name="T39">RZ</text:span><text:span text:style-name="T44">E</text:span><text:span text:style-name="T1"> + </text:span><text:span text:style-name="T21">T</text:span><text:span text:style-name="T39">RP</text:span><text:span text:style-name="T44">E</text:span></text:p>
      <text:p text:style-name="P5"><text:span text:style-name="T21">T</text:span><text:span text:style-name="T39">RZ</text:span><text:span text:style-name="T44">E</text:span> – затраты времени разработчика постановки задачи на разработку эскизного проекта (ЭП), [чел.-дни];</text:p>
      <text:p text:style-name="P5"><text:span text:style-name="T21">T</text:span><text:span text:style-name="T39">RP</text:span><text:span text:style-name="T44">E</text:span> – затраты времени разработчика программного обеспечения на разработку ЭП, [чел.-дни].</text:p>
      <text:p text:style-name="P5">Их значения рассчитываются по формулам:</text:p>
      <text:p text:style-name="P67"><text:span text:style-name="T48">T</text:span><text:span text:style-name="T40">RZ</text:span><text:span text:style-name="T46">E</text:span><text:span text:style-name="T1">= </text:span><text:span text:style-name="T48">t</text:span><text:span text:style-name="T40">E</text:span><text:span text:style-name="T43"> </text:span><text:span text:style-name="T1">∙ </text:span><text:span text:style-name="T48">K</text:span><text:span text:style-name="T40">RZ</text:span><text:span text:style-name="T46">E</text:span></text:p>
      <text:p text:style-name="P67"><text:span text:style-name="T48">T</text:span><text:span text:style-name="T40">RP</text:span><text:span text:style-name="T44">E</text:span><text:span text:style-name="T1">= </text:span><text:span text:style-name="T48">t</text:span><text:span text:style-name="T39">E</text:span><text:span text:style-name="T43"> </text:span><text:span text:style-name="T1">∙ </text:span><text:span text:style-name="T48">K</text:span><text:span text:style-name="T40">RP</text:span><text:span text:style-name="T46">E</text:span><text:span text:style-name="T1">, </text:span></text:p>
      <text:p text:style-name="P10"><text:span text:style-name="T21">t</text:span><text:span text:style-name="T39">E</text:span><text:span text:style-name="T38"> </text:span>- норма времени на разработку ЭП на программный продукт (зависит от функционального назначения и степени новизны разрабатываемого программного продукта). В нашем случае по таблице принимаем (группа новизны – А, функциональное назначение – технико-экономическое планирование):</text:p>
      <text:p text:style-name="P67"><text:span text:style-name="T21">t</text:span><text:span text:style-name="T39">E</text:span><text:span text:style-name="T1">= </text:span>175 [чел.-дни] .</text:p>
      <text:p text:style-name="P5"><text:span text:style-name="T21">K</text:span><text:span text:style-name="T39">RZ</text:span><text:span text:style-name="T44">E</text:span><text:span text:style-name="T1"> </text:span>– коэффициент, учитывающий удельный вес трудоемкости работ, выполняемых разработчиком постановки задачи на стадии ЭП. <text:span text:style-name="T83">Принимаем:</text:span></text:p>
      <text:p text:style-name="P67"><text:span text:style-name="T21">K</text:span><text:span text:style-name="T39">RZ</text:span><text:span text:style-name="T43">Е</text:span><text:span text:style-name="T1"> </text:span>= 0,7 (совместная разработка с разработчиком ПО).</text:p>
      <text:p text:style-name="P5"><text:span text:style-name="T21">K</text:span><text:span text:style-name="T39">RP</text:span><text:span text:style-name="T43">Е</text:span> -<text:span text:style-name="T1"> </text:span>коэффициент, учитывающий удельный вес трудоемкости работ, выполняемых разработчиком программного обеспечения на стадии ЭП. Принимаем:</text:p>
      <text:p text:style-name="P7"><text:span text:style-name="T21">K</text:span><text:span text:style-name="T39">RP</text:span><text:span text:style-name="T43">Е</text:span><text:span text:style-name="T1"> </text:span>= 0,3 (совместная разработка с разработчиком постановки задач).</text:p>
      <text:p text:style-name="P5">Тогда:</text:p>
      <text:p text:style-name="P67"><text:span text:style-name="T47"><draw:frame draw:style-name="fr4" draw:name="Object15" text:anchor-type="as-char" svg:y="-0.1484in" svg:width="0.3311in" svg:height="0.2217in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6">=</text:span><text:span text:style-name="T82"> 175 </text:span><text:span text:style-name="T45">.</text:span><text:span text:style-name="T82"> (0,3 + 0,7) = 175 [чел.-дни]</text:span></text:p>
      <text:h text:style-name="Heading_20_2" text:outline-level="2">Трудоемкость разработки технического проекта<text:span text:style-name="T1"> </text:span></text:h>
      <text:p text:style-name="Standard"><text:span text:style-name="T1"><draw:frame draw:style-name="fr3" draw:name="Object16" text:anchor-type="as-char" svg:y="-0.1484in" svg:width="0.3189in" svg:height="0.2217in" draw:z-index="42"><draw:object xlink:href="./Object 16" xlink:type="simple" xlink:show="embed" xlink:actuate="onLoad"/><draw:image xlink:href="./ObjectReplacements/Object 16" xlink:type="simple" xlink:show="embed" xlink:actuate="onLoad"/></draw:frame></text:span><text:span text:style-name="T69"> зависит от функционального назначения программного продукта, количества разновидностей форм входной и выходной информации и определяется по формуле:</text:span></text:p>
      <text:p text:style-name="P67"><draw:frame draw:style-name="fr3" draw:name="Object17" text:anchor-type="as-char" svg:y="-0.1484in" svg:width="0.3189in" svg:height="0.2217in" draw:z-index="43"><draw:object xlink:href="./Object 17" xlink:type="simple" xlink:show="embed" xlink:actuate="onLoad"/><draw:image xlink:href="./ObjectReplacements/Object 17" xlink:type="simple" xlink:show="embed" xlink:actuate="onLoad"/></draw:frame> = (<draw:frame draw:style-name="fr5" draw:name="Object18" text:anchor-type="as-char" svg:width="0.2965in" svg:height="0.2465in" draw:z-index="3"><draw:object xlink:href="./Object 18" xlink:type="simple" xlink:show="embed" xlink:actuate="onLoad"/><draw:image xlink:href="./ObjectReplacements/Object 18" xlink:type="simple" xlink:show="embed" xlink:actuate="onLoad"/></draw:frame>+ <draw:frame draw:style-name="fr5" draw:name="Object19" text:anchor-type="as-char" svg:width="0.2992in" svg:height="0.2465in" draw:z-index="4"><draw:object xlink:href="./Object 19" xlink:type="simple" xlink:show="embed" xlink:actuate="onLoad"/><draw:image xlink:href="./ObjectReplacements/Object 19" xlink:type="simple" xlink:show="embed" xlink:actuate="onLoad"/></draw:frame>) ∙ <draw:frame draw:style-name="fr6" draw:name="Object20" text:anchor-type="as-char" svg:width="0.3165in" svg:height="0.2217in" draw:z-index="44"><draw:object xlink:href="./Object 20" xlink:type="simple" xlink:show="embed" xlink:actuate="onLoad"/><draw:image xlink:href="./ObjectReplacements/Object 20" xlink:type="simple" xlink:show="embed" xlink:actuate="onLoad"/></draw:frame>∙ <draw:frame draw:style-name="fr6" draw:name="Object21" text:anchor-type="as-char" svg:width="0.3102in" svg:height="0.2217in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draw:frame draw:style-name="fr5" draw:name="Object22" text:anchor-type="as-char" svg:width="0.2965in" svg:height="0.2465in" draw:z-index="5"><draw:object xlink:href="./Object 22" xlink:type="simple" xlink:show="embed" xlink:actuate="onLoad"/><draw:image xlink:href="./ObjectReplacements/Object 22" xlink:type="simple" xlink:show="embed" xlink:actuate="onLoad"/></draw:frame>- норма времени, затрачиваемого на разработку технического проекта (ТП) разработчиком постановки задач;</text:p>
      <text:p text:style-name="P5"><draw:frame draw:style-name="fr5" draw:name="Object23" text:anchor-type="as-char" svg:width="0.2992in" svg:height="0.2465in" draw:z-index="6"><draw:object xlink:href="./Object 23" xlink:type="simple" xlink:show="embed" xlink:actuate="onLoad"/><draw:image xlink:href="./ObjectReplacements/Object 23" xlink:type="simple" xlink:show="embed" xlink:actuate="onLoad"/></draw:frame>- норма времени, затрачиваемого на разработку ТП разработчиком ПО.</text:p>
      <text:p text:style-name="P5"><text:soft-page-break/>По таблице принимаем (функциональное назначение – технико-экономическое планирование, количество разновидностей форм входной информации – <text:span text:style-name="T84">2 (твиты, новости)</text:span>, количество разновидностей форм выходной информации – <text:span text:style-name="T84">2</text:span> (<text:span text:style-name="T84">набор связей твит-новости</text:span>, оценка работы <text:span text:style-name="T84">рекомендательной системы</text:span>)):</text:p>
      <text:p text:style-name="P67"><draw:frame draw:style-name="fr5" draw:name="Object24" text:anchor-type="as-char" svg:width="0.2965in" svg:height="0.2465in" draw:z-index="7"><draw:object xlink:href="./Object 24" xlink:type="simple" xlink:show="embed" xlink:actuate="onLoad"/><draw:image xlink:href="./ObjectReplacements/Object 24" xlink:type="simple" xlink:show="embed" xlink:actuate="onLoad"/></draw:frame>= <text:span text:style-name="T84">52</text:span> [чел.-дни]</text:p>
      <text:p text:style-name="P67"><draw:frame draw:style-name="fr5" draw:name="Object25" text:anchor-type="as-char" svg:width="0.2992in" svg:height="0.2465in" draw:z-index="8"><draw:object xlink:href="./Object 25" xlink:type="simple" xlink:show="embed" xlink:actuate="onLoad"/><draw:image xlink:href="./ObjectReplacements/Object 25" xlink:type="simple" xlink:show="embed" xlink:actuate="onLoad"/></draw:frame>= <text:span text:style-name="T84">14</text:span> [чел.-дни]</text:p>
      <text:p text:style-name="P5"><draw:frame draw:style-name="fr7" draw:name="Object26" text:anchor-type="as-char" svg:width="0.3102in" svg:height="0.2217in" draw:z-index="46"><draw:object xlink:href="./Object 26" xlink:type="simple" xlink:show="embed" xlink:actuate="onLoad"/><draw:image xlink:href="./ObjectReplacements/Object 26" xlink:type="simple" xlink:show="embed" xlink:actuate="onLoad"/></draw:frame> - коэффициент учета режима обработки информации. По таблице принимаем значение (группа новизны – А, режим обработки информации – реальный масштаб времени):</text:p>
      <text:p text:style-name="P67"><draw:frame draw:style-name="fr6" draw:name="Object27" text:anchor-type="as-char" svg:width="0.3102in" svg:height="0.2217in" draw:z-index="47"><draw:object xlink:href="./Object 27" xlink:type="simple" xlink:show="embed" xlink:actuate="onLoad"/><draw:image xlink:href="./ObjectReplacements/Object 27" xlink:type="simple" xlink:show="embed" xlink:actuate="onLoad"/></draw:frame>= 1,<text:span text:style-name="T84">67</text:span></text:p>
      <text:p text:style-name="P5"><draw:frame draw:style-name="fr6" draw:name="Object28" text:anchor-type="as-char" svg:width="0.3165in" svg:height="0.2217in" draw:z-index="48"><draw:object xlink:href="./Object 28" xlink:type="simple" xlink:show="embed" xlink:actuate="onLoad"/><draw:image xlink:href="./ObjectReplacements/Object 28" xlink:type="simple" xlink:show="embed" xlink:actuate="onLoad"/></draw:frame> - коэффициент учета вида используемой информации, определяется по формуле:</text:p>
      <text:p text:style-name="P67"><draw:frame draw:style-name="fr6" draw:name="Object29" text:anchor-type="as-char" svg:width="0.3165in" svg:height="0.2217in" draw:z-index="49"><draw:object xlink:href="./Object 29" xlink:type="simple" xlink:show="embed" xlink:actuate="onLoad"/><draw:image xlink:href="./ObjectReplacements/Object 29" xlink:type="simple" xlink:show="embed" xlink:actuate="onLoad"/></draw:frame>= <draw:frame draw:style-name="fr4" draw:name="Object30" text:anchor-type="as-char" svg:y="-0.2437in" svg:width="1.8756in" svg:height="0.3929in" draw:z-index="9"><draw:object xlink:href="./Object 30" xlink:type="simple" xlink:show="embed" xlink:actuate="onLoad"/><draw:image xlink:href="./ObjectReplacements/Object 30" xlink:type="simple" xlink:show="embed" xlink:actuate="onLoad"/></draw:frame>, где</text:p>
      <text:p text:style-name="P5"><text:span text:style-name="T21">K</text:span><text:span text:style-name="T39">P</text:span> – коэффициент учета вида используемой информации для переменной информации;</text:p>
      <text:p text:style-name="P5"><text:span text:style-name="T21">K</text:span><text:span text:style-name="T39">NS</text:span> - коэффициент учета вида используемой информации для нормативно-справочной информации;</text:p>
      <text:p text:style-name="P5"><text:span text:style-name="T21">K</text:span><text:span text:style-name="T39">B</text:span> - коэффициент учета вида используемой информации для баз данных.</text:p>
      <text:p text:style-name="P5">По таблице принимаем (группа новизны - А):</text:p>
      <text:p text:style-name="P67"><text:span text:style-name="T21">K</text:span><text:span text:style-name="T39">P</text:span> = 1,70</text:p>
      <text:p text:style-name="P67"><text:span text:style-name="T21">K</text:span><text:span text:style-name="T39">NS</text:span> = 1,45</text:p>
      <text:p text:style-name="P67"><text:span text:style-name="T21">K</text:span><text:span text:style-name="T39">B</text:span> = 4,37</text:p>
      <text:p text:style-name="P5"><text:span text:style-name="T21">n</text:span><text:span text:style-name="T39">P</text:span><text:span text:style-name="T1"> – </text:span>количество наборов данных переменной информации;</text:p>
      <text:p text:style-name="P5"><text:span text:style-name="T21">n</text:span><text:span text:style-name="T39">NS</text:span><text:span text:style-name="T1"> - </text:span>количество наборов данных нормативно-справочной информации;</text:p>
      <text:p text:style-name="P5"><text:span text:style-name="T21">n</text:span><text:span text:style-name="T39">B</text:span><text:span text:style-name="T1"> - </text:span>количество баз данных.</text:p>
      <text:p text:style-name="P5">В нашем случае:</text:p>
      <text:p text:style-name="P67"><text:span text:style-name="T21">n</text:span><text:span text:style-name="T39">P</text:span><text:span text:style-name="T1"> = </text:span>3</text:p>
      <text:p text:style-name="P67"><text:span text:style-name="T21">n</text:span><text:span text:style-name="T39">NS</text:span><text:span text:style-name="T1"> = </text:span><text:span text:style-name="T3">0</text:span></text:p>
      <text:p text:style-name="P67"><text:span text:style-name="T21">n</text:span><text:span text:style-name="T39">B</text:span><text:span text:style-name="T1"> =</text:span> 1</text:p>
      <text:p text:style-name="P5">Находим значение <draw:frame draw:style-name="fr6" draw:name="Object31" text:anchor-type="as-char" svg:width="0.3165in" svg:height="0.2217in" draw:z-index="50"><draw:object xlink:href="./Object 31" xlink:type="simple" xlink:show="embed" xlink:actuate="onLoad"/><draw:image xlink:href="./ObjectReplacements/Object 31" xlink:type="simple" xlink:show="embed" xlink:actuate="onLoad"/></draw:frame>:</text:p>
      <text:p text:style-name="P67"><draw:frame draw:style-name="fr6" draw:name="Object32" text:anchor-type="as-char" svg:width="0.3165in" svg:height="0.2217in" draw:z-index="51"><draw:object xlink:href="./Object 32" xlink:type="simple" xlink:show="embed" xlink:actuate="onLoad"/><draw:image xlink:href="./ObjectReplacements/Object 32" xlink:type="simple" xlink:show="embed" xlink:actuate="onLoad"/></draw:frame>=<text:span text:style-name="T50"> </text:span><draw:frame draw:style-name="fr4" draw:name="Object33" text:anchor-type="as-char" svg:y="-0.2437in" svg:width="1.7165in" svg:height="0.3929in" draw:z-index="10"><draw:object xlink:href="./Object 33" xlink:type="simple" xlink:show="embed" xlink:actuate="onLoad"/><draw:image xlink:href="./ObjectReplacements/Object 33" xlink:type="simple" xlink:show="embed" xlink:actuate="onLoad"/></draw:frame> = 2,3<text:span text:style-name="T86">675</text:span></text:p>
      <text:p text:style-name="P5">Тогда:</text:p>
      <text:p text:style-name="P71"><text:span text:style-name="T30"><draw:frame draw:style-name="fr4" draw:name="Object34" text:anchor-type="as-char" svg:y="-0.1484in" svg:width="0.3189in" svg:height="0.2217in" draw:z-index="11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= </text:span>(<text:span text:style-name="T85">52</text:span> + <text:span text:style-name="T85">14</text:span>) ∙ 2,36<text:span text:style-name="T86">75</text:span>∙ 1,67 = <text:span text:style-name="T86">261</text:span> [чел.-дни]</text:p>
      <text:h text:style-name="Heading_20_2" text:outline-level="2">Трудоемкость разработки рабочего проекта<text:span text:style-name="T1"> </text:span></text:h>
      <text:p text:style-name="Standard"><text:span text:style-name="T1"><draw:frame draw:style-name="fr3" draw:name="Object35" text:anchor-type="as-char" svg:y="-0.1484in" svg:width="0.3307in" svg:height="0.2217in" draw:z-index="52"><draw:object xlink:href="./Object 35" xlink:type="simple" xlink:show="embed" xlink:actuate="onLoad"/><draw:image xlink:href="./ObjectReplacements/Object 35" xlink:type="simple" xlink:show="embed" xlink:actuate="onLoad"/></draw:frame></text:span><text:span text:style-name="T69"> зависит от функционального назначения программного продукта, количества разновидностей форм входной и выходной информации, сложности алгоритма функционирования, сложности контроля информации, степени использования готовых программных модулей, уровня алгоритмического языка программирования и определяется по формуле: </text:span></text:p>
      <text:p text:style-name="P67"><text:soft-page-break/><draw:frame draw:style-name="fr3" draw:name="Object36" text:anchor-type="as-char" svg:y="-0.1484in" svg:width="0.3307in" svg:height="0.2217in" draw:z-index="53"><draw:object xlink:href="./Object 36" xlink:type="simple" xlink:show="embed" xlink:actuate="onLoad"/><draw:image xlink:href="./ObjectReplacements/Object 36" xlink:type="simple" xlink:show="embed" xlink:actuate="onLoad"/></draw:frame> = <draw:frame draw:style-name="fr6" draw:name="Object37" text:anchor-type="as-char" svg:width="0.3244in" svg:height="0.2217in" draw:z-index="54"><draw:object xlink:href="./Object 37" xlink:type="simple" xlink:show="embed" xlink:actuate="onLoad"/><draw:image xlink:href="./ObjectReplacements/Object 37" xlink:type="simple" xlink:show="embed" xlink:actuate="onLoad"/></draw:frame>∙<draw:frame draw:style-name="fr6" draw:name="Object38" text:anchor-type="as-char" svg:width="0.3102in" svg:height="0.2217in" draw:z-index="55"><draw:object xlink:href="./Object 38" xlink:type="simple" xlink:show="embed" xlink:actuate="onLoad"/><draw:image xlink:href="./ObjectReplacements/Object 38" xlink:type="simple" xlink:show="embed" xlink:actuate="onLoad"/></draw:frame>∙<draw:frame draw:style-name="fr6" draw:name="Object39" text:anchor-type="as-char" svg:width="0.3098in" svg:height="0.2217in" draw:z-index="56"><draw:object xlink:href="./Object 39" xlink:type="simple" xlink:show="embed" xlink:actuate="onLoad"/><draw:image xlink:href="./ObjectReplacements/Object 39" xlink:type="simple" xlink:show="embed" xlink:actuate="onLoad"/></draw:frame>∙<draw:frame draw:style-name="fr6" draw:name="Object40" text:anchor-type="as-char" svg:width="0.3055in" svg:height="0.2217in" draw:z-index="57"><draw:object xlink:href="./Object 40" xlink:type="simple" xlink:show="embed" xlink:actuate="onLoad"/><draw:image xlink:href="./ObjectReplacements/Object 40" xlink:type="simple" xlink:show="embed" xlink:actuate="onLoad"/></draw:frame>∙<text:span text:style-name="T36"> </text:span><text:span text:style-name="T36"><draw:frame draw:style-name="fr3" draw:name="Object87" text:anchor-type="as-char" svg:y="-0.1484in" svg:width="0.3492in" svg:height="0.2217in" draw:z-index="80"><draw:object xlink:href="./Object 87" xlink:type="simple" xlink:show="embed" xlink:actuate="onLoad"/><draw:image xlink:href="./ObjectReplacements/Object 87" xlink:type="simple" xlink:show="embed" xlink:actuate="onLoad"/><svg:desc>formula</svg:desc></draw:frame></text:span>∙ (<draw:frame draw:style-name="fr5" draw:name="Object41" text:anchor-type="as-char" svg:width="0.2965in" svg:height="0.2465in" draw:z-index="12"><draw:object xlink:href="./Object 41" xlink:type="simple" xlink:show="embed" xlink:actuate="onLoad"/><draw:image xlink:href="./ObjectReplacements/Object 41" xlink:type="simple" xlink:show="embed" xlink:actuate="onLoad"/></draw:frame>+<draw:frame draw:style-name="fr5" draw:name="Object42" text:anchor-type="as-char" svg:width="0.2992in" svg:height="0.2465in" draw:z-index="13"><draw:object xlink:href="./Object 42" xlink:type="simple" xlink:show="embed" xlink:actuate="onLoad"/><draw:image xlink:href="./ObjectReplacements/Object 42" xlink:type="simple" xlink:show="embed" xlink:actuate="onLoad"/></draw:frame>)</text:p>
      <text:p text:style-name="P11"><draw:frame draw:style-name="fr6" draw:name="Object43" text:anchor-type="as-char" svg:width="0.3244in" svg:height="0.2217in" draw:z-index="58"><draw:object xlink:href="./Object 43" xlink:type="simple" xlink:show="embed" xlink:actuate="onLoad"/><draw:image xlink:href="./ObjectReplacements/Object 43" xlink:type="simple" xlink:show="embed" xlink:actuate="onLoad"/></draw:frame> - коэффициент учета сложности контроля информации. По таблице принимаем (степень сложности контроля входной информации – 1<text:span text:style-name="T87">2</text:span>, степень сложности контроля выходной информации - 22):</text:p>
      <text:p text:style-name="P8"><draw:frame draw:style-name="fr6" draw:name="Object44" text:anchor-type="as-char" svg:width="0.3244in" svg:height="0.2217in" draw:z-index="81"><draw:object xlink:href="./Object 44" xlink:type="simple" xlink:show="embed" xlink:actuate="onLoad"/><draw:image xlink:href="./ObjectReplacements/Object 44" xlink:type="simple" xlink:show="embed" xlink:actuate="onLoad"/></draw:frame>= <text:span text:style-name="T87">1,00</text:span>.</text:p>
      <text:p text:style-name="P5"><draw:frame draw:style-name="fr6" draw:name="Object45" text:anchor-type="as-char" svg:width="0.3102in" svg:height="0.2217in" draw:z-index="59"><draw:object xlink:href="./Object 45" xlink:type="simple" xlink:show="embed" xlink:actuate="onLoad"/><draw:image xlink:href="./ObjectReplacements/Object 45" xlink:type="simple" xlink:show="embed" xlink:actuate="onLoad"/></draw:frame> - коэффициент учета режима обработки информации. По таблице принимаем значение (группа новизны – <text:span text:style-name="T87">А</text:span>, режим обработки информации – реальный масштаб времени):</text:p>
      <text:p text:style-name="P67"><draw:frame draw:style-name="fr6" draw:name="Object46" text:anchor-type="as-char" svg:width="0.3102in" svg:height="0.2217in" draw:z-index="60"><draw:object xlink:href="./Object 46" xlink:type="simple" xlink:show="embed" xlink:actuate="onLoad"/><draw:image xlink:href="./ObjectReplacements/Object 46" xlink:type="simple" xlink:show="embed" xlink:actuate="onLoad"/></draw:frame>=1,<text:span text:style-name="T87">75.</text:span></text:p>
      <text:p text:style-name="P11"><draw:frame draw:style-name="fr6" draw:name="Object47" text:anchor-type="as-char" svg:width="0.3098in" svg:height="0.2217in" draw:z-index="61"><draw:object xlink:href="./Object 47" xlink:type="simple" xlink:show="embed" xlink:actuate="onLoad"/><draw:image xlink:href="./ObjectReplacements/Object 47" xlink:type="simple" xlink:show="embed" xlink:actuate="onLoad"/></draw:frame> - коэффициент учета уровня используемого алгоритмического языка программирования. По таблице принимаем значение <text:span text:style-name="T87">(интерпретаторы, языковые описатели)</text:span>:</text:p>
      <text:p text:style-name="P67"><draw:frame draw:style-name="fr6" draw:name="Object48" text:anchor-type="as-char" svg:width="0.3098in" svg:height="0.2217in" draw:z-index="62"><draw:object xlink:href="./Object 48" xlink:type="simple" xlink:show="embed" xlink:actuate="onLoad"/><draw:image xlink:href="./ObjectReplacements/Object 48" xlink:type="simple" xlink:show="embed" xlink:actuate="onLoad"/></draw:frame> = 0,8.</text:p>
      <text:p text:style-name="P11"><draw:frame draw:style-name="fr6" draw:name="Object49" text:anchor-type="as-char" svg:width="0.3055in" svg:height="0.2217in" draw:z-index="63"><draw:object xlink:href="./Object 49" xlink:type="simple" xlink:show="embed" xlink:actuate="onLoad"/><draw:image xlink:href="./ObjectReplacements/Object 49" xlink:type="simple" xlink:show="embed" xlink:actuate="onLoad"/></draw:frame> - коэффициент учета степени использования готовых программных модулей. По таблице принимаем (использование готовых программных модулей составляет около <text:span text:style-name="T88">3</text:span>0%):</text:p>
      <text:p text:style-name="P67"><draw:frame draw:style-name="fr6" draw:name="Object50" text:anchor-type="as-char" svg:width="0.3055in" svg:height="0.2217in" draw:z-index="64"><draw:object xlink:href="./Object 50" xlink:type="simple" xlink:show="embed" xlink:actuate="onLoad"/><draw:image xlink:href="./ObjectReplacements/Object 50" xlink:type="simple" xlink:show="embed" xlink:actuate="onLoad"/></draw:frame>= 0,<text:span text:style-name="T88">7</text:span>.</text:p>
      <text:p text:style-name="P5"><draw:frame draw:style-name="fr6" draw:name="Object51" text:anchor-type="as-char" svg:width="0.3492in" svg:height="0.2217in" draw:z-index="65"><draw:object xlink:href="./Object 51" xlink:type="simple" xlink:show="embed" xlink:actuate="onLoad"/><draw:image xlink:href="./ObjectReplacements/Object 51" xlink:type="simple" xlink:show="embed" xlink:actuate="onLoad"/></draw:frame> - коэффициент учета вида используемой информации и сложности алгоритма программного продукта, его значение определяется по формуле:</text:p>
      <text:p text:style-name="P67"><draw:frame draw:style-name="fr6" draw:name="Object52" text:anchor-type="as-char" svg:width="0.3492in" svg:height="0.2217in" draw:z-index="66"><draw:object xlink:href="./Object 52" xlink:type="simple" xlink:show="embed" xlink:actuate="onLoad"/><draw:image xlink:href="./ObjectReplacements/Object 52" xlink:type="simple" xlink:show="embed" xlink:actuate="onLoad"/></draw:frame>= <draw:frame draw:style-name="fr4" draw:name="Object53" text:anchor-type="as-char" svg:y="-0.2437in" svg:width="2.0654in" svg:height="0.3929in" draw:z-index="14"><draw:object xlink:href="./Object 53" xlink:type="simple" xlink:show="embed" xlink:actuate="onLoad"/><draw:image xlink:href="./ObjectReplacements/Object 53" xlink:type="simple" xlink:show="embed" xlink:actuate="onLoad"/></draw:frame></text:p>
      <text:p text:style-name="P5"><text:span text:style-name="T21">K</text:span><text:span text:style-name="T39">P</text:span><text:span text:style-name="T1">’</text:span> – коэффициент учета сложности алгоритма ПП и вида используемой информации для переменной информации;</text:p>
      <text:p text:style-name="P5"><text:span text:style-name="T21">K</text:span><text:span text:style-name="T39">NS</text:span><text:span text:style-name="T1">’</text:span> - коэффициент учета сложности алгоритма ПП и вида используемой информации для нормативно-справочной информации;</text:p>
      <text:p text:style-name="P5"><text:span text:style-name="T21">K</text:span><text:span text:style-name="T39">B</text:span><text:span text:style-name="T1">’</text:span> - коэффициент учета сложности алгоритма ПП и вида используемой информации для баз данных.</text:p>
      <text:p text:style-name="P5">По таблице принимаем (сложность алгоритма ПП – 2, группа новизны - А):</text:p>
      <text:p text:style-name="P67"><text:span text:style-name="T21">K</text:span><text:span text:style-name="T39">P</text:span><text:span text:style-name="T21">’</text:span><text:span text:style-name="T20"> = 2,02</text:span></text:p>
      <text:p text:style-name="P67"><text:span text:style-name="T21">K</text:span><text:span text:style-name="T39">NS</text:span><text:span text:style-name="T21">’</text:span><text:span text:style-name="T20"> = 1,21</text:span></text:p>
      <text:p text:style-name="P67"><text:span text:style-name="T21">K</text:span><text:span text:style-name="T39">B</text:span><text:span text:style-name="T21">’</text:span><text:span text:style-name="T20"> = </text:span>1<text:span text:style-name="T20">,</text:span>05</text:p>
      <text:p text:style-name="P67"><text:span text:style-name="T21">n</text:span><text:span text:style-name="T39">P</text:span><text:span text:style-name="T21"> = </text:span>3</text:p>
      <text:p text:style-name="P67"><text:span text:style-name="T21">n</text:span><text:span text:style-name="T39">NS</text:span><text:span text:style-name="T21"> = </text:span><text:span text:style-name="T20">0</text:span></text:p>
      <text:p text:style-name="P67"><text:span text:style-name="T21">n</text:span><text:span text:style-name="T39">B</text:span><text:span text:style-name="T21"> =</text:span><text:span text:style-name="T20"> 1</text:span></text:p>
      <text:p text:style-name="P67"><draw:frame draw:style-name="fr6" draw:name="Object54" text:anchor-type="as-char" svg:width="0.3492in" svg:height="0.2217in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0">= </text:span><draw:frame draw:style-name="fr5" draw:name="Object55" text:anchor-type="as-char" svg:width="1.7055in" svg:height="0.3929in" draw:z-index="15"><draw:object xlink:href="./Object 55" xlink:type="simple" xlink:show="embed" xlink:actuate="onLoad"/><draw:image xlink:href="./ObjectReplacements/Object 55" xlink:type="simple" xlink:show="embed" xlink:actuate="onLoad"/></draw:frame><text:span text:style-name="T20">= 1,</text:span>7775</text:p>
      <text:p text:style-name="P5"><draw:frame draw:style-name="fr5" draw:name="Object56" text:anchor-type="as-char" svg:width="0.2965in" svg:height="0.2465in" draw:z-index="16"><draw:object xlink:href="./Object 56" xlink:type="simple" xlink:show="embed" xlink:actuate="onLoad"/><draw:image xlink:href="./ObjectReplacements/Object 56" xlink:type="simple" xlink:show="embed" xlink:actuate="onLoad"/></draw:frame>- норма времени, затраченного на разработку рабочего проекта на алгоритмическом языке высокого уровня разработчиком постановки задач. По таблице выбираем (функциональное назначение – технико-экономическое планирование, количество <text:soft-page-break/>разновидностей форм входной информации – <text:span text:style-name="T88">2</text:span>, количество разновидностей форм выходной информации – 2):</text:p>
      <text:p text:style-name="P67"><draw:frame draw:style-name="fr5" draw:name="Object57" text:anchor-type="as-char" svg:width="0.2965in" svg:height="0.2465in" draw:z-index="17"><draw:object xlink:href="./Object 57" xlink:type="simple" xlink:show="embed" xlink:actuate="onLoad"/><draw:image xlink:href="./ObjectReplacements/Object 57" xlink:type="simple" xlink:show="embed" xlink:actuate="onLoad"/></draw:frame>= 1<text:span text:style-name="T90">5</text:span> [чел.-дни]</text:p>
      <text:p text:style-name="P5"><draw:frame draw:style-name="fr5" draw:name="Object58" text:anchor-type="as-char" svg:width="0.2992in" svg:height="0.2465in" draw:z-index="18"><draw:object xlink:href="./Object 58" xlink:type="simple" xlink:show="embed" xlink:actuate="onLoad"/><draw:image xlink:href="./ObjectReplacements/Object 58" xlink:type="simple" xlink:show="embed" xlink:actuate="onLoad"/></draw:frame> - норма времени, затраченного на разработку рабочего проекта на алгоритмическом языке высокого уровня разработчиком ПО. По таблице выбираем (функциональное назначение – технико-экономическое планирование, количество разновидностей форм входной информации – <text:span text:style-name="T89">2</text:span>, количество разновидностей форм выходной информации – 2):</text:p>
      <text:p text:style-name="P67"><draw:frame draw:style-name="fr5" draw:name="Object59" text:anchor-type="as-char" svg:width="0.2992in" svg:height="0.2465in" draw:z-index="19"><draw:object xlink:href="./Object 59" xlink:type="simple" xlink:show="embed" xlink:actuate="onLoad"/><draw:image xlink:href="./ObjectReplacements/Object 59" xlink:type="simple" xlink:show="embed" xlink:actuate="onLoad"/></draw:frame>= <text:span text:style-name="T90">91</text:span> [чел.-дни]</text:p>
      <text:p text:style-name="P71"><draw:frame draw:style-name="fr4" draw:name="Object60" text:anchor-type="as-char" svg:y="-0.1484in" svg:width="0.3307in" svg:height="0.2217in" draw:z-index="20"><draw:object xlink:href="./Object 60" xlink:type="simple" xlink:show="embed" xlink:actuate="onLoad"/><draw:image xlink:href="./ObjectReplacements/Object 60" xlink:type="simple" xlink:show="embed" xlink:actuate="onLoad"/></draw:frame>= 1,0<text:span text:style-name="T90">0</text:span>∙1,75∙0,8∙0,<text:span text:style-name="T90">7</text:span>∙1, 7775∙(1<text:span text:style-name="T90">5</text:span>+<text:span text:style-name="T90">91</text:span>) = <text:span text:style-name="T90">185</text:span> [чел.-дни]</text:p>
      <text:h text:style-name="Heading_20_2" text:outline-level="2">Трудоемкость выполнения стадии “Внедрение” </text:h>
      <text:p text:style-name="P5">Рассчитывается по формуле:</text:p>
      <text:p text:style-name="P67"><draw:frame draw:style-name="fr3" draw:name="Object61" text:anchor-type="as-char" svg:y="-0.1484in" svg:width="0.2701in" svg:height="0.2217in" draw:z-index="68"><draw:object xlink:href="./Object 61" xlink:type="simple" xlink:show="embed" xlink:actuate="onLoad"/><draw:image xlink:href="./ObjectReplacements/Object 61" xlink:type="simple" xlink:show="embed" xlink:actuate="onLoad"/></draw:frame> = (<draw:frame draw:style-name="fr5" draw:name="Object62" text:anchor-type="as-char" svg:width="0.2965in" svg:height="0.2465in" draw:z-index="21"><draw:object xlink:href="./Object 62" xlink:type="simple" xlink:show="embed" xlink:actuate="onLoad"/><draw:image xlink:href="./ObjectReplacements/Object 62" xlink:type="simple" xlink:show="embed" xlink:actuate="onLoad"/></draw:frame>+<draw:frame draw:style-name="fr5" draw:name="Object63" text:anchor-type="as-char" svg:width="0.2992in" svg:height="0.2465in" draw:z-index="22"><draw:object xlink:href="./Object 63" xlink:type="simple" xlink:show="embed" xlink:actuate="onLoad"/><draw:image xlink:href="./ObjectReplacements/Object 63" xlink:type="simple" xlink:show="embed" xlink:actuate="onLoad"/></draw:frame>) ∙<draw:frame draw:style-name="fr6" draw:name="Object64" text:anchor-type="as-char" svg:width="0.3244in" svg:height="0.2217in" draw:z-index="69"><draw:object xlink:href="./Object 64" xlink:type="simple" xlink:show="embed" xlink:actuate="onLoad"/><draw:image xlink:href="./ObjectReplacements/Object 64" xlink:type="simple" xlink:show="embed" xlink:actuate="onLoad"/></draw:frame> ∙<draw:frame draw:style-name="fr6" draw:name="Object65" text:anchor-type="as-char" svg:width="0.3102in" svg:height="0.2217in" draw:z-index="70"><draw:object xlink:href="./Object 65" xlink:type="simple" xlink:show="embed" xlink:actuate="onLoad"/><draw:image xlink:href="./ObjectReplacements/Object 65" xlink:type="simple" xlink:show="embed" xlink:actuate="onLoad"/></draw:frame> ∙<draw:frame draw:style-name="fr6" draw:name="Object66" text:anchor-type="as-char" svg:width="0.3055in" svg:height="0.2217in" draw:z-index="71"><draw:object xlink:href="./Object 66" xlink:type="simple" xlink:show="embed" xlink:actuate="onLoad"/><draw:image xlink:href="./ObjectReplacements/Object 66" xlink:type="simple" xlink:show="embed" xlink:actuate="onLoad"/></draw:frame> , где:</text:p>
      <text:p text:style-name="P5"><draw:frame draw:style-name="fr5" draw:name="Object67" text:anchor-type="as-char" svg:width="0.2965in" svg:height="0.2465in" draw:z-index="23"><draw:object xlink:href="./Object 67" xlink:type="simple" xlink:show="embed" xlink:actuate="onLoad"/><draw:image xlink:href="./ObjectReplacements/Object 67" xlink:type="simple" xlink:show="embed" xlink:actuate="onLoad"/></draw:frame> - норма времени, затрачиваемого разработчиком постановки задач на выполнение процедур внедрения программного продукта. </text:p>
      <text:p text:style-name="P5"><draw:frame draw:style-name="fr5" draw:name="Object68" text:anchor-type="as-char" svg:width="0.2992in" svg:height="0.2465in" draw:z-index="24"><draw:object xlink:href="./Object 68" xlink:type="simple" xlink:show="embed" xlink:actuate="onLoad"/><draw:image xlink:href="./ObjectReplacements/Object 68" xlink:type="simple" xlink:show="embed" xlink:actuate="onLoad"/></draw:frame>- норма времени, затрачиваемого разработчиком программного обеспечения на выполнение процедур внедрения программного продукта. </text:p>
      <text:p text:style-name="P5">По таблице выбираем значения (функциональное назначение – технико-экономическое планирование, количество разновидностей форм входной информации – <text:span text:style-name="T90">2</text:span>, количество разновидностей форм выходной информации – 2):</text:p>
      <text:p text:style-name="P67"><draw:frame draw:style-name="fr5" draw:name="Object69" text:anchor-type="as-char" svg:width="0.2965in" svg:height="0.2465in" draw:z-index="25"><draw:object xlink:href="./Object 69" xlink:type="simple" xlink:show="embed" xlink:actuate="onLoad"/><draw:image xlink:href="./ObjectReplacements/Object 69" xlink:type="simple" xlink:show="embed" xlink:actuate="onLoad"/></draw:frame>= 1<text:span text:style-name="T91">7</text:span> [чел.-дни]</text:p>
      <text:p text:style-name="P67"><draw:frame draw:style-name="fr5" draw:name="Object70" text:anchor-type="as-char" svg:width="0.2992in" svg:height="0.2465in" draw:z-index="26"><draw:object xlink:href="./Object 70" xlink:type="simple" xlink:show="embed" xlink:actuate="onLoad"/><draw:image xlink:href="./ObjectReplacements/Object 70" xlink:type="simple" xlink:show="embed" xlink:actuate="onLoad"/></draw:frame>= 1<text:span text:style-name="T91">9</text:span> [чел.-дни]</text:p>
      <text:p text:style-name="P66">Коэффициенты <draw:frame draw:style-name="fr6" draw:name="Object71" text:anchor-type="as-char" svg:width="0.3244in" svg:height="0.2217in" draw:z-index="72"><draw:object xlink:href="./Object 71" xlink:type="simple" xlink:show="embed" xlink:actuate="onLoad"/><draw:image xlink:href="./ObjectReplacements/Object 71" xlink:type="simple" xlink:show="embed" xlink:actuate="onLoad"/></draw:frame> ,<draw:frame draw:style-name="fr6" draw:name="Object72" text:anchor-type="as-char" svg:width="0.3055in" svg:height="0.2217in" draw:z-index="73"><draw:object xlink:href="./Object 72" xlink:type="simple" xlink:show="embed" xlink:actuate="onLoad"/><draw:image xlink:href="./ObjectReplacements/Object 72" xlink:type="simple" xlink:show="embed" xlink:actuate="onLoad"/></draw:frame> были найдены выше:</text:p>
      <text:p text:style-name="P67"><draw:frame draw:style-name="fr6" draw:name="Object73" text:anchor-type="as-char" svg:width="0.3244in" svg:height="0.2217in" draw:z-index="74"><draw:object xlink:href="./Object 73" xlink:type="simple" xlink:show="embed" xlink:actuate="onLoad"/><draw:image xlink:href="./ObjectReplacements/Object 73" xlink:type="simple" xlink:show="embed" xlink:actuate="onLoad"/></draw:frame>= 1,0<text:span text:style-name="T91">0</text:span></text:p>
      <text:p text:style-name="P67"><draw:frame draw:style-name="fr6" draw:name="Object74" text:anchor-type="as-char" svg:width="0.3055in" svg:height="0.2217in" draw:z-index="75"><draw:object xlink:href="./Object 74" xlink:type="simple" xlink:show="embed" xlink:actuate="onLoad"/><draw:image xlink:href="./ObjectReplacements/Object 74" xlink:type="simple" xlink:show="embed" xlink:actuate="onLoad"/></draw:frame>= 0,<text:span text:style-name="T91">7</text:span></text:p>
      <text:p text:style-name="P5"><draw:frame draw:style-name="fr6" draw:name="Object75" text:anchor-type="as-char" svg:width="0.3102in" svg:height="0.2217in" draw:z-index="76"><draw:object xlink:href="./Object 75" xlink:type="simple" xlink:show="embed" xlink:actuate="onLoad"/><draw:image xlink:href="./ObjectReplacements/Object 75" xlink:type="simple" xlink:show="embed" xlink:actuate="onLoad"/></draw:frame> - коэффициент учета режима обработки информации. По таблице принимаем значение (группа новизны – А, режим обработки информации – реальный масштаб времени):</text:p>
      <text:p text:style-name="P67"><draw:frame draw:style-name="fr6" draw:name="Object76" text:anchor-type="as-char" svg:width="0.3102in" svg:height="0.2217in" draw:z-index="77"><draw:object xlink:href="./Object 76" xlink:type="simple" xlink:show="embed" xlink:actuate="onLoad"/><draw:image xlink:href="./ObjectReplacements/Object 76" xlink:type="simple" xlink:show="embed" xlink:actuate="onLoad"/></draw:frame>=1,60</text:p>
      <text:p text:style-name="P71"><draw:frame draw:style-name="fr4" draw:name="Object77" text:anchor-type="as-char" svg:y="-0.1484in" svg:width="0.2701in" svg:height="0.2217in" draw:z-index="27"><draw:object xlink:href="./Object 77" xlink:type="simple" xlink:show="embed" xlink:actuate="onLoad"/><draw:image xlink:href="./ObjectReplacements/Object 77" xlink:type="simple" xlink:show="embed" xlink:actuate="onLoad"/></draw:frame> = (17 + 19) ∙1,0<text:span text:style-name="T91">0</text:span> ∙ 1,60 ∙ 0,<text:span text:style-name="T91">7</text:span> = <text:span text:style-name="T91">40</text:span> [чел.-дни]</text:p>
      <text:p text:style-name="P16">Общая трудоемкость разработки ПП:</text:p>
      <text:p text:style-name="P72"><text:span text:style-name="T1"><draw:frame draw:style-name="fr4" draw:name="Object78" text:anchor-type="as-char" svg:y="-0.1484in" svg:width="0.3307in" svg:height="0.2217in" draw:z-index="28"><draw:object xlink:href="./Object 78" xlink:type="simple" xlink:show="embed" xlink:actuate="onLoad"/><draw:image xlink:href="./ObjectReplacements/Object 78" xlink:type="simple" xlink:show="embed" xlink:actuate="onLoad"/></draw:frame></text:span><text:span text:style-name="T1">= </text:span>79 + 175 + <text:span text:style-name="T91">261</text:span> + <text:span text:style-name="T91">185</text:span> + <text:span text:style-name="T91">40</text:span>= <text:span text:style-name="T91">740</text:span> [чел.-дни]</text:p>
      <text:p text:style-name="P28">Посчитанную трудоёмкость обобщим в таблице 2.</text:p>
      <text:p text:style-name="P29"><text:span text:style-name="T31"><text:tab/>Таблица 2.</text:span></text:p>
      <text:p text:style-name="P29"><text:span text:style-name="T72">Укрупненный состав работ по стадиям разработки программного продукта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9">Стадия</text:p>
          </table:table-cell>
          <table:table-cell table:style-name="Table8.A1" office:value-type="string">
            <text:p text:style-name="P77"><text:span text:style-name="T94">Название с</text:span>тади<text:span text:style-name="T94">и</text:span> разработки программного продукта</text:p>
          </table:table-cell>
          <table:table-cell table:style-name="Table8.C1" office:value-type="string">
            <text:p text:style-name="P81">Трудоёмкость [чел-дн.]</text:p>
          </table:table-cell>
        </table:table-row>
        <table:table-row table:style-name="Table8.1">
          <table:table-cell table:style-name="Table8.A2" office:value-type="string">
            <text:p text:style-name="P86">1</text:p>
          </table:table-cell>
          <table:table-cell table:style-name="Table8.A2" office:value-type="string">
            <text:p text:style-name="P86">2</text:p>
          </table:table-cell>
          <table:table-cell table:style-name="Table8.C2" office:value-type="string">
            <text:p text:style-name="P78">3</text:p>
          </table:table-cell>
        </table:table-row>
        <text:soft-page-break/>
        <table:table-row table:style-name="Table8.1">
          <table:table-cell table:style-name="Table8.A3" office:value-type="string">
            <text:p text:style-name="P84">1</text:p>
          </table:table-cell>
          <table:table-cell table:style-name="Table8.B3" office:value-type="string">
            <text:p text:style-name="P83">Техническое задание</text:p>
          </table:table-cell>
          <table:table-cell table:style-name="Table8.C3" office:value-type="string">
            <text:p text:style-name="P12">79</text:p>
          </table:table-cell>
        </table:table-row>
        <table:table-row table:style-name="Table8.1">
          <table:table-cell table:style-name="Table8.A4" office:value-type="string">
            <text:p text:style-name="P84">2</text:p>
          </table:table-cell>
          <table:table-cell table:style-name="Table8.B4" office:value-type="string">
            <text:p text:style-name="P83">Эскизный проект</text:p>
          </table:table-cell>
          <table:table-cell table:style-name="Table8.C4" office:value-type="string">
            <text:p text:style-name="P12">175</text:p>
          </table:table-cell>
        </table:table-row>
        <table:table-row table:style-name="Table8.1">
          <table:table-cell table:style-name="Table8.A5" office:value-type="string">
            <text:p text:style-name="P84">3</text:p>
          </table:table-cell>
          <table:table-cell table:style-name="Table8.B5" office:value-type="string">
            <text:p text:style-name="P83">Технический проект</text:p>
          </table:table-cell>
          <table:table-cell table:style-name="Table8.C5" office:value-type="string">
            <text:p text:style-name="P12">261</text:p>
          </table:table-cell>
        </table:table-row>
        <table:table-row table:style-name="Table8.1">
          <table:table-cell table:style-name="Table8.A6" office:value-type="string">
            <text:p text:style-name="P75">4</text:p>
          </table:table-cell>
          <table:table-cell table:style-name="Table8.B6" office:value-type="string">
            <text:p text:style-name="P74">Рабочий проект</text:p>
          </table:table-cell>
          <table:table-cell table:style-name="Table8.C6" office:value-type="string">
            <text:p text:style-name="P12">185</text:p>
          </table:table-cell>
        </table:table-row>
        <table:table-row table:style-name="Table8.1">
          <table:table-cell table:style-name="Table8.A7" office:value-type="string">
            <text:p text:style-name="P75">5</text:p>
          </table:table-cell>
          <table:table-cell table:style-name="Table8.B7" office:value-type="string">
            <text:p text:style-name="P74">Внедрение</text:p>
          </table:table-cell>
          <table:table-cell table:style-name="Table8.C7" office:value-type="string">
            <text:p text:style-name="P12">40</text:p>
          </table:table-cell>
        </table:table-row>
        <table:table-row table:style-name="Table8.1">
          <table:table-cell table:style-name="Table8.A8" office:value-type="string">
            <text:p text:style-name="P75">Всего</text:p>
          </table:table-cell>
          <table:table-cell table:style-name="Table8.B8" office:value-type="string">
            <text:p text:style-name="P74"/>
          </table:table-cell>
          <table:table-cell table:style-name="Table8.C8" office:value-type="string">
            <text:p text:style-name="P12">740</text:p>
          </table:table-cell>
        </table:table-row>
      </table:table>
      <text:p text:style-name="P17"><text:span text:style-name="T101"/></text:p>
      <text:p text:style-name="P17"><text:span text:style-name="T101"/></text:p>
      <text:p text:style-name="P17"><text:span text:style-name="T101"/></text:p>
      <text:p text:style-name="P17"><text:span text:style-name="T101"/></text:p>
      <text:h text:style-name="Heading_20_1" text:outline-level="1"><text:bookmark-start text:name="__RefHeading___Toc391221262"/>Расчет количества исполнителей<text:bookmark-end text:name="__RefHeading___Toc391221262"/></text:h>
      <text:p text:style-name="Standard">Средняя численность исполнителей при реализации проекта разработки и внедрения ПО определяется соотношением:<draw:frame draw:style-name="fr5" draw:name="Object95" text:anchor-type="as-char" svg:width="0.6008in" svg:height="0.4299in" draw:z-index="83"><draw:object xlink:href="./Object 95" xlink:type="simple" xlink:show="embed" xlink:actuate="onLoad"/><draw:image xlink:href="./ObjectReplacements/Object 95" xlink:type="simple" xlink:show="embed" xlink:actuate="onLoad"/><svg:desc>formula</svg:desc></draw:frame>, где: </text:p>
      <text:p text:style-name="Standard"><text:span text:style-name="T66">Q</text:span><text:span text:style-name="T41">p </text:span><text:span text:style-name="T66">- затраты труда на выполнение проекта (разработка и внедрение ПО), </text:span></text:p>
      <text:p text:style-name="Standard">F - фонд рабочего времени.</text:p>
      <text:p text:style-name="Standard">Величина фонда рабочего времени определяется соотношением:</text:p>
      <text:p text:style-name="P1"><draw:frame draw:style-name="fr5" draw:name="Object96" text:anchor-type="as-char" svg:width="0.7236in" svg:height="0.2217in" draw:z-index="84"><draw:object xlink:href="./Object 96" xlink:type="simple" xlink:show="embed" xlink:actuate="onLoad"/><draw:image xlink:href="./ObjectReplacements/Object 96" xlink:type="simple" xlink:show="embed" xlink:actuate="onLoad"/><svg:desc>formula</svg:desc></draw:frame>, где</text:p>
      <text:p text:style-name="Standard"><text:span text:style-name="T66">Т - время выполнения проекта в месяцах. </text:span><text:span text:style-name="T27">T</text:span><text:span text:style-name="T66"> = 4 мес.;</text:span></text:p>
      <text:p text:style-name="Standard"><text:span text:style-name="T66">F</text:span><text:span text:style-name="T41">M</text:span><text:span text:style-name="T66"> - фонд времени в текущем месяце, который рассчитывается из учета общества числа дней в году, числа выходных и праздничных дней:</text:span></text:p>
      <text:p text:style-name="P1"><draw:frame draw:style-name="fr4" draw:name="Object97" text:anchor-type="as-char" svg:y="-0.3055in" svg:width="1.7335in" svg:height="0.4543in" draw:z-index="85"><draw:object xlink:href="./Object 97" xlink:type="simple" xlink:show="embed" xlink:actuate="onLoad"/><draw:image xlink:href="./ObjectReplacements/Object 97" xlink:type="simple" xlink:show="embed" xlink:actuate="onLoad"/><svg:desc>formula</svg:desc></draw:frame>, где</text:p>
      <text:p text:style-name="Standard"><text:span text:style-name="T66">t</text:span><text:span text:style-name="T41">p</text:span><text:span text:style-name="T66"> - продолжительность рабочего дня;</text:span></text:p>
      <text:p text:style-name="Standard"><text:span text:style-name="T66">D</text:span><text:span text:style-name="T41">K</text:span><text:span text:style-name="T66"> - общее число дней в году;</text:span></text:p>
      <text:p text:style-name="Standard"><text:span text:style-name="T66">D</text:span><text:span text:style-name="T41">B</text:span><text:span text:style-name="T66"> - число выходных дней в году;</text:span></text:p>
      <text:p text:style-name="Standard"><text:span text:style-name="T66">D</text:span><text:span text:style-name="T41">П</text:span><text:span text:style-name="T66"> - число праздничных дней в году.</text:span></text:p>
      <text:p text:style-name="P1"><draw:frame draw:style-name="fr4" draw:name="Object98" text:anchor-type="as-char" svg:y="-0.3055in" svg:width="3.4744in" svg:height="0.4543in" draw:z-index="86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Standard"><text:span text:style-name="T59"><text:tab/></text:span><text:span text:style-name="T24">F</text:span><text:span text:style-name="T59"> = </text:span><text:span text:style-name="T24">T</text:span><text:span text:style-name="T5"> <text:s/>*</text:span><text:span text:style-name="T4"> </text:span><text:span text:style-name="T23">Fm</text:span><text:span text:style-name="T54"> = 4 </text:span><text:span text:style-name="T25">*</text:span><text:span text:style-name="T54"> 166 = 664 <text:tab/><text:tab/></text:span><text:span text:style-name="T25">Qp</text:span><text:span text:style-name="T54"> = 8 </text:span><text:span text:style-name="T25">*</text:span><text:span text:style-name="T54"> </text:span><text:span text:style-name="T55">740</text:span><text:span text:style-name="T54"> = </text:span><text:span text:style-name="T55">5920</text:span></text:p>
      <text:p text:style-name="Standard"><draw:frame draw:style-name="fr4" draw:name="Object94" text:anchor-type="as-char" svg:y="-0.2811in" svg:width="1.3346in" svg:height="0.4307in" draw:z-index="82"><draw:object xlink:href="./Object 94" xlink:type="simple" xlink:show="embed" xlink:actuate="onLoad"/><draw:image xlink:href="./ObjectReplacements/Object 94" xlink:type="simple" xlink:show="embed" xlink:actuate="onLoad"/><svg:desc>formula</svg:desc></draw:frame> - число исполнителей проекта.</text:p>
      <text:p text:style-name="Standard"><text:span text:style-name="T97"/></text:p>
      <text:h text:style-name="Heading_20_1" text:outline-level="1">Ленточный график выполнения работ</text:h>
      <text:p text:style-name="P46"><text:span text:style-name="T99">Планирование и контроль хода выполнения разработки проводится по </text:span><text:span text:style-name="T100">ленточному</text:span><text:span text:style-name="T99"> графику выполнения работ. </text:span><text:span text:style-name="T71">По данным в таблице 1 в ленточный график (таблицу 3), в ячейки столбца “продолжительности рабочих дней” заносятся времена, которые требуются на выполнение соответствующего этапа. </text:span></text:p>
      <text:p text:style-name="P14"/>
      <text:p text:style-name="P15">Для реализации проекта потребуются <text:span text:style-name="T104">3</text:span><text:span text:style-name="T30"> старших инженера и </text:span><text:span text:style-name="T35">6</text:span><text:span text:style-name="T30"> простых инженер</text:span><text:span text:style-name="T34">ов</text:span>. <text:span text:style-name="T103">Для упрощения расчётов и видов графиков предполагаем, что 3 старших инженера, как и 6 </text:span><text:soft-page-break/><text:span text:style-name="T103">инженеров всегда работаю одновременно, поэтому мы можем рассматривать эти группы специалистов вместе.</text:span></text:p>
      <text:p text:style-name="P15">Ленточный график выполнения работ представлен в таблице 3.</text:p>
      <text:p text:style-name="P44"><text:span text:style-name="T98"/></text:p>
      <text:p text:style-name="P4"><text:span text:style-name="T76">Таблица 3</text:span><text:span text:style-name="T77">.</text:span></text:p>
      <text:p text:style-name="P4">Ленточный график выполнения работ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 table:number-columns-repeated="3"/>
        <table:table-column table:style-name="Table10.G"/>
        <table:table-column table:style-name="Table10.H" table:number-columns-repeated="3"/>
        <table:table-column table:style-name="Table10.G"/>
        <table:table-column table:style-name="Table10.E"/>
        <table:table-row>
          <table:table-cell table:style-name="Table10.A1" office:value-type="string">
            <text:p text:style-name="P61"><text:span text:style-name="T61">Этапы</text:span></text:p>
          </table:table-cell>
          <table:table-cell table:style-name="Table10.A1" office:value-type="string">
            <text:p text:style-name="P34">Трудозатраты</text:p>
          </table:table-cell>
          <table:table-cell table:style-name="Table10.A1" office:value-type="string">
            <text:p text:style-name="P61">Исполнители <text:span text:style-name="T105">(количество)</text:span></text:p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P1" office:value-type="string">
            <text:p text:style-name="Table_20_Contents"/>
          </table:table-cell>
        </table:table-row>
        <table:table-row>
          <table:table-cell table:style-name="Table10.A2" table:number-rows-spanned="2" office:value-type="string">
            <text:p text:style-name="P61">1</text:p>
          </table:table-cell>
          <table:table-cell table:style-name="Table10.A2" table:number-rows-spanned="2" office:value-type="string">
            <text:p text:style-name="P12">79</text:p>
          </table:table-cell>
          <table:table-cell table:style-name="Table10.A2" office:value-type="string">
            <text:p text:style-name="P61">Старший инженер <text:span text:style-name="T104">(3)</text:span></text:p>
          </table:table-cell>
          <table:table-cell table:style-name="Table10.D2" office:value-type="string">
            <text:p text:style-name="P64">30</text:p>
          </table:table-cell>
          <table:table-cell table:style-name="Table10.D2" office:value-type="string">
            <text:p text:style-name="P64">30</text:p>
          </table:table-cell>
          <table:table-cell table:style-name="Table10.D2" office:value-type="string">
            <text:p text:style-name="P64">19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0.A2" office:value-type="string">
            <text:p text:style-name="P61">Инженер <text:span text:style-name="T104">(6)</text:span></text:p>
          </table:table-cell>
          <table:table-cell table:style-name="Table10.D2" office:value-type="string">
            <text:p text:style-name="P63"/>
          </table:table-cell>
          <table:table-cell table:style-name="Table10.D2" office:value-type="string">
            <text:p text:style-name="P63"/>
          </table:table-cell>
          <table:table-cell table:style-name="Table10.D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3" office:value-type="string">
            <text:p text:style-name="Table_20_Contents"/>
          </table:table-cell>
        </table:table-row>
        <table:table-row>
          <table:table-cell table:style-name="Table10.A2" table:number-rows-spanned="2" office:value-type="string">
            <text:p text:style-name="P63">2</text:p>
          </table:table-cell>
          <table:table-cell table:style-name="Table10.A2" table:number-rows-spanned="2" office:value-type="string">
            <text:p text:style-name="P12"><text:span text:style-name="T104">175</text:span></text:p>
          </table:table-cell>
          <table:table-cell table:style-name="Table10.A2" office:value-type="string">
            <text:p text:style-name="P62">Старший инженер <text:span text:style-name="T104">(3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63"/>
          </table:table-cell>
          <table:table-cell table:style-name="Table10.D2" office:value-type="string">
            <text:p text:style-name="P64">11</text:p>
          </table:table-cell>
          <table:table-cell table:style-name="Table10.D2" office:value-type="string">
            <text:p text:style-name="P64">30</text:p>
          </table:table-cell>
          <table:table-cell table:style-name="Table10.D2" office:value-type="string">
            <text:p text:style-name="P64">30</text:p>
          </table:table-cell>
          <table:table-cell table:style-name="Table10.D2" office:value-type="string">
            <text:p text:style-name="P64">20</text:p>
          </table:table-cell>
          <table:table-cell table:style-name="Table10.A2" office:value-type="string">
            <text:p text:style-name="P64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0.A2" office:value-type="string">
            <text:p text:style-name="P62">Инженер <text:span text:style-name="T104">(6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63"/>
          </table:table-cell>
          <table:table-cell table:style-name="Table10.D2" office:value-type="string">
            <text:p text:style-name="P64">10</text:p>
          </table:table-cell>
          <table:table-cell table:style-name="Table10.D2" office:value-type="string">
            <text:p text:style-name="P64">26</text:p>
          </table:table-cell>
          <table:table-cell table:style-name="Table10.D2" office:value-type="string">
            <text:p text:style-name="P64">26</text:p>
          </table:table-cell>
          <table:table-cell table:style-name="Table10.D2" office:value-type="string">
            <text:p text:style-name="P64">22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5" office:value-type="string">
            <text:p text:style-name="Table_20_Contents"/>
          </table:table-cell>
        </table:table-row>
        <table:table-row>
          <table:table-cell table:style-name="Table10.A2" table:number-rows-spanned="2" office:value-type="string">
            <text:p text:style-name="P63">3</text:p>
          </table:table-cell>
          <table:table-cell table:style-name="Table10.A2" table:number-rows-spanned="2" office:value-type="string">
            <text:p text:style-name="P13">261</text:p>
          </table:table-cell>
          <table:table-cell table:style-name="Table10.A2" office:value-type="string">
            <text:p text:style-name="P62">Старший инженер <text:span text:style-name="T104">(3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8</text:p>
          </table:table-cell>
          <table:table-cell table:style-name="Table10.D2" office:value-type="string">
            <text:p text:style-name="P64">15</text:p>
          </table:table-cell>
          <table:table-cell table:style-name="Table10.D2" office:value-type="string">
            <text:p text:style-name="P64">15</text:p>
          </table:table-cell>
          <table:table-cell table:style-name="Table10.D2" office:value-type="string">
            <text:p text:style-name="P64">15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6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0.A2" office:value-type="string">
            <text:p text:style-name="P62">Инженер <text:span text:style-name="T104">(6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<text:span text:style-name="T106">2</text:span>8</text:p>
          </table:table-cell>
          <table:table-cell table:style-name="Table10.D2" office:value-type="string">
            <text:p text:style-name="P64">60</text:p>
          </table:table-cell>
          <table:table-cell table:style-name="Table10.D2" office:value-type="string">
            <text:p text:style-name="P64">60</text:p>
          </table:table-cell>
          <table:table-cell table:style-name="Table10.D2" office:value-type="string">
            <text:p text:style-name="P64">60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P7" office:value-type="string">
            <text:p text:style-name="Table_20_Contents"/>
          </table:table-cell>
        </table:table-row>
        <table:table-row>
          <table:table-cell table:style-name="Table10.A2" table:number-rows-spanned="2" office:value-type="string">
            <text:p text:style-name="P63">4</text:p>
          </table:table-cell>
          <table:table-cell table:style-name="Table10.A2" table:number-rows-spanned="2" office:value-type="string">
            <text:p text:style-name="P63">185</text:p>
          </table:table-cell>
          <table:table-cell table:style-name="Table10.A2" office:value-type="string">
            <text:p text:style-name="P62">Старший инженер <text:span text:style-name="T104">(3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13</text:p>
          </table:table-cell>
          <table:table-cell table:style-name="Table10.D2" office:value-type="string">
            <text:p text:style-name="P64">13</text:p>
          </table:table-cell>
          <table:table-cell table:style-name="Table10.D2" office:value-type="string">
            <text:p text:style-name="P64">6</text:p>
          </table:table-cell>
          <table:table-cell table:style-name="Table10.P8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0.A2" office:value-type="string">
            <text:p text:style-name="P62">Инженер <text:span text:style-name="T104">(6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60</text:p>
          </table:table-cell>
          <table:table-cell table:style-name="Table10.D2" office:value-type="string">
            <text:p text:style-name="P64">60</text:p>
          </table:table-cell>
          <table:table-cell table:style-name="Table10.D2" office:value-type="string">
            <text:p text:style-name="P64">33</text:p>
          </table:table-cell>
          <table:table-cell table:style-name="Table10.P9" office:value-type="string">
            <text:p text:style-name="Table_20_Contents"/>
          </table:table-cell>
        </table:table-row>
        <table:table-row>
          <table:table-cell table:style-name="Table10.A2" table:number-rows-spanned="2" office:value-type="string">
            <text:p text:style-name="P63">5</text:p>
          </table:table-cell>
          <table:table-cell table:style-name="Table10.A2" table:number-rows-spanned="2" office:value-type="string">
            <text:p text:style-name="P63">40</text:p>
          </table:table-cell>
          <table:table-cell table:style-name="Table10.A2" office:value-type="string">
            <text:p text:style-name="P62">Старший инженер <text:span text:style-name="T104">(3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5</text:p>
          </table:table-cell>
          <table:table-cell table:style-name="Table10.P10" office:value-type="string">
            <text:p text:style-name="P64">3</text:p>
          </table:table-cell>
        </table:table-row>
        <table:table-row>
          <table:covered-table-cell/>
          <table:covered-table-cell/>
          <table:table-cell table:style-name="Table10.A2" office:value-type="string">
            <text:p text:style-name="P61">Инженер <text:span text:style-name="T105">(6)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P64">27</text:p>
          </table:table-cell>
          <table:table-cell table:style-name="Table10.P10" office:value-type="string">
            <text:p text:style-name="P64">5</text:p>
          </table:table-cell>
        </table:table-row>
        <table:table-row>
          <table:table-cell table:style-name="Table10.A2" office:value-type="string">
            <text:p text:style-name="P33">Время</text:p>
            <text:p text:style-name="P34">(Дни)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12" office:value-type="string">
            <text:p text:style-name="P35">10</text:p>
          </table:table-cell>
          <table:table-cell table:style-name="Table10.D12" office:value-type="string">
            <text:p text:style-name="P35">20</text:p>
          </table:table-cell>
          <table:table-cell table:style-name="Table10.D12" office:value-type="string">
            <text:p text:style-name="P36">30</text:p>
          </table:table-cell>
          <table:table-cell table:style-name="Table10.D12" office:value-type="string">
            <text:p text:style-name="P36">40</text:p>
          </table:table-cell>
          <table:table-cell table:style-name="Table10.D12" office:value-type="string">
            <text:p text:style-name="P36">50</text:p>
          </table:table-cell>
          <table:table-cell table:style-name="Table10.D12" office:value-type="string">
            <text:p text:style-name="P36">60</text:p>
          </table:table-cell>
          <table:table-cell table:style-name="Table10.D12" office:value-type="string">
            <text:p text:style-name="P36">70</text:p>
          </table:table-cell>
          <table:table-cell table:style-name="Table10.D12" office:value-type="string">
            <text:p text:style-name="P36">80</text:p>
          </table:table-cell>
          <table:table-cell table:style-name="Table10.D12" office:value-type="string">
            <text:p text:style-name="P36">90</text:p>
          </table:table-cell>
          <table:table-cell table:style-name="Table10.D12" office:value-type="string">
            <text:p text:style-name="P36">100</text:p>
          </table:table-cell>
          <table:table-cell table:style-name="Table10.D12" office:value-type="string">
            <text:p text:style-name="P34"><text:span text:style-name="T105">11</text:span>0</text:p>
          </table:table-cell>
          <table:table-cell table:style-name="Table10.D12" office:value-type="string">
            <text:p text:style-name="P34"><text:span text:style-name="T105">120</text:span></text:p>
          </table:table-cell>
          <table:table-cell table:style-name="Table10.P12" office:value-type="string">
            <text:p text:style-name="P36">130</text:p>
          </table:table-cell>
        </table:table-row>
      </table:table>
      <text:p text:style-name="P4"/>
      <text:p text:style-name="P48"><text:span text:style-name="T105">Из ленточного графика получаем, что срок разработки составит 121 рабочий день. Если исходить из того, что в месяце 22 рабочих дня, то разработка займёт 5,5 месяцев.</text:span></text:p>
      <text:p text:style-name="P49"><text:span text:style-name="T101"/></text:p>
      <text:p text:style-name="P17"><text:span text:style-name="T101"/></text:p>
      <text:h text:style-name="Heading_20_1" text:outline-level="1"><text:bookmark-start text:name="__RefHeading___Toc391221264"/>Определение цены программной продукции<text:bookmark-end text:name="__RefHeading___Toc391221264"/></text:h>
      <text:p text:style-name="Standard"><text:tab/><text:span text:style-name="T92">Затраты на выполнение проекта состоят из затрат на заработную плату исполнителям, затрат на закупку или аренду оборудования, затрат на организацию рабочих мест, и затрат на накладные расходы.</text:span></text:p>
      <text:p text:style-name="P18">В таблиц<text:span text:style-name="T106">е 4</text:span> приведены затраты на заработную плату и отчисления на социальное страхование в пенсионный фонд, фонд занятости и фонд обязательного медицинского страхования (30 %). Для <text:span text:style-name="T106">старшего инженера </text:span>предполагается оклад в размере <text:span text:style-name="T102">120</text:span>000 рублей в месяц <text:span text:style-name="T106">(5454 рубля в день)</text:span>, <text:span text:style-name="T106">для инженера предполагается оклад в размере 100000 <text:s/>рублей в месяц </text:span><text:span text:style-name="T32">(</text:span><text:span text:style-name="T19">4545 рублей в день</text:span><text:span text:style-name="T32">)</text:span><text:span text:style-name="T106">.</text:span></text:p>
      <text:p text:style-name="P20">Таблица 4.</text:p>
      <text:p text:style-name="P20"><text:soft-page-break/><text:span text:style-name="T102">З</text:span>атраты на зарплату и отчисления на социальное страхование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5">Должность</text:p>
          </table:table-cell>
          <table:table-cell table:style-name="Table9.A1" office:value-type="string">
            <text:p text:style-name="P65">Всего рабочих дней</text:p>
          </table:table-cell>
          <table:table-cell table:style-name="Table9.A1" office:value-type="string">
            <text:p text:style-name="P65">Суммарная зарплата</text:p>
          </table:table-cell>
          <table:table-cell table:style-name="Table9.D1" office:value-type="string">
            <text:p text:style-name="P65">ЕСН</text:p>
          </table:table-cell>
        </table:table-row>
        <table:table-row>
          <table:table-cell table:style-name="Table9.A2" office:value-type="string">
            <text:p text:style-name="P65">Старший инженер</text:p>
          </table:table-cell>
          <table:table-cell table:style-name="Table9.A2" office:value-type="string">
            <text:p text:style-name="P65">263</text:p>
          </table:table-cell>
          <table:table-cell table:style-name="Table9.A2" office:value-type="string">
            <text:p text:style-name="P65">1434402</text:p>
          </table:table-cell>
          <table:table-cell table:style-name="Table9.D2" office:value-type="string">
            <text:p text:style-name="P65">430320.6</text:p>
          </table:table-cell>
        </table:table-row>
        <table:table-row>
          <table:table-cell table:style-name="Table9.A2" office:value-type="string">
            <text:p text:style-name="P65">Инженер</text:p>
          </table:table-cell>
          <table:table-cell table:style-name="Table9.A2" office:value-type="string">
            <text:p text:style-name="P65">477</text:p>
          </table:table-cell>
          <table:table-cell table:style-name="Table9.A2" office:value-type="string">
            <text:p text:style-name="P65">2167965</text:p>
          </table:table-cell>
          <table:table-cell table:style-name="Table9.D2" office:value-type="string">
            <text:p text:style-name="P65">650389.5</text:p>
          </table:table-cell>
        </table:table-row>
        <table:table-row>
          <table:table-cell table:style-name="Table9.A2" office:value-type="string">
            <text:p text:style-name="P65">Итого</text:p>
          </table:table-cell>
          <table:table-cell table:style-name="Table9.A2" office:value-type="string">
            <text:p text:style-name="P65">740</text:p>
          </table:table-cell>
          <table:table-cell table:style-name="Table9.D2" table:number-columns-spanned="2" office:value-type="string">
            <text:p text:style-name="P65">3602367+1080710.1= 4683077.1</text:p>
          </table:table-cell>
          <table:covered-table-cell/>
        </table:table-row>
      </table:table>
      <text:p text:style-name="P19"/>
      <text:p text:style-name="P18">Расходы на материалы, необходимые для разработки программной продукции, указаны в таблице.</text:p>
      <text:p text:style-name="P21">Таблица <text:span text:style-name="T108">5</text:span>.</text:p>
      <text:p text:style-name="P21">Затраты на материалы.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8">№ </text:p>
          </table:table-cell>
          <table:table-cell table:style-name="Table17.A1" office:value-type="string">
            <text:p text:style-name="P18">Наименование материала</text:p>
          </table:table-cell>
          <table:table-cell table:style-name="Table17.A1" office:value-type="string">
            <text:p text:style-name="P18">Единица измерения</text:p>
          </table:table-cell>
          <table:table-cell table:style-name="Table17.A1" office:value-type="string">
            <text:p text:style-name="P18">Кол-во</text:p>
          </table:table-cell>
          <table:table-cell table:style-name="Table17.A1" office:value-type="string">
            <text:p text:style-name="P18">Цена за единицу, руб.</text:p>
          </table:table-cell>
          <table:table-cell table:style-name="Table17.F1" office:value-type="string">
            <text:p text:style-name="P18">Сумма, руб.</text:p>
          </table:table-cell>
        </table:table-row>
        <table:table-row table:style-name="Table17.1">
          <table:table-cell table:style-name="Table17.A2" office:value-type="string">
            <text:p text:style-name="P18">1</text:p>
          </table:table-cell>
          <table:table-cell table:style-name="Table17.A2" office:value-type="string">
            <text:p text:style-name="P18">Бумага А4</text:p>
          </table:table-cell>
          <table:table-cell table:style-name="Table17.A2" office:value-type="string">
            <text:p text:style-name="P18">Пачка 400 л.</text:p>
          </table:table-cell>
          <table:table-cell table:style-name="Table17.A2" office:value-type="string">
            <text:p text:style-name="P18">2</text:p>
          </table:table-cell>
          <table:table-cell table:style-name="Table17.A2" office:value-type="string">
            <text:p text:style-name="P18">200</text:p>
          </table:table-cell>
          <table:table-cell table:style-name="Table17.F2" office:value-type="string">
            <text:p text:style-name="P18">400</text:p>
          </table:table-cell>
        </table:table-row>
        <table:table-row table:style-name="Table17.1">
          <table:table-cell table:style-name="Table17.A2" office:value-type="string">
            <text:p text:style-name="P18">2</text:p>
          </table:table-cell>
          <table:table-cell table:style-name="Table17.A2" office:value-type="string">
            <text:p text:style-name="P18">Картридж для принтера <text:span text:style-name="T20">HP</text:span> <text:s/><text:span text:style-name="T20">P</text:span>10025</text:p>
          </table:table-cell>
          <table:table-cell table:style-name="Table17.A2" office:value-type="string">
            <text:p text:style-name="P18">Шт.</text:p>
          </table:table-cell>
          <table:table-cell table:style-name="Table17.A2" office:value-type="string">
            <text:p text:style-name="P18">3</text:p>
          </table:table-cell>
          <table:table-cell table:style-name="Table17.A2" office:value-type="string">
            <text:p text:style-name="P18">450</text:p>
          </table:table-cell>
          <table:table-cell table:style-name="Table17.F2" office:value-type="string">
            <text:p text:style-name="P18">1350</text:p>
          </table:table-cell>
        </table:table-row>
        <table:table-row table:style-name="Table17.4">
          <table:table-cell table:style-name="Table17.A2" table:number-columns-spanned="5" office:value-type="string">
            <text:p text:style-name="P18">Всего</text:p>
          </table:table-cell>
          <table:covered-table-cell/>
          <table:covered-table-cell/>
          <table:covered-table-cell/>
          <table:covered-table-cell/>
          <table:table-cell table:style-name="Table17.F2" office:value-type="string">
            <text:p text:style-name="P18">1750</text:p>
          </table:table-cell>
        </table:table-row>
      </table:table>
      <text:p text:style-name="P18"><text:span text:style-name="T66">В работе над проектом используется специальное оборудование – персональные электронно-вычислительные машины (ПЭВМ) в количестве </text:span><text:span text:style-name="T67">9</text:span><text:span text:style-name="T66"> шт. Стоимость одной ПЭВМ составляет </text:span><text:span text:style-name="T67">9</text:span><text:span text:style-name="T66">0000 рублей. Месячная норма амортизации </text:span><text:span text:style-name="T27">K</text:span><text:span text:style-name="T66"> = 2,7%. </text:span></text:p>
      <text:p text:style-name="P23"><draw:frame draw:style-name="fr4" draw:name="Object99" text:anchor-type="as-char" svg:y="-0.2437in" svg:width="1.8937in" svg:height="0.3929in" draw:z-index="87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18">Тогда за 5.<text:span text:style-name="T106">5</text:span> месяцев работы расходы на амортизацию составят 8100 рублей.</text:p>
      <text:p text:style-name="P22"><text:span text:style-name="T26">R</text:span><text:span text:style-name="T59"> = </text:span><text:span text:style-name="T60">9</text:span><text:span text:style-name="T59">0000 </text:span><text:span text:style-name="T25">*</text:span><text:span text:style-name="T54"> </text:span><text:span text:style-name="T56">9</text:span><text:span text:style-name="T54"> </text:span><text:span text:style-name="T25">*</text:span><text:span text:style-name="T54"> <text:s/>0.027 </text:span><text:span text:style-name="T25">*</text:span><text:span text:style-name="T54"> 5.</text:span><text:span text:style-name="T56">5</text:span><text:span text:style-name="T54"> = </text:span><text:span text:style-name="T56">120285.0</text:span><text:span text:style-name="T54"> рублей.</text:span></text:p>
      <text:p text:style-name="P22">Общие затраты на разработку программного продукта (ПП) составят</text:p>
      <text:p text:style-name="P24"><text:span text:style-name="T106">4683077.1 + <text:s/>1750 + </text:span><text:span text:style-name="T56">120285 <text:s/></text:span><text:span text:style-name="T57">= 4805112.1</text:span> рублей.</text:p>
      <text:h text:style-name="Heading_20_1" text:outline-level="1"><text:bookmark-start text:name="__RefHeading___Toc391221265"/>Расчет стоимости программного продукта<text:bookmark-end text:name="__RefHeading___Toc391221265"/></text:h>
      <text:p text:style-name="P23"><text:span text:style-name="T78"><draw:frame draw:style-name="fr2" draw:name="Рисунок 7" text:anchor-type="as-char" svg:width="0.7972in" svg:height="0.2583in" draw:z-index="88"><draw:image xlink:href="Pictures/20000019000069D5000022A0B545CE0C3958F04C.wmf" xlink:type="simple" xlink:show="embed" xlink:actuate="onLoad"/></draw:frame></text:span></text:p>
      <text:p text:style-name="P18"><text:span text:style-name="T78"><draw:frame draw:style-name="fr2" draw:name="Рисунок 6" text:anchor-type="as-char" svg:width="0.1665in" svg:height="0.1965in" draw:z-index="89"><draw:image xlink:href="Pictures/2000000C000027B000002E4D7BF8CC0A307A4451.wmf" xlink:type="simple" xlink:show="embed" xlink:actuate="onLoad"/></draw:frame></text:span><text:span text:style-name="T68">- затраты на разработку программной продукции</text:span></text:p>
      <text:p text:style-name="P18"><text:span text:style-name="T79"><draw:frame draw:style-name="fr2" draw:name="Рисунок 5" text:anchor-type="as-char" svg:width="0.2382in" svg:height="0.2583in" draw:z-index="90"><draw:image xlink:href="Pictures/200000110000383900003ED744FEB189EEDC79B7.wmf" xlink:type="simple" xlink:show="embed" xlink:actuate="onLoad"/></draw:frame></text:span><text:span text:style-name="T80"> </text:span><text:span text:style-name="T75">- желаемая прибыль</text:span></text:p>
      <text:p text:style-name="P23"><text:span text:style-name="T73"><draw:frame draw:style-name="fr8" draw:name="Object100" text:anchor-type="as-char" svg:width="1.2602in" svg:height="0.4335in" draw:z-index="9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74"> </text:span><text:span text:style-name="T75">, где</text:span></text:p>
      <text:p text:style-name="P18"><text:span text:style-name="T78"><draw:frame draw:style-name="fr2" draw:name="Рисунок 4" text:anchor-type="as-char" svg:width="0.2382in" svg:height="0.2382in" draw:z-index="92"><draw:image xlink:href="Pictures/20000011000038390000383993B0E18A95F29868.wmf" xlink:type="simple" xlink:show="embed" xlink:actuate="onLoad"/></draw:frame></text:span><text:span text:style-name="T68">- материальные затраты, руб./изд</text:span></text:p>
      <text:p text:style-name="P18"><text:span text:style-name="T78"><draw:frame draw:style-name="fr2" draw:name="Рисунок 3" text:anchor-type="as-char" svg:width="0.2083in" svg:height="0.2382in" draw:z-index="93"><draw:image xlink:href="Pictures/200000110000319C00003839F53A0AEDE02CC9CF.wmf" xlink:type="simple" xlink:show="embed" xlink:actuate="onLoad"/></draw:frame></text:span><text:span text:style-name="T68">- норматив рентабельности, принимаемый разработчиком</text:span></text:p>
      <text:p text:style-name="P18"><text:span text:style-name="T68"/></text:p>
      <text:p text:style-name="P25"><text:span text:style-name="T68">Получаем стоимость программного продукта:</text:span></text:p>
      <text:p text:style-name="P24"><text:span text:style-name="T65">Ц = </text:span><text:span text:style-name="T57">4805112.1</text:span><text:span text:style-name="T65"> + ( </text:span><text:span text:style-name="T57">4805112.1</text:span><text:span text:style-name="T65"> – </text:span><text:span text:style-name="T56">120285</text:span><text:span text:style-name="T65"> - 1750) </text:span><text:span text:style-name="T29">*</text:span><text:span text:style-name="T62"> 0,25 = </text:span><text:span text:style-name="T63">5975881.375</text:span><text:span text:style-name="T62"> руб.</text:span></text:p>
      <text:p text:style-name="P2"><text:span text:style-name="T30"/></text:p>
      <text:h text:style-name="P53" text:outline-level="1">Заключение</text:h>
      <text:p text:style-name="P2">В рамках организационно-экономической части был спланирован график проведения работ по созданию подсистемы поддержки проведения диагностики промышленных, а <text:soft-page-break/>также были проведены расчеты по трудозатратам. Были исследованы и рассчитаны следующие статьи затрат: материальные затраты; основная заработная плата исполнителей - дополнительная заработная плата исполнителей; отчисления на социальное страхование; амортизационные отчисления; накладные расходы.</text:p>
      <text:p text:style-name="P2"/>
      <text:p text:style-name="P3">В результате расчетов было получено общее время выполнения проекта, которое составило <text:span text:style-name="T107">121 </text:span>д<text:span text:style-name="T107">ень,</text:span> получены данные по суммарным затратам на создание <text:span text:style-name="T107">проекта, которые составили </text:span><text:span text:style-name="T93"><text:s/>5975881.375 руб.</text:span></text:p>
      <text:p text:style-name="P3"><text:span text:style-name="T93"/></text:p>
      <text:h text:style-name="P54" text:outline-level="1">Литература</text:h>
      <text:list xml:id="list8355507079582464172" text:style-name="WW8Num9">
        <text:list-item>
          <text:p text:style-name="P26"><text:bookmark-start text:name="_Ref453959521"/>Арсеньев В.В., Сажин Ю.Б. Методические указания к выполнению организационно-экономической части дипломных проектов по созданию программной продукции. М.: изд. МГТУ им. Баумана, 1994. 52 с.<text:bookmark-end text:name="_Ref453959521"/></text:p>
        </text:list-item>
        <text:list-item>
          <text:p text:style-name="P26"><text:bookmark-start text:name="_Ref453959533"/>Под ред. Смирнова С.В. Организационно-экономическая часть дипломных проектов исследовательского профиля. М.: изд. МГТУ им. Баумана, 1995. 100 с.<text:bookmark-end text:name="_Ref453959533"/></text:p>
        </text:list-item>
        <text:list-item>
          <text:p text:style-name="P26"><text:bookmark-start text:name="_Ref453941284"/>ГОСТ 34.601 "АС. Стадии создания".<text:bookmark-end text:name="_Ref453941284"/></text:p>
        </text:list-item>
      </text:list>
      <text:p text:style-name="P2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fo:orphans="2" fo:widows="2" style:page-number="auto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line-height="150%" fo:text-align="justify" style:justify-single-word="false" fo:text-indent="0.3937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2992in" fo:margin-right="0in" fo:margin-top="0.139in" fo:margin-bottom="0.028in" loext:contextual-spacing="false" style:line-height-at-least="0.139in" fo:keep-together="always" fo:text-indent="-0.2992in" style:auto-text-indent="false" fo:keep-with-next="always"/>
      <style:text-properties fo:font-size="14pt" fo:letter-spacing="-0.0071in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272in" fo:margin-right="0in" fo:margin-top="0.139in" fo:margin-bottom="0.028in" loext:contextual-spacing="false" fo:text-indent="-0.4016in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in" loext:contextual-spacing="false" style:line-height-at-least="0.1665in" fo:keep-with-next="always"/>
      <style:text-properties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size="11pt" fo:font-weight="bold" style:font-size-asian="11pt" style:font-weight-asian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  <style:text-properties fo:font-size="12pt" style:font-size-asian="12pt" style:font-size-complex="12pt"/>
    </style:style>
    <style:style style:name="Стиль1" style:family="paragraph" style:parent-style-name="Heading_20_2" style:default-outline-level="" style:list-style-name="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.278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/>
    <style:style style:name="Без_20_интервала" style:display-name="Без интервала" style:family="paragraph">
      <style:paragraph-properties fo:margin-left="0in" fo:margin-right="0in" fo:orphans="2" fo:widows="2" fo:text-indent="0.4925in" style:auto-text-indent="fals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4" style:display-name="Основной текст4" style:family="paragraph" style:parent-style-name="Standard">
      <style:paragraph-properties fo:margin-left="0in" fo:margin-right="0in" fo:margin-top="0.1252in" fo:margin-bottom="0in" loext:contextual-spacing="false" fo:line-height="0.2799in" fo:orphans="0" fo:widows="0" fo:text-indent="-0.25in" style:auto-text-indent="false"/>
      <style:text-properties fo:font-size="13pt" style:font-size-asian="13pt" style:font-size-complex="13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_5f_Основной_20_Знак_20_Знак" style:display-name="Li_Основной Знак Знак" style:family="paragraph" style:parent-style-name="Text_20_body">
      <style:paragraph-properties fo:margin-left="0in" fo:margin-right="0in" fo:text-align="start" style:justify-single-word="false" fo:hyphenation-ladder-count="no-limit" fo:text-indent="0.6252in" style:auto-text-indent="false"/>
      <style:text-properties style:font-size-complex="10pt" fo:hyphenate="true" fo:hyphenation-remain-char-count="2" fo:hyphenation-push-char-count="2"/>
    </style:style>
    <style:style style:name="Обычный_20_без_20_отступа" style:display-name="Обычный без отступа" style:family="paragraph" style:parent-style-name="Standard">
      <style:paragraph-properties fo:line-height="130%" fo:hyphenation-ladder-count="no-limit"/>
      <style:text-properties fo:font-size="14pt" style:font-name-asian="Calibri" style:font-family-asian="Calibri" style:font-family-generic-asian="swiss" style:font-pitch-asian="variable" style:font-size-asian="14pt" fo:hyphenate="tru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Основной_20_шрифт_20_абзаца" style:display-name="Основной шрифт абзаца" style:family="text"/>
    <style:style style:name="Текст_20_сноски_20_Знак" style:display-name="Текст сноски Знак" style:family="text" style:parent-style-name="Основной_20_шрифт_20_абзаца"/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dy_20_text_5f_" style:display-name="Body text_" style:family="text">
      <style:text-properties fo:font-size="13pt" fo:background-color="#ffffff" style:font-size-asian="13pt" style:font-size-complex="13pt"/>
    </style:style>
    <style:style style:name="Body_20_text_20__2b__20_Italic" style:display-name="Body text + Italic" style:family="text">
      <style:text-properties fo:color="#000000" style:text-position="0% 100%" fo:font-size="13pt" fo:letter-spacing="normal" fo:language="ru" fo:country="RU" fo:font-style="italic" fo:background-color="#ffffff" style:font-name-asian="Times New Roman" style:font-family-asian="'Times New Roman'" style:font-family-generic-asian="roman" style:font-pitch-asian="variable" style:font-size-asian="13pt" style:font-style-asian="italic" style:font-size-complex="13pt" style:language-complex="ru" style:country-complex="RU" style:font-style-complex="italic" style:text-scale="100%"/>
    </style:style>
    <style:style style:name="Body_20_text_20__2b__20_Candara_3b_12_20_pt" style:display-name="Body text + Candara;12 pt" style:family="text">
      <style:text-properties fo:color="#000000" style:text-position="0% 100%" style:font-name="Candara" fo:font-family="Candara" style:font-family-generic="swiss" style:font-pitch="variable" fo:font-size="12pt" fo:letter-spacing="normal" fo:language="ru" fo:country="RU" fo:background-color="#ffffff" style:font-name-asian="Candara" style:font-family-asian="Candara" style:font-family-generic-asian="swiss" style:font-pitch-asian="variable" style:font-size-asian="12pt" style:font-name-complex="Candara" style:font-family-complex="Candara" style:font-family-generic-complex="swiss" style:font-pitch-complex="variable" style:font-size-complex="12pt" style:language-complex="ru" style:country-complex="RU" style:text-scale="100%"/>
    </style:style>
    <style:style style:name="Основной_20_текст1" style:display-name="Основной текст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normal" fo:background-color="#ffffff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 style:language-complex="ru" style:country-complex="RU" style:font-style-complex="normal" style:font-weight-complex="normal" style:text-scale="100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5252in" fo:text-indent="-0.4in" fo:margin-left="0.5252in"/>
        </style:list-level-properties>
      </text:outline-level-style>
      <text:outline-level-style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5252in" fo:text-indent="-0.4in" fo:margin-left="0.5252in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7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83in" fo:text-indent="-0.25in" fo:margin-left="0.458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sveta</meta:initial-creator>
    <meta:creation-date>2016-05-22T21:42:00</meta:creation-date>
    <dc:date>2016-05-24T11:39:01.750547226</dc:date>
    <meta:print-date>2004-05-18T10:28:00</meta:print-date>
    <meta:editing-cycles>35</meta:editing-cycles>
    <meta:editing-duration>PT3H36M46S</meta:editing-duration>
    <meta:generator>LibreOffice/5.0.2.2$Linux_X86_64 LibreOffice_project/00m0$Build-2</meta:generator>
    <meta:document-statistic meta:table-count="5" meta:image-count="5" meta:object-count="88" meta:page-count="12" meta:paragraph-count="329" meta:word-count="2186" meta:character-count="16395" meta:non-whitespace-character-count="14454"/>
    <meta:user-defined meta:name="_AdHocReviewCycleID" meta:value-type="float">-635078232</meta:user-defined>
    <meta:user-defined meta:name="_AuthorEmail">sdubovenko@pmsoft.ru</meta:user-defined>
    <meta:user-defined meta:name="_AuthorEmailDisplayName">Svetlana Dubovenko</meta:user-defined>
    <meta:user-defined meta:name="_EmailSubject">от сестры</meta:user-defined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PP</mtext>
            </mstyle>
          </mstyle>
        </msub>
      </mstyle>
      <mrow/>
    </mrow>
    <annotation encoding="StarMath 5.0">  size 12{%tau rSub { size 8{ ital "PP"} } } {}</annotation>
  </semantics>
</math>
</file>

<file path=Object 10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RP</mtext>
            </mstyle>
          </mstyle>
        </msub>
      </mstyle>
      <mrow/>
    </mrow>
    <annotation encoding="StarMath 5.0">  size 12{%tau rSub { size 8{ ital "RP"} } } {}</annotation>
  </semantics>
</math>
</file>

<file path=Object 100/content.xml><?xml version="1.0" encoding="utf-8"?>
<math xmlns="http://www.w3.org/1998/Math/MathML" display="block">
  <semantics>
    <mrow>
      <mstyle mathsize="12pt">
        <mrow>
          <msub>
            <mi>П</mi>
            <mstyle mathsize="8pt">
              <mi>р</mi>
            </mstyle>
          </msub>
          <mo stretchy="false">=</mo>
          <mfrac>
            <mrow>
              <mo stretchy="false">(</mo>
              <mrow>
                <mi>С</mi>
                <mo stretchy="false">−</mo>
                <msub>
                  <mi>С</mi>
                  <mstyle mathsize="8pt">
                    <mi>м</mi>
                  </mstyle>
                </msub>
              </mrow>
              <mo stretchy="false">)</mo>
              <msub>
                <mi>р</mi>
                <mstyle mathsize="8pt">
                  <mi>н</mi>
                </mstyle>
              </msub>
            </mrow>
            <mrow>
              <mtext>100</mtext>
              <mtext/>
            </mrow>
          </mfrac>
        </mrow>
      </mstyle>
      <mrow/>
    </mrow>
    <annotation encoding="StarMath 5.0"> size 12{П rSub { size 8{р} } = {  { \( С - С rSub { size 8{м} }  \) р rSub { size 8{н} } }  over  {"100"%} } } {}</annotation>
  </semantics>
</math>
</file>

<file path=Object 11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i>V</mi>
          </mstyle>
        </msub>
      </mstyle>
      <mrow/>
    </mrow>
    <annotation encoding="StarMath 5.0">   size 12{%tau rSub { size 8{V} } } {}</annotation>
  </semantics>
</math>
</file>

<file path=Object 12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Z</mtext>
            </mstyle>
          </mstyle>
        </msub>
      </mstyle>
      <mrow/>
    </mrow>
    <annotation encoding="StarMath 5.0"> size 12{%tau rSub { size 8{ ital "TZ"} } } {}</annotation>
  </semantics>
</math>
</file>

<file path=Object 13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EP</mtext>
            </mstyle>
          </mstyle>
        </msub>
      </mstyle>
      <mrow/>
    </mrow>
    <annotation encoding="StarMath 5.0"> size 12{%tau rSub { size 8{ ital "EP"} } } {}</annotation>
  </semantics>
</math>
</file>

<file path=Object 14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EP</mtext>
            </mstyle>
          </mstyle>
        </msub>
      </mstyle>
      <mrow/>
    </mrow>
    <annotation encoding="StarMath 5.0"> size 12{%tau rSub { size 8{ ital "EP"} } } {}</annotation>
  </semantics>
</math>
</file>

<file path=Object 15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EP</mtext>
            </mstyle>
          </mstyle>
        </msub>
      </mstyle>
      <mrow/>
    </mrow>
    <annotation encoding="StarMath 5.0"> size 12{%tau rSub { size 8{ ital "EP"} } } {}</annotation>
  </semantics>
</math>
</file>

<file path=Object 16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P</mtext>
            </mstyle>
          </mstyle>
        </msub>
      </mstyle>
      <mrow/>
    </mrow>
    <annotation encoding="StarMath 5.0"> size 12{%tau rSub { size 8{ ital "TP"} } } {}</annotation>
  </semantics>
</math>
</file>

<file path=Object 17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P</mtext>
            </mstyle>
          </mstyle>
        </msub>
      </mstyle>
      <mrow/>
    </mrow>
    <annotation encoding="StarMath 5.0"> size 12{%tau rSub { size 8{ ital "TP"} } } {}</annotation>
  </semantics>
</math>
</file>

<file path=Object 18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T</mi>
          </mstyle>
        </msubsup>
      </mstyle>
      <mrow/>
    </mrow>
    <annotation encoding="StarMath 5.0"> size 12{t rSub { size 8{ ital "RZ"} }  rSup { size 8{T}  } } {}</annotation>
  </semantics>
</math>
</file>

<file path=Object 19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T</mi>
          </mstyle>
        </msubsup>
      </mstyle>
      <mrow/>
    </mrow>
    <annotation encoding="StarMath 5.0"> size 12{t rSub { size 8{ ital "RP"} }  rSup { size 8{T}  } } {}</annotation>
  </semantics>
</math>
</file>

<file path=Object 2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PP</mtext>
            </mstyle>
          </mstyle>
        </msub>
      </mstyle>
      <mrow/>
    </mrow>
    <annotation encoding="StarMath 5.0"> size 12{%tau rSub { size 8{ ital "PP"} } } {}</annotation>
  </semantics>
</math>
</file>

<file path=Object 20/content.xml><?xml version="1.0" encoding="utf-8"?>
<math xmlns="http://www.w3.org/1998/Math/MathML" display="block">
  <semantics>
    <mrow>
      <mstyle mathsize="12pt">
        <msub>
          <mi>K</mi>
          <mstyle mathsize="8pt">
            <mi>V</mi>
          </mstyle>
        </msub>
      </mstyle>
      <mrow/>
    </mrow>
    <annotation encoding="StarMath 5.0"> size 12{K rSub { size 8{V} } } {}</annotation>
  </semantics>
</math>
</file>

<file path=Object 21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22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T</mi>
          </mstyle>
        </msubsup>
      </mstyle>
      <mrow/>
    </mrow>
    <annotation encoding="StarMath 5.0"> size 12{t rSub { size 8{ ital "RZ"} }  rSup { size 8{T}  } } {}</annotation>
  </semantics>
</math>
</file>

<file path=Object 23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T</mi>
          </mstyle>
        </msubsup>
      </mstyle>
      <mrow/>
    </mrow>
    <annotation encoding="StarMath 5.0"> size 12{t rSub { size 8{ ital "RP"} }  rSup { size 8{T}  } } {}</annotation>
  </semantics>
</math>
</file>

<file path=Object 24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T</mi>
          </mstyle>
        </msubsup>
      </mstyle>
      <mrow/>
    </mrow>
    <annotation encoding="StarMath 5.0"> size 12{t rSub { size 8{ ital "RZ"} }  rSup { size 8{T}  } } {}</annotation>
  </semantics>
</math>
</file>

<file path=Object 25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T</mi>
          </mstyle>
        </msubsup>
      </mstyle>
      <mrow/>
    </mrow>
    <annotation encoding="StarMath 5.0"> size 12{t rSub { size 8{ ital "RP"} }  rSup { size 8{T}  } } {}</annotation>
  </semantics>
</math>
</file>

<file path=Object 26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27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28/content.xml><?xml version="1.0" encoding="utf-8"?>
<math xmlns="http://www.w3.org/1998/Math/MathML" display="block">
  <semantics>
    <mrow>
      <mstyle mathsize="12pt">
        <msub>
          <mi>K</mi>
          <mstyle mathsize="8pt">
            <mi>V</mi>
          </mstyle>
        </msub>
      </mstyle>
      <mrow/>
    </mrow>
    <annotation encoding="StarMath 5.0"> size 12{K rSub { size 8{V} } } {}</annotation>
  </semantics>
</math>
</file>

<file path=Object 29/content.xml><?xml version="1.0" encoding="utf-8"?>
<math xmlns="http://www.w3.org/1998/Math/MathML" display="block">
  <semantics>
    <mrow>
      <mstyle mathsize="12pt">
        <msub>
          <mi>K</mi>
          <mstyle mathsize="8pt">
            <mi>V</mi>
          </mstyle>
        </msub>
      </mstyle>
      <mrow/>
    </mrow>
    <annotation encoding="StarMath 5.0"> size 12{K rSub { size 8{V} } } {}</annotation>
  </semantics>
</math>
</file>

<file path=Object 3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Z</mtext>
            </mstyle>
          </mstyle>
        </msub>
      </mstyle>
      <mrow/>
    </mrow>
    <annotation encoding="StarMath 5.0"> size 12{%tau rSub { size 8{ ital "TZ"} } } {}</annotation>
  </semantics>
</math>
</file>

<file path=Object 30/content.xml><?xml version="1.0" encoding="utf-8"?>
<math xmlns="http://www.w3.org/1998/Math/MathML" display="block">
  <semantics>
    <mrow>
      <mstyle mathsize="12pt">
        <mfrac>
          <mrow>
            <mi>K</mi>
            <mrow>
              <mstyle mathsize="8pt">
                <mi>P</mi>
              </mstyle>
              <mo stretchy="false">⋅</mo>
              <mi>n</mi>
            </mrow>
            <mrow>
              <mstyle mathsize="8pt">
                <mi>P</mi>
              </mstyle>
              <mo stretchy="false">+</mo>
              <mi>K</mi>
            </mrow>
            <mrow>
              <mstyle mathsize="8pt">
                <mstyle mathvariant="italic">
                  <mtext>NS</mtext>
                </mstyle>
              </mstyle>
              <mo stretchy="false">⋅</mo>
              <mi>n</mi>
            </mrow>
            <mrow>
              <mstyle mathsize="8pt">
                <mstyle mathvariant="italic">
                  <mtext>NS</mtext>
                </mstyle>
              </mstyle>
              <mo stretchy="false">+</mo>
              <mi>K</mi>
            </mrow>
            <mrow>
              <mstyle mathsize="8pt">
                <mi>B</mi>
              </mstyle>
              <mo stretchy="false">⋅</mo>
              <mi>n</mi>
            </mrow>
            <mstyle mathsize="8pt">
              <mi>B</mi>
            </mstyle>
          </mrow>
          <mrow>
            <mi>n</mi>
            <mrow>
              <mstyle mathsize="8pt">
                <mi>P</mi>
              </mstyle>
              <mo stretchy="false">+</mo>
              <mi>n</mi>
            </mrow>
            <mrow>
              <mstyle mathsize="8pt">
                <mstyle mathvariant="italic">
                  <mtext>NS</mtext>
                </mstyle>
              </mstyle>
              <mo stretchy="false">+</mo>
              <mi>n</mi>
            </mrow>
            <mstyle mathsize="8pt">
              <mi>B</mi>
            </mstyle>
          </mrow>
        </mfrac>
      </mstyle>
      <mrow/>
    </mrow>
    <annotation encoding="StarMath 5.0"> size 12{ {  {K size 8{P} cdot n size 8{P}+K size 8{ ital "NS"} cdot n size 8{ ital "NS"}+K size 8{B} cdot n size 8{B}}  over  {n size 8{P}+n size 8{ ital "NS"}+n size 8{B}} } } {}</annotation>
  </semantics>
</math>
</file>

<file path=Object 31/content.xml><?xml version="1.0" encoding="utf-8"?>
<math xmlns="http://www.w3.org/1998/Math/MathML" display="block">
  <semantics>
    <mrow>
      <mstyle mathsize="12pt">
        <msub>
          <mi>K</mi>
          <mstyle mathsize="8pt">
            <mi>V</mi>
          </mstyle>
        </msub>
      </mstyle>
      <mrow/>
    </mrow>
    <annotation encoding="StarMath 5.0"> size 12{K rSub { size 8{V} } } {}</annotation>
  </semantics>
</math>
</file>

<file path=Object 32/content.xml><?xml version="1.0" encoding="utf-8"?>
<math xmlns="http://www.w3.org/1998/Math/MathML" display="block">
  <semantics>
    <mrow>
      <mstyle mathsize="12pt">
        <msub>
          <mi>K</mi>
          <mstyle mathsize="8pt">
            <mi>V</mi>
          </mstyle>
        </msub>
      </mstyle>
      <mrow/>
    </mrow>
    <annotation encoding="StarMath 5.0"> size 12{K rSub { size 8{V} } } {}</annotation>
  </semantics>
</math>
</file>

<file path=Object 33/content.xml><?xml version="1.0" encoding="utf-8"?>
<math xmlns="http://www.w3.org/1998/Math/MathML" display="block">
  <semantics>
    <mrow>
      <mstyle mathsize="12pt">
        <mfrac>
          <mrow>
            <mn>1,</mn>
            <mrow>
              <mrow>
                <mtext>70</mtext>
                <mo stretchy="false">⋅</mo>
                <mn>3</mn>
              </mrow>
              <mo stretchy="false">+</mo>
              <mn>1,</mn>
            </mrow>
            <mrow>
              <mrow>
                <mtext>45</mtext>
                <mo stretchy="false">⋅</mo>
                <mn>0</mn>
              </mrow>
              <mo stretchy="false">+</mo>
              <mn>4,</mn>
            </mrow>
            <mrow>
              <mtext>37</mtext>
              <mo stretchy="false">⋅</mo>
              <mn>1</mn>
            </mrow>
          </mrow>
          <mrow>
            <mn>3</mn>
            <mo stretchy="false">+</mo>
            <mn>0</mn>
            <mo stretchy="false">+</mo>
            <mn>1</mn>
          </mrow>
        </mfrac>
      </mstyle>
      <mrow/>
    </mrow>
    <annotation encoding="StarMath 5.0"> size 12{ {  {1,"70" cdot 3+1,"45" cdot 0+4,"37" cdot 1}  over  {3+0+1} } } {}</annotation>
  </semantics>
</math>
</file>

<file path=Object 34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P</mtext>
            </mstyle>
          </mstyle>
        </msub>
      </mstyle>
      <mrow/>
    </mrow>
    <annotation encoding="StarMath 5.0"> size 12{%tau rSub { size 8{ ital "TP"} } } {}</annotation>
  </semantics>
</math>
</file>

<file path=Object 35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RP</mtext>
            </mstyle>
          </mstyle>
        </msub>
      </mstyle>
      <mrow/>
    </mrow>
    <annotation encoding="StarMath 5.0"> size 12{%tau rSub { size 8{ ital "RP"} } } {}</annotation>
  </semantics>
</math>
</file>

<file path=Object 36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RP</mtext>
            </mstyle>
          </mstyle>
        </msub>
      </mstyle>
      <mrow/>
    </mrow>
    <annotation encoding="StarMath 5.0"> size 12{%tau rSub { size 8{ ital "RP"} } } {}</annotation>
  </semantics>
</math>
</file>

<file path=Object 37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38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39/content.xml><?xml version="1.0" encoding="utf-8"?>
<math xmlns="http://www.w3.org/1998/Math/MathML" display="block">
  <semantics>
    <mrow>
      <mstyle mathsize="12pt">
        <msub>
          <mi>K</mi>
          <mstyle mathsize="8pt">
            <mi>Y</mi>
          </mstyle>
        </msub>
      </mstyle>
      <mrow/>
    </mrow>
    <annotation encoding="StarMath 5.0"> size 12{K rSub { size 8{Y} } } {}</annotation>
  </semantics>
</math>
</file>

<file path=Object 4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EP</mtext>
            </mstyle>
          </mstyle>
        </msub>
      </mstyle>
      <mrow/>
    </mrow>
    <annotation encoding="StarMath 5.0">  size 12{%tau rSub { size 8{ ital "EP"} } } {}</annotation>
  </semantics>
</math>
</file>

<file path=Object 40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41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R</mi>
          </mstyle>
        </msubsup>
      </mstyle>
      <mrow/>
    </mrow>
    <annotation encoding="StarMath 5.0"> size 12{t rSub { size 8{ ital "RZ"} }  rSup { size 8{R} } } {}</annotation>
  </semantics>
</math>
</file>

<file path=Object 42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R</mi>
          </mstyle>
        </msubsup>
      </mstyle>
      <mrow/>
    </mrow>
    <annotation encoding="StarMath 5.0"> size 12{t rSub { size 8{ ital "RP"} }  rSup { size 8{R} } } {}</annotation>
  </semantics>
</math>
</file>

<file path=Object 43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44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45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46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47/content.xml><?xml version="1.0" encoding="utf-8"?>
<math xmlns="http://www.w3.org/1998/Math/MathML" display="block">
  <semantics>
    <mrow>
      <mstyle mathsize="12pt">
        <msub>
          <mi>K</mi>
          <mstyle mathsize="8pt">
            <mi>Y</mi>
          </mstyle>
        </msub>
      </mstyle>
      <mrow/>
    </mrow>
    <annotation encoding="StarMath 5.0"> size 12{K rSub { size 8{Y} } } {}</annotation>
  </semantics>
</math>
</file>

<file path=Object 48/content.xml><?xml version="1.0" encoding="utf-8"?>
<math xmlns="http://www.w3.org/1998/Math/MathML" display="block">
  <semantics>
    <mrow>
      <mstyle mathsize="12pt">
        <msub>
          <mi>K</mi>
          <mstyle mathsize="8pt">
            <mi>Y</mi>
          </mstyle>
        </msub>
      </mstyle>
      <mrow/>
    </mrow>
    <annotation encoding="StarMath 5.0"> size 12{K rSub { size 8{Y} } } {}</annotation>
  </semantics>
</math>
</file>

<file path=Object 49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5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P</mtext>
            </mstyle>
          </mstyle>
        </msub>
      </mstyle>
      <mrow/>
    </mrow>
    <annotation encoding="StarMath 5.0">  size 12{%tau rSub { size 8{ ital "TP"} } } {}</annotation>
  </semantics>
</math>
</file>

<file path=Object 50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51/content.xml><?xml version="1.0" encoding="utf-8"?>
<math xmlns="http://www.w3.org/1998/Math/MathML" display="block">
  <semantics>
    <mrow>
      <mstyle mathsize="12pt">
        <msub>
          <mi>K</mi>
          <mstyle mathsize="8pt">
            <mstyle mathvariant="italic">
              <mtext>IA</mtext>
            </mstyle>
          </mstyle>
        </msub>
      </mstyle>
      <mrow/>
    </mrow>
    <annotation encoding="StarMath 5.0"> size 12{K rSub { size 8{ ital "IA"} } } {}</annotation>
  </semantics>
</math>
</file>

<file path=Object 52/content.xml><?xml version="1.0" encoding="utf-8"?>
<math xmlns="http://www.w3.org/1998/Math/MathML" display="block">
  <semantics>
    <mrow>
      <mstyle mathsize="12pt">
        <msub>
          <mi>K</mi>
          <mstyle mathsize="8pt">
            <mstyle mathvariant="italic">
              <mtext>IA</mtext>
            </mstyle>
          </mstyle>
        </msub>
      </mstyle>
      <mrow/>
    </mrow>
    <annotation encoding="StarMath 5.0"> size 12{K rSub { size 8{ ital "IA"} } } {}</annotation>
  </semantics>
</math>
</file>

<file path=Object 53/content.xml><?xml version="1.0" encoding="utf-8"?>
<math xmlns="http://www.w3.org/1998/Math/MathML" display="block">
  <semantics>
    <mrow>
      <mstyle mathsize="12pt">
        <mfrac>
          <mrow>
            <mi>K</mi>
            <mstyle mathsize="8pt">
              <mi>P</mi>
            </mstyle>
            <mrow>
              <mi>'</mi>
              <mo stretchy="false">⋅</mo>
              <mi>n</mi>
            </mrow>
            <mrow>
              <mstyle mathsize="8pt">
                <mi>P</mi>
              </mstyle>
              <mo stretchy="false">+</mo>
              <mi>K</mi>
            </mrow>
            <mstyle mathsize="8pt">
              <mstyle mathvariant="italic">
                <mtext>NS</mtext>
              </mstyle>
            </mstyle>
            <mrow>
              <mi>'</mi>
              <mo stretchy="false">⋅</mo>
              <mi>n</mi>
            </mrow>
            <mrow>
              <mstyle mathsize="8pt">
                <mstyle mathvariant="italic">
                  <mtext>NS</mtext>
                </mstyle>
              </mstyle>
              <mo stretchy="false">+</mo>
              <mi>K</mi>
            </mrow>
            <mstyle mathsize="8pt">
              <mi>B</mi>
            </mstyle>
            <mrow>
              <mi>'</mi>
              <mo stretchy="false">⋅</mo>
              <mi>n</mi>
            </mrow>
            <mstyle mathsize="8pt">
              <mi>B</mi>
            </mstyle>
          </mrow>
          <mrow>
            <mi>n</mi>
            <mrow>
              <mstyle mathsize="8pt">
                <mi>P</mi>
              </mstyle>
              <mo stretchy="false">+</mo>
              <mi>n</mi>
            </mrow>
            <mrow>
              <mstyle mathsize="8pt">
                <mstyle mathvariant="italic">
                  <mtext>NS</mtext>
                </mstyle>
              </mstyle>
              <mo stretchy="false">+</mo>
              <mi>n</mi>
            </mrow>
            <mstyle mathsize="8pt">
              <mi>B</mi>
            </mstyle>
          </mrow>
        </mfrac>
      </mstyle>
      <mrow/>
    </mrow>
    <annotation encoding="StarMath 5.0"> size 12{ {  {K size 8{P}' cdot n size 8{P}+K size 8{ ital "NS"}' cdot n size 8{ ital "NS"}+K size 8{B}' cdot n size 8{B}}  over  {n size 8{P}+n size 8{ ital "NS"}+n size 8{B}} } } {}</annotation>
  </semantics>
</math>
</file>

<file path=Object 54/content.xml><?xml version="1.0" encoding="utf-8"?>
<math xmlns="http://www.w3.org/1998/Math/MathML" display="block">
  <semantics>
    <mrow>
      <mstyle mathsize="12pt">
        <msub>
          <mi>K</mi>
          <mstyle mathsize="8pt">
            <mstyle mathvariant="italic">
              <mtext>IA</mtext>
            </mstyle>
          </mstyle>
        </msub>
      </mstyle>
      <mrow/>
    </mrow>
    <annotation encoding="StarMath 5.0"> size 12{K rSub { size 8{ ital "IA"} } } {}</annotation>
  </semantics>
</math>
</file>

<file path=Object 55/content.xml><?xml version="1.0" encoding="utf-8"?>
<math xmlns="http://www.w3.org/1998/Math/MathML" display="block">
  <semantics>
    <mrow>
      <mstyle mathsize="12pt">
        <mfrac>
          <mrow>
            <mn>2,</mn>
            <mrow>
              <mrow>
                <mtext>02</mtext>
                <mo stretchy="false">⋅</mo>
                <mn>3</mn>
              </mrow>
              <mo stretchy="false">+</mo>
              <mn>1,</mn>
            </mrow>
            <mrow>
              <mrow>
                <mtext>21</mtext>
                <mo stretchy="false">⋅</mo>
                <mn>0</mn>
              </mrow>
              <mo stretchy="false">+</mo>
              <mn>1,</mn>
            </mrow>
            <mrow>
              <mtext>05</mtext>
              <mo stretchy="false">⋅</mo>
              <mn>1</mn>
            </mrow>
          </mrow>
          <mrow>
            <mn>3</mn>
            <mo stretchy="false">+</mo>
            <mn>0</mn>
            <mo stretchy="false">+</mo>
            <mn>1</mn>
          </mrow>
        </mfrac>
      </mstyle>
      <mrow/>
    </mrow>
    <annotation encoding="StarMath 5.0"> size 12{ {  {2,"02" cdot 3+1,"21" cdot 0+1,"05" cdot 1}  over  {3+0+1} } } {}</annotation>
  </semantics>
</math>
</file>

<file path=Object 56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R</mi>
          </mstyle>
        </msubsup>
      </mstyle>
      <mrow/>
    </mrow>
    <annotation encoding="StarMath 5.0"> size 12{t rSub { size 8{ ital "RZ"} }  rSup { size 8{R} } } {}</annotation>
  </semantics>
</math>
</file>

<file path=Object 57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R</mi>
          </mstyle>
        </msubsup>
      </mstyle>
      <mrow/>
    </mrow>
    <annotation encoding="StarMath 5.0"> size 12{t rSub { size 8{ ital "RZ"} }  rSup { size 8{R} } } {}</annotation>
  </semantics>
</math>
</file>

<file path=Object 58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R</mi>
          </mstyle>
        </msubsup>
      </mstyle>
      <mrow/>
    </mrow>
    <annotation encoding="StarMath 5.0"> size 12{t rSub { size 8{ ital "RP"} }  rSup { size 8{R} } } {}</annotation>
  </semantics>
</math>
</file>

<file path=Object 59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R</mi>
          </mstyle>
        </msubsup>
      </mstyle>
      <mrow/>
    </mrow>
    <annotation encoding="StarMath 5.0"> size 12{t rSub { size 8{ ital "RP"} }  rSup { size 8{R} } } {}</annotation>
  </semantics>
</math>
</file>

<file path=Object 6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RP</mtext>
            </mstyle>
          </mstyle>
        </msub>
      </mstyle>
      <mrow/>
    </mrow>
    <annotation encoding="StarMath 5.0">  size 12{%tau rSub { size 8{ ital "RP"} } } {}</annotation>
  </semantics>
</math>
</file>

<file path=Object 60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RP</mtext>
            </mstyle>
          </mstyle>
        </msub>
      </mstyle>
      <mrow/>
    </mrow>
    <annotation encoding="StarMath 5.0"> size 12{%tau rSub { size 8{ ital "RP"} } } {}</annotation>
  </semantics>
</math>
</file>

<file path=Object 61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i>V</mi>
          </mstyle>
        </msub>
      </mstyle>
      <mrow/>
    </mrow>
    <annotation encoding="StarMath 5.0"> size 12{%tau rSub { size 8{V} } } {}</annotation>
  </semantics>
</math>
</file>

<file path=Object 62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V</mi>
          </mstyle>
        </msubsup>
      </mstyle>
      <mrow/>
    </mrow>
    <annotation encoding="StarMath 5.0"> size 12{t rSub { size 8{ ital "RZ"} }  rSup { size 8{V} } } {}</annotation>
  </semantics>
</math>
</file>

<file path=Object 63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V</mi>
          </mstyle>
        </msubsup>
      </mstyle>
      <mrow/>
    </mrow>
    <annotation encoding="StarMath 5.0"> size 12{t rSub { size 8{ ital "RP"} }  rSup { size 8{V} } } {}</annotation>
  </semantics>
</math>
</file>

<file path=Object 64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65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66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67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V</mi>
          </mstyle>
        </msubsup>
      </mstyle>
      <mrow/>
    </mrow>
    <annotation encoding="StarMath 5.0"> size 12{t rSub { size 8{ ital "RZ"} }  rSup { size 8{V} } } {}</annotation>
  </semantics>
</math>
</file>

<file path=Object 68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V</mi>
          </mstyle>
        </msubsup>
      </mstyle>
      <mrow/>
    </mrow>
    <annotation encoding="StarMath 5.0"> size 12{t rSub { size 8{ ital "RP"} }  rSup { size 8{V} } } {}</annotation>
  </semantics>
</math>
</file>

<file path=Object 69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Z</mtext>
            </mstyle>
          </mstyle>
          <mstyle mathsize="8pt">
            <mi>V</mi>
          </mstyle>
        </msubsup>
      </mstyle>
      <mrow/>
    </mrow>
    <annotation encoding="StarMath 5.0"> size 12{t rSub { size 8{ ital "RZ"} }  rSup { size 8{V} } } {}</annotation>
  </semantics>
</math>
</file>

<file path=Object 7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i>V</mi>
          </mstyle>
        </msub>
      </mstyle>
      <mrow/>
    </mrow>
    <annotation encoding="StarMath 5.0">  size 12{%tau rSub { size 8{V} } } {}</annotation>
  </semantics>
</math>
</file>

<file path=Object 70/content.xml><?xml version="1.0" encoding="utf-8"?>
<math xmlns="http://www.w3.org/1998/Math/MathML" display="block">
  <semantics>
    <mrow>
      <mstyle mathsize="12pt">
        <msubsup>
          <mi>t</mi>
          <mstyle mathsize="8pt">
            <mstyle mathvariant="italic">
              <mtext>RP</mtext>
            </mstyle>
          </mstyle>
          <mstyle mathsize="8pt">
            <mi>V</mi>
          </mstyle>
        </msubsup>
      </mstyle>
      <mrow/>
    </mrow>
    <annotation encoding="StarMath 5.0"> size 12{t rSub { size 8{ ital "RP"} }  rSup { size 8{V} } } {}</annotation>
  </semantics>
</math>
</file>

<file path=Object 71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72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73/content.xml><?xml version="1.0" encoding="utf-8"?>
<math xmlns="http://www.w3.org/1998/Math/MathML" display="block">
  <semantics>
    <mrow>
      <mstyle mathsize="12pt">
        <msub>
          <mi>K</mi>
          <mstyle mathsize="8pt">
            <mi>K</mi>
          </mstyle>
        </msub>
      </mstyle>
      <mrow/>
    </mrow>
    <annotation encoding="StarMath 5.0"> size 12{K rSub { size 8{K} } } {}</annotation>
  </semantics>
</math>
</file>

<file path=Object 74/content.xml><?xml version="1.0" encoding="utf-8"?>
<math xmlns="http://www.w3.org/1998/Math/MathML" display="block">
  <semantics>
    <mrow>
      <mstyle mathsize="12pt">
        <msub>
          <mi>K</mi>
          <mstyle mathsize="8pt">
            <mi>Z</mi>
          </mstyle>
        </msub>
      </mstyle>
      <mrow/>
    </mrow>
    <annotation encoding="StarMath 5.0"> size 12{K rSub { size 8{Z} } } {}</annotation>
  </semantics>
</math>
</file>

<file path=Object 75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76/content.xml><?xml version="1.0" encoding="utf-8"?>
<math xmlns="http://www.w3.org/1998/Math/MathML" display="block">
  <semantics>
    <mrow>
      <mstyle mathsize="12pt">
        <msub>
          <mi>K</mi>
          <mstyle mathsize="8pt">
            <mi>R</mi>
          </mstyle>
        </msub>
      </mstyle>
      <mrow/>
    </mrow>
    <annotation encoding="StarMath 5.0"> size 12{K rSub { size 8{R} } } {}</annotation>
  </semantics>
</math>
</file>

<file path=Object 77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i>V</mi>
          </mstyle>
        </msub>
      </mstyle>
      <mrow/>
    </mrow>
    <annotation encoding="StarMath 5.0"> size 12{%tau rSub { size 8{V} } } {}</annotation>
  </semantics>
</math>
</file>

<file path=Object 78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PP</mtext>
            </mstyle>
          </mstyle>
        </msub>
      </mstyle>
      <mrow/>
    </mrow>
    <annotation encoding="StarMath 5.0"> size 12{%tau rSub { size 8{ ital "PP"} } } {}</annotation>
  </semantics>
</math>
</file>

<file path=Object 8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EP</mtext>
            </mstyle>
          </mstyle>
        </msub>
      </mstyle>
      <mrow/>
    </mrow>
    <annotation encoding="StarMath 5.0">size 12{%tau rSub { size 8{ ital "EP"} } } {}</annotation>
  </semantics>
</math>
</file>

<file path=Object 85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Z</mtext>
            </mstyle>
          </mstyle>
        </msub>
      </mstyle>
      <mrow/>
    </mrow>
    <annotation encoding="StarMath 5.0"> size 12{%tau rSub { size 8{ ital "TZ"} } } {}</annotation>
  </semantics>
</math>
</file>

<file path=Object 86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Z</mtext>
            </mstyle>
          </mstyle>
        </msub>
      </mstyle>
      <mrow/>
    </mrow>
    <annotation encoding="StarMath 5.0"> size 12{%tau rSub { size 8{ ital "TZ"} } } {}</annotation>
  </semantics>
</math>
</file>

<file path=Object 87/content.xml><?xml version="1.0" encoding="utf-8"?>
<math xmlns="http://www.w3.org/1998/Math/MathML" display="block">
  <semantics>
    <mrow>
      <mstyle mathsize="12pt">
        <msub>
          <mi>K</mi>
          <mstyle mathsize="8pt">
            <mi mathvariant="italic">IA</mi>
          </mstyle>
        </msub>
      </mstyle>
      <mrow/>
    </mrow>
    <annotation encoding="StarMath 5.0"> size 12{K rSub { size 8{IA} } } {}</annotation>
  </semantics>
</math>
</file>

<file path=Object 9/content.xml><?xml version="1.0" encoding="utf-8"?>
<math xmlns="http://www.w3.org/1998/Math/MathML" display="block">
  <semantics>
    <mrow>
      <mstyle mathsize="12pt">
        <msub>
          <mi mathvariant="normal">τ</mi>
          <mstyle mathsize="8pt">
            <mstyle mathvariant="italic">
              <mtext>TP</mtext>
            </mstyle>
          </mstyle>
        </msub>
      </mstyle>
      <mrow/>
    </mrow>
    <annotation encoding="StarMath 5.0">  size 12{%tau rSub { size 8{ ital "TP"} } } {}</annotation>
  </semantics>
</math>
</file>

<file path=Object 94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sub>
              <mi>Q</mi>
              <mstyle mathsize="8pt">
                <mi>p</mi>
              </mstyle>
            </msub>
            <mi>F</mi>
          </mfrac>
        </mrow>
      </mstyle>
      <mrow>
        <mrow/>
        <mo stretchy="false">=</mo>
        <mfrac>
          <mn>5920</mn>
          <mn>664</mn>
        </mfrac>
        <mo stretchy="false">=</mo>
        <mn>9</mn>
      </mrow>
    </mrow>
    <annotation encoding="StarMath 5.0"> size 12{N= {  {Q rSub { size 8{p} } }  over  {F} } } {}=5920 over 664 = 9</annotation>
  </semantics>
</math>
</file>

<file path=Object 95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sub>
              <mi>Q</mi>
              <mstyle mathsize="8pt">
                <mi>p</mi>
              </mstyle>
            </msub>
            <mi>F</mi>
          </mfrac>
        </mrow>
      </mstyle>
      <mrow/>
    </mrow>
    <annotation encoding="StarMath 5.0"> size 12{N= {  {Q rSub { size 8{p} } }  over  {F} } } {}</annotation>
  </semantics>
</math>
</file>

<file path=Object 96/content.xml><?xml version="1.0" encoding="utf-8"?>
<math xmlns="http://www.w3.org/1998/Math/MathML" display="block">
  <semantics>
    <mrow>
      <mstyle mathsize="12pt">
        <mrow>
          <mi>F</mi>
          <mo stretchy="false">=</mo>
          <mrow>
            <mi>T</mi>
            <mo stretchy="false">⋅</mo>
            <msub>
              <mi>F</mi>
              <mstyle mathsize="8pt">
                <mi>m</mi>
              </mstyle>
            </msub>
          </mrow>
        </mrow>
      </mstyle>
      <mrow/>
    </mrow>
    <annotation encoding="StarMath 5.0"> size 12{F=T cdot F rSub { size 8{m} } } {}</annotation>
  </semantics>
</math>
</file>

<file path=Object 97/content.xml><?xml version="1.0" encoding="utf-8"?>
<math xmlns="http://www.w3.org/1998/Math/MathML" display="block">
  <semantics>
    <mrow>
      <mstyle mathsize="12pt">
        <mrow>
          <mstyle mathsize="12pt">
            <msub>
              <mi>F</mi>
              <mstyle mathsize="10pt">
                <mi>м</mi>
              </mstyle>
            </msub>
          </mstyle>
          <mstyle mathsize="12pt">
            <mrow>
              <mrow/>
              <mo stretchy="false">=</mo>
              <mfrac>
                <mrow>
                  <msub>
                    <mi>t</mi>
                    <mstyle mathsize="8pt">
                      <mi>р</mi>
                    </mstyle>
                  </msub>
                  <mo stretchy="false">⋅</mo>
                  <mrow>
                    <mo fence="true" stretchy="true">(</mo>
                    <mrow>
                      <mrow>
                        <msub>
                          <mi>D</mi>
                          <mstyle mathsize="8pt">
                            <mi>К</mi>
                          </mstyle>
                        </msub>
                        <mo stretchy="false">−</mo>
                        <msub>
                          <mi>D</mi>
                          <mstyle mathsize="8pt">
                            <mi>В</mi>
                          </mstyle>
                        </msub>
                        <mo stretchy="false">−</mo>
                        <msub>
                          <mi>D</mi>
                          <mstyle mathsize="8pt">
                            <mi>П</mi>
                          </mstyle>
                        </msub>
                      </mrow>
                    </mrow>
                    <mo fence="true" stretchy="true">)</mo>
                  </mrow>
                </mrow>
                <mn>12</mn>
              </mfrac>
            </mrow>
          </mstyle>
        </mrow>
      </mstyle>
      <mrow/>
    </mrow>
    <annotation encoding="StarMath 5.0"> size 12{ size 12{F rSub { size 10{м} } } size 12{ {}= {  {t rSub { size 8{р} }  cdot  left (D rSub { size 8{К} }  - D rSub { size 8{В} }  - D rSub { size 8{П} }  right )}  over  {12} } }} {}</annotation>
  </semantics>
</math>
</file>

<file path=Object 98/content.xml><?xml version="1.0" encoding="utf-8"?>
<math xmlns="http://www.w3.org/1998/Math/MathML" display="block">
  <semantics>
    <mrow>
      <mstyle mathsize="12pt">
        <mrow>
          <mstyle mathsize="12pt">
            <msub>
              <mi>F</mi>
              <mstyle mathsize="10pt">
                <mi>м</mi>
              </mstyle>
            </msub>
          </mstyle>
          <mstyle mathsize="12pt">
            <mrow>
              <mrow/>
              <mo stretchy="false">=</mo>
              <mfrac>
                <mrow>
                  <msub>
                    <mi>t</mi>
                    <mstyle mathsize="8pt">
                      <mi>р</mi>
                    </mstyle>
                  </msub>
                  <mo stretchy="false">⋅</mo>
                  <mrow>
                    <mo fence="true" stretchy="true">(</mo>
                    <mrow>
                      <mrow>
                        <msub>
                          <mi>D</mi>
                          <mstyle mathsize="8pt">
                            <mi>К</mi>
                          </mstyle>
                        </msub>
                        <mo stretchy="false">−</mo>
                        <msub>
                          <mi>D</mi>
                          <mstyle mathsize="8pt">
                            <mi>В</mi>
                          </mstyle>
                        </msub>
                        <mo stretchy="false">−</mo>
                        <msub>
                          <mi>D</mi>
                          <mstyle mathsize="8pt">
                            <mi>П</mi>
                          </mstyle>
                        </msub>
                      </mrow>
                    </mrow>
                    <mo fence="true" stretchy="true">)</mo>
                  </mrow>
                </mrow>
                <mn>12</mn>
              </mfrac>
              <mo stretchy="false">=</mo>
              <mfrac>
                <mrow>
                  <mn>8</mn>
                  <mo stretchy="false">⋅</mo>
                  <mrow>
                    <mo fence="true" stretchy="true">(</mo>
                    <mrow>
                      <mrow>
                        <mtext>365</mtext>
                        <mo stretchy="false">−</mo>
                        <mtext>103</mtext>
                        <mo stretchy="false">−</mo>
                        <mtext>13</mtext>
                      </mrow>
                    </mrow>
                    <mo fence="true" stretchy="true">)</mo>
                  </mrow>
                </mrow>
                <mn>12</mn>
              </mfrac>
              <mo stretchy="false">=</mo>
              <mtext>166</mtext>
            </mrow>
          </mstyle>
        </mrow>
      </mstyle>
      <mrow/>
    </mrow>
    <annotation encoding="StarMath 5.0"> size 12{ size 12{F rSub { size 10{м} } } size 12{ {}= {  {t rSub { size 8{р} }  cdot  left (D rSub { size 8{К} }  - D rSub { size 8{В} }  - D rSub { size 8{П} }  right )}  over  {12} } = {  {8 cdot  left ("365" - "103" - "13" right )}  over  {12} } ="166"}} {}</annotation>
  </semantics>
</math>
</file>

<file path=Object 99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a</mi>
            </mstyle>
          </msub>
          <mo stretchy="false">=</mo>
          <mrow>
            <mfrac>
              <mn>1</mn>
              <mi>n</mi>
            </mfrac>
            <mo stretchy="false">∗</mo>
            <mtext>100%</mtext>
          </mrow>
          <mo stretchy="false">=</mo>
          <mrow>
            <mfrac>
              <mn>1</mn>
              <mtext>36</mtext>
            </mfrac>
            <mo stretchy="false">∗</mo>
            <mtext>100%</mtext>
          </mrow>
        </mrow>
      </mstyle>
      <mrow/>
    </mrow>
    <annotation encoding="StarMath 5.0"> size 12{K rSub { size 8{a} } = {  {1}  over  {n} } *"100%"= {  {1}  over  {"36"} } *"100%"} {}</annotation>
  </semantics>
</math>
</file>